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" svg:font-family="'Noto Sans'"/>
    <style:font-face style:name="Noto Sans CJK JP" svg:font-family="'Noto Sans CJK JP'" style:font-family-generic="system" style:font-pitch="variable"/>
    <style:font-face style:name="Noto Sans Symbols" svg:font-family="'Noto Sans Symbols'" style:font-adornments="Black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02cm"/>
    </style:style>
    <style:style style:name="co10" style:family="table-column">
      <style:table-column-properties fo:break-before="auto" style:column-width="0.594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49cm"/>
    </style:style>
    <style:style style:name="co13" style:family="table-column">
      <style:table-column-properties fo:break-before="auto" style:column-width="0.564cm"/>
    </style:style>
    <style:style style:name="co14" style:family="table-column">
      <style:table-column-properties fo:break-before="auto" style:column-width="0.9cm"/>
    </style:style>
    <style:style style:name="co15" style:family="table-column">
      <style:table-column-properties fo:break-before="auto" style:column-width="0.69cm"/>
    </style:style>
    <style:style style:name="co16" style:family="table-column">
      <style:table-column-properties fo:break-before="auto" style:column-width="0.998cm"/>
    </style:style>
    <style:style style:name="co17" style:family="table-column">
      <style:table-column-properties fo:break-before="auto" style:column-width="1.205cm"/>
    </style:style>
    <style:style style:name="co18" style:family="table-column">
      <style:table-column-properties fo:break-before="auto" style:column-width="0.931cm"/>
    </style:style>
    <style:style style:name="co19" style:family="table-column">
      <style:table-column-properties fo:break-before="auto" style:column-width="1.016cm"/>
    </style:style>
    <style:style style:name="co20" style:family="table-column">
      <style:table-column-properties fo:break-before="auto" style:column-width="0.889cm"/>
    </style:style>
    <style:style style:name="co21" style:family="table-column">
      <style:table-column-properties fo:break-before="auto" style:column-width="0.806cm"/>
    </style:style>
    <style:style style:name="co22" style:family="table-column">
      <style:table-column-properties fo:break-before="auto" style:column-width="0.84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91cm" fo:break-before="auto" style:use-optimal-row-height="true"/>
    </style:style>
    <style:style style:name="ro5" style:family="table-row">
      <style:table-row-properties style:row-height="2.066cm" fo:break-before="auto" style:use-optimal-row-height="true"/>
    </style:style>
    <style:style style:name="ro6" style:family="table-row">
      <style:table-row-properties style:row-height="2.0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42cm" fo:break-before="auto" style:use-optimal-row-height="false"/>
    </style:style>
    <style:style style:name="ro9" style:family="table-row">
      <style:table-row-properties style:row-height="0.093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1.316cm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30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4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3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2" style:family="table-cell" style:parent-style-name="Default">
      <style:table-cell-properties fo:border-bottom="0.74pt solid #b7b7b7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no-wrap"/>
      <style:text-properties style:font-name="Noto Serif CJK JP Black" fo:font-size="20pt" style:font-name-asian="Noto Serif CJK JP Black" style:font-size-asian="20pt" style:font-size-complex="20pt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6" style:family="table-cell" style:parent-style-name="Default">
      <style:table-cell-properties fo:border-bottom="none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7" style:family="table-cell" style:parent-style-name="Default">
      <style:table-cell-properties fo:border-bottom="0.74pt solid #b7b7b7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b7b7b7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3" style:family="table-cell" style:parent-style-name="Default">
      <style:table-cell-properties fo:border-bottom="0.74pt solid #b7b7b7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6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b7b7b7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8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9" style:family="table-cell" style:parent-style-name="Default">
      <style:table-cell-properties fo:border-bottom="0.74pt solid #b7b7b7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0" style:family="table-cell" style:parent-style-name="Default">
      <style:table-cell-properties fo:border-bottom="none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b7b7b7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69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1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1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5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6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7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0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1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2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97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98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3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7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7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2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2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7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7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9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7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9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6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3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7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4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1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2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3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6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8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0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2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48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449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450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451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452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453" style:family="table-cell" style:parent-style-name="Default">
      <style:text-properties style:font-name="Noto Serif CJK JP Black1" style:font-name-asian="Noto Serif CJK JP Black1"/>
    </style:style>
    <style:style style:name="ce16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5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2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4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5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1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8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4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2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0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8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4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1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4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0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7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2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9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0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5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0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8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9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4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2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3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8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6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7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0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1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6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8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5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0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3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4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7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9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0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7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Emoji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 2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6" style:family="table-cell" style:parent-style-name="Default">
      <style:text-properties style:font-name="Noto Emoji"/>
    </style:style>
    <style:style style:name="T1" style:family="text">
      <style:text-properties fo:color="#000000" style:font-name="IPA モナー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表記</text:p>
          </table:table-cell>
          <table:table-cell table:style-name="ce2" office:value-type="string" calcext:value-type="string">
            <text:p>名称</text:p>
          </table:table-cell>
          <table:table-cell table:style-name="ce2" office:value-type="string" calcext:value-type="string">
            <text:p>所属</text:p>
          </table:table-cell>
          <table:table-cell table:style-name="ce2" office:value-type="string" calcext:value-type="string">
            <text:p>種別</text:p>
          </table:table-cell>
          <table:table-cell table:style-name="ce2" office:value-type="string" calcext:value-type="string">
            <text:p>コスト</text:p>
          </table:table-cell>
          <table:table-cell table:style-name="ce2" office:value-type="string" calcext:value-type="string">
            <text:p>不一致</text:p>
          </table:table-cell>
          <table:table-cell table:style-name="ce2" office:value-type="string" calcext:value-type="string">
            <text:p>駒大</text:p>
          </table:table-cell>
          <table:table-cell table:style-name="ce2" office:value-type="string" calcext:value-type="string">
            <text:p>特殊効果</text:p>
          </table:table-cell>
          <table:table-cell table:style-name="ce2" office:value-type="string" calcext:value-type="string">
            <text:p>成駒</text:p>
          </table:table-cell>
          <table:table-cell table:style-name="ce2" office:value-type="string" calcext:value-type="string">
            <text:p>攻撃範囲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将棋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327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馭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貴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貴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327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3" table:number-rows-repeated="950">
          <table:table-cell table:style-name="ce327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office:forms form:automatic-focus="false" form:apply-design-mode="false"/>
        <table:table-column table:style-name="co8" table:number-columns-repeated="2" table:default-cell-style-name="ce330"/>
        <table:table-column table:style-name="co9" table:default-cell-style-name="ce330"/>
        <table:table-column table:style-name="co8" table:default-cell-style-name="ce330"/>
        <table:table-column table:style-name="co10" table:default-cell-style-name="ce330"/>
        <table:table-column table:style-name="co8" table:number-columns-repeated="1011" table:default-cell-style-name="ce330"/>
        <table:table-row table:style-name="ro4">
          <table:table-cell table:style-name="ce5" office:value-type="string" calcext:value-type="string">
            <text:p>表記</text:p>
          </table:table-cell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所属</text:p>
          </table:table-cell>
          <table:table-cell table:style-name="ce5" office:value-type="string" calcext:value-type="string">
            <text:p>種別</text:p>
          </table:table-cell>
          <table:table-cell table:style-name="ce5" office:value-type="string" calcext:value-type="string">
            <text:p>コスト</text:p>
          </table:table-cell>
          <table:table-cell table:style-name="ce5" office:value-type="string" calcext:value-type="string">
            <text:p>移動範囲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歩</text:p>
          </table:table-cell>
          <table:table-cell table:style-name="ce328" office:value-type="string" calcext:value-type="string">
            <text:p>歩兵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兵</text:p>
          </table:table-cell>
          <table:table-cell table:style-name="ce328" table:formula="of:=IFERROR(VLOOKUP([.A2];[cost.$A$1:.$E$39];5;0);0)" office:value-type="float" office:value="3" calcext:value-type="float">
            <text:p>3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香</text:p>
          </table:table-cell>
          <table:table-cell table:style-name="ce328" office:value-type="string" calcext:value-type="string">
            <text:p>香車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車</text:p>
          </table:table-cell>
          <table:table-cell table:style-name="ce328" table:formula="of:=IFERROR(VLOOKUP([.A3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桂</text:p>
          </table:table-cell>
          <table:table-cell table:style-name="ce328" office:value-type="string" calcext:value-type="string">
            <text:p>桂馬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馬</text:p>
          </table:table-cell>
          <table:table-cell table:style-name="ce328" table:formula="of:=IFERROR(VLOOKUP([.A4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銀</text:p>
          </table:table-cell>
          <table:table-cell table:style-name="ce328" office:value-type="string" calcext:value-type="string">
            <text:p>銀将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象</text:p>
          </table:table-cell>
          <table:table-cell table:style-name="ce328" table:formula="of:=IFERROR(VLOOKUP([.A5];[cost.$A$1:.$E$39];5;0);0)" office:value-type="float" office:value="12" calcext:value-type="float">
            <text:p>12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金</text:p>
          </table:table-cell>
          <table:table-cell table:style-name="ce328" office:value-type="string" calcext:value-type="string">
            <text:p>金将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臣</text:p>
          </table:table-cell>
          <table:table-cell table:style-name="ce328" table:formula="of:=IFERROR(VLOOKUP([.A6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角</text:p>
          </table:table-cell>
          <table:table-cell table:style-name="ce328" office:value-type="string" calcext:value-type="string">
            <text:p>角行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🐘</text:p>
          </table:table-cell>
          <table:table-cell table:style-name="ce328" table:formula="of:=IFERROR(VLOOKUP([.A7];[cost.$A$1:.$E$39];5;0);0)" office:value-type="float" office:value="18" calcext:value-type="float">
            <text:p>18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飛</text:p>
          </table:table-cell>
          <table:table-cell table:style-name="ce328" office:value-type="string" calcext:value-type="string">
            <text:p>飛車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車</text:p>
          </table:table-cell>
          <table:table-cell table:style-name="ce328" table:formula="of:=IFERROR(VLOOKUP([.A8];[cost.$A$1:.$E$39];5;0);0)" office:value-type="float" office:value="28" calcext:value-type="float">
            <text:p>28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/>
          <table:table-cell/>
          <table:table-cell table:style-name="ce329" table:number-columns-repeated="10"/>
          <table:table-cell table:number-columns-repeated="995"/>
        </table:table-row>
        <table:table-row table:style-name="ro5">
          <table:table-cell table:style-name="ce328" office:value-type="string" calcext:value-type="string">
            <text:p>玉</text:p>
          </table:table-cell>
          <table:table-cell table:style-name="ce328" office:value-type="string" calcext:value-type="string">
            <text:p>玉将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王</text:p>
          </table:table-cell>
          <table:table-cell table:style-name="ce328" table:formula="of:=IFERROR(VLOOKUP([.A9];[cost.$A$1:.$E$39];5;0);0)" office:value-type="float" office:value="-8" calcext:value-type="float">
            <text:p>-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ポ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兵</text:p>
          </table:table-cell>
          <table:table-cell table:style-name="ce328" table:formula="of:=IFERROR(VLOOKUP([.A10];[cost.$A$1:.$E$39];5;0);0)" office:value-type="float" office:value="3" calcext:value-type="float">
            <text:p>3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○・・・</text:p>
            <text:p>・・・・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10"/>
          <table:table-cell table:style-name="ce329" table:number-columns-repeated="3"/>
          <table:table-cell table:number-columns-repeated="995"/>
        </table:table-row>
        <table:table-row table:style-name="ro5">
          <table:table-cell table:style-name="ce328" office:value-type="string" calcext:value-type="string">
            <text:p>騎</text:p>
          </table:table-cell>
          <table:table-cell table:style-name="ce328" office:value-type="string" calcext:value-type="string">
            <text:p>ナイト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馬</text:p>
          </table:table-cell>
          <table:table-cell table:style-name="ce328" table:formula="of:=IFERROR(VLOOKUP([.A11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聖</text:p>
          </table:table-cell>
          <table:table-cell table:style-name="ce328" office:value-type="string" calcext:value-type="string">
            <text:p>ビショップ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象</text:p>
          </table:table-cell>
          <table:table-cell table:style-name="ce328" table:formula="of:=IFERROR(VLOOKUP([.A12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塔</text:p>
          </table:table-cell>
          <table:table-cell table:style-name="ce328" office:value-type="string" calcext:value-type="string">
            <text:p>ルーク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車</text:p>
          </table:table-cell>
          <table:table-cell table:style-name="ce328" table:formula="of:=IFERROR(VLOOKUP([.A13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后</text:p>
          </table:table-cell>
          <table:table-cell table:style-name="ce328" office:value-type="string" calcext:value-type="string">
            <text:p>クイ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将</text:p>
          </table:table-cell>
          <table:table-cell table:style-name="ce328" table:formula="of:=IFERROR(VLOOKUP([.A14];[cost.$A$1:.$E$39];5;0);0)" office:value-type="float" office:value="36" calcext:value-type="float">
            <text:p>36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王</text:p>
          </table:table-cell>
          <table:table-cell table:style-name="ce328" office:value-type="string" calcext:value-type="string">
            <text:p>キング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王</text:p>
          </table:table-cell>
          <table:table-cell table:style-name="ce328" table:formula="of:=IFERROR(VLOOKUP([.A15];[cost.$A$1:.$E$39];5;0);0)" office:value-type="float" office:value="-12" calcext:value-type="float">
            <text:p>-12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兵</text:p>
          </table:table-cell>
          <table:table-cell table:style-name="ce328" table:formula="of:=IFERROR(VLOOKUP([.A16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炮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</text:p>
          </table:table-cell>
          <table:table-cell table:style-name="ce328" table:formula="of:=IFERROR(VLOOKUP([.A17];[cost.$A$1:.$E$39];5;0);0)" office:value-type="float" office:value="12" calcext:value-type="float">
            <text:p>12</text:p>
          </table:table-cell>
          <table:table-cell table:style-name="ce328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馮</text:p>
          </table:table-cell>
          <table:table-cell table:style-name="ce328" office:value-type="string" calcext:value-type="string">
            <text:p>傌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馬</text:p>
          </table:table-cell>
          <table:table-cell table:style-name="ce328" table:formula="of:=IFERROR(VLOOKUP([.A18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相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象</text:p>
          </table:table-cell>
          <table:table-cell table:style-name="ce328" table:formula="of:=IFERROR(VLOOKUP([.A19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車</text:p>
          </table:table-cell>
          <table:table-cell table:style-name="ce328" table:formula="of:=IFERROR(VLOOKUP([.A20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仕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</text:p>
          </table:table-cell>
          <table:table-cell table:style-name="ce328" table:formula="of:=IFERROR(VLOOKUP([.A21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・・・・</text:p>
            <text:p>・・・仕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仕・・・</text:p>
            <text:p>・・〇・〇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王</text:p>
          </table:table-cell>
          <table:table-cell table:style-name="ce328" table:formula="of:=IFERROR(VLOOKUP([.A22];[cost.$A$1:.$E$39];5;0);0)" office:value-type="float" office:value="-28" calcext:value-type="float">
            <text:p>-28</text:p>
          </table:table-cell>
          <table:table-cell table:style-name="ce328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卆</text:p>
          </table:table-cell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兵</text:p>
          </table:table-cell>
          <table:table-cell table:style-name="ce328" table:formula="of:=IFERROR(VLOOKUP([.A23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卆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卆・・・</text:p>
            <text:p>・・〇・〇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包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 table:formula="of:=IFERROR(VLOOKUP([.A24];[cost.$A$1:.$E$39];5;0);0)" office:value-type="float" office:value="10" calcext:value-type="float">
            <text:p>10</text:p>
          </table:table-cell>
          <table:table-cell table:style-name="ce328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馭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馬</text:p>
          </table:table-cell>
          <table:table-cell table:style-name="ce328" table:formula="of:=IFERROR(VLOOKUP([.A25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象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象</text:p>
          </table:table-cell>
          <table:table-cell table:style-name="ce328" table:formula="of:=IFERROR(VLOOKUP([.A26];[cost.$A$1:.$E$39];5;0);0)" office:value-type="float" office:value="5" calcext:value-type="float">
            <text:p>5</text:p>
          </table:table-cell>
          <table:table-cell table:style-name="ce32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車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 table:formula="of:=IFERROR(VLOOKUP([.A27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車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"/>
          <table:table-cell table:style-name="ce328" office:value-type="string" calcext:value-type="string">
            <text:p><text:span text:style-name="T1">＼・・・・・／</text:span></text:p>
            <text:p><text:span text:style-name="T1">・＼・・・／</text:span>・</text:p>
            <text:p>・・＼・／・・</text:p>
            <text:p>・・・車・・・</text:p>
            <text:p><text:span text:style-name="T1">・・／</text:span>・＼・・</text:p>
            <text:p><text:span text:style-name="T1">・／・・・＼・</text:span></text:p>
            <text:p><text:span text:style-name="T1">／・・・・・＼</text:span>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士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 table:formula="of:=IFERROR(VLOOKUP([.A28];[cost.$A$1:.$E$39];5;0);0)" office:value-type="float" office:value="5" calcext:value-type="float">
            <text:p>5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士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士・・・</text:p>
            <text:p>・・〇・〇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楚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王</text:p>
          </table:table-cell>
          <table:table-cell table:style-name="ce328" table:formula="of:=IFERROR(VLOOKUP([.A29];[cost.$A$1:.$E$39];5;0);0)" office:value-type="float" office:value="-24" calcext:value-type="float">
            <text:p>-2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貝</text:p>
          </table:table-cell>
          <table:table-cell table:style-name="ce328" office:value-type="string" calcext:value-type="string">
            <text:p>ビア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兵</text:p>
          </table:table-cell>
          <table:table-cell table:style-name="ce328" table:formula="of:=IFERROR(VLOOKUP([.A30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/>
          <table:table-cell table:style-name="Default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瑪</text:p>
          </table:table-cell>
          <table:table-cell table:style-name="ce328" office:value-type="string" calcext:value-type="string">
            <text:p>マー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馬</text:p>
          </table:table-cell>
          <table:table-cell table:style-name="ce328" table:formula="of:=IFERROR(VLOOKUP([.A31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6">
          <table:table-cell table:style-name="ce328" office:value-type="string" calcext:value-type="string">
            <text:p>根</text:p>
          </table:table-cell>
          <table:table-cell table:style-name="ce328" office:value-type="string" calcext:value-type="string">
            <text:p>コーン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象</text:p>
          </table:table-cell>
          <table:table-cell table:style-name="ce328" table:formula="of:=IFERROR(VLOOKUP([.A32];[cost.$A$1:.$E$39];5;0);0)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6">
          <table:table-cell table:style-name="ce328" office:value-type="string" calcext:value-type="string">
            <text:p>船</text:p>
          </table:table-cell>
          <table:table-cell table:style-name="ce328" office:value-type="string" calcext:value-type="string">
            <text:p>ルアー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車</text:p>
          </table:table-cell>
          <table:table-cell table:style-name="ce328" table:formula="of:=IFERROR(VLOOKUP([.A33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種</text:p>
          </table:table-cell>
          <table:table-cell table:style-name="ce328" office:value-type="string" calcext:value-type="string">
            <text:p>メット</text:p>
          </table:table-cell>
          <table:table-cell table:style-name="ce328"/>
          <table:table-cell table:style-name="ce328" office:value-type="string" calcext:value-type="string">
            <text:p>将</text:p>
          </table:table-cell>
          <table:table-cell table:style-name="ce328" table:formula="of:=IFERROR(VLOOKUP([.A34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種・・・</text:p>
            <text:p>・・○・○・・</text:p>
            <text:p>・・・・・・・</text:p>
            <text:p>・・・・・・・</text:p>
          </table:table-cell>
          <table:table-cell table:style-name="ce329"/>
          <table:table-cell table:style-name="ce328" office:value-type="string" calcext:value-type="string">
            <text:p>・・・・・・・</text:p>
            <text:p>・・・○・・・</text:p>
            <text:p>・・・・・・・</text:p>
            <text:p>・・・種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3"/>
          <table:table-cell table:number-columns-repeated="995"/>
        </table:table-row>
        <table:table-row table:style-name="ro6">
          <table:table-cell table:style-name="ce328" office:value-type="string" calcext:value-type="string">
            <text:p>君</text:p>
          </table:table-cell>
          <table:table-cell table:style-name="ce328" office:value-type="string" calcext:value-type="string">
            <text:p>クン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王</text:p>
          </table:table-cell>
          <table:table-cell table:style-name="ce328" table:formula="of:=IFERROR(VLOOKUP([.A35];[cost.$A$1:.$E$39];5;0);0)" office:value-type="float" office:value="-16" calcext:value-type="float">
            <text:p>-1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ひ</text:p>
          </table:table-cell>
          <table:table-cell table:style-name="ce328" office:value-type="string" calcext:value-type="string">
            <text:p>ひよん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兵</text:p>
          </table:table-cell>
          <table:table-cell table:style-name="ce328" table:formula="of:=IFERROR(VLOOKUP([.A36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ひ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ぞ</text:p>
          </table:table-cell>
          <table:table-cell table:style-name="ce328" office:value-type="string" calcext:value-type="string">
            <text:p>ぞう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象</text:p>
          </table:table-cell>
          <table:table-cell table:style-name="ce328" table:formula="of:=IFERROR(VLOOKUP([.A37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ぞ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き</text:p>
          </table:table-cell>
          <table:table-cell table:style-name="ce328" office:value-type="string" calcext:value-type="string">
            <text:p>きりん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車</text:p>
          </table:table-cell>
          <table:table-cell table:style-name="ce328" table:formula="of:=IFERROR(VLOOKUP([.A38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〇き〇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ラ</text:p>
          </table:table-cell>
          <table:table-cell table:style-name="ce328" office:value-type="string" calcext:value-type="string">
            <text:p>ライオン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王</text:p>
          </table:table-cell>
          <table:table-cell table:style-name="ce328" table:formula="of:=IFERROR(VLOOKUP([.A39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ラ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と金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0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杏</text:p>
          </table:table-cell>
          <table:table-cell table:style-name="ce328" office:value-type="string" calcext:value-type="string">
            <text:p>成香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1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圭</text:p>
          </table:table-cell>
          <table:table-cell table:style-name="ce328" office:value-type="string" calcext:value-type="string">
            <text:p>成桂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2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成銀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3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龍馬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4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竜</text:p>
          </table:table-cell>
          <table:table-cell table:style-name="ce328" office:value-type="string" calcext:value-type="string">
            <text:p>龍王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5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クイーン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6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騏</text:p>
          </table:table-cell>
          <table:table-cell table:style-name="ce328" office:value-type="string" calcext:value-type="string">
            <text:p>Pナイト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7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ビショップ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8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妃・・・</text:p>
            <text:p>・・／・＼・・</text:p>
            <text:p>・／・・・＼・</text:p>
            <text:p>／・・・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城</text:p>
          </table:table-cell>
          <table:table-cell table:style-name="ce328" office:value-type="string" calcext:value-type="string">
            <text:p>Pルーク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49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妃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率</text:p>
          </table:table-cell>
          <table:table-cell table:style-name="ce328" office:value-type="string" calcext:value-type="string">
            <text:p>成兵</text:p>
          </table:table-cell>
          <table:table-cell table:style-name="ce328" office:value-type="string" calcext:value-type="string">
            <text:p>シャンチー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50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貴</text:p>
          </table:table-cell>
          <table:table-cell table:style-name="ce328" office:value-type="string" calcext:value-type="string">
            <text:p>ビアガーイ</text:p>
          </table:table-cell>
          <table:table-cell table:style-name="ce328" office:value-type="string" calcext:value-type="string">
            <text:p>マークルック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51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に</text:p>
          </table:table-cell>
          <table:table-cell table:style-name="ce328" office:value-type="string" calcext:value-type="string">
            <text:p>にわとり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9" office:value-type="string" calcext:value-type="string">
            <text:p>成</text:p>
          </table:table-cell>
          <table:table-cell table:style-name="ce328" table:formula="of:=IFERROR(VLOOKUP([.A52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に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7" table:number-rows-repeated="951">
          <table:table-cell table:style-name="ce329" table:number-columns-repeated="21"/>
          <table:table-cell table:number-columns-repeated="995"/>
        </table:table-row>
        <table:table-row table:style-name="ro7" table:number-rows-repeated="1047572">
          <table:table-cell table:number-columns-repeated="1016"/>
        </table:table-row>
        <table:table-row table:style-name="ro7">
          <table:table-cell table:number-columns-repeated="1016"/>
        </table:table-row>
        <table:named-expressions>
          <table:named-range table:name="_xlnm._FilterDatabase" table:base-cell-address="$list.$A$1" table:cell-range-address="$datas.$A$1:.$F$39"/>
        </table:named-expressions>
      </table:table>
      <table:table table:name="cost" table:style-name="ta3">
        <office:forms form:automatic-focus="false" form:apply-design-mode="false"/>
        <table:table-column table:style-name="co11" table:default-cell-style-name="ce334"/>
        <table:table-column table:style-name="co12" table:default-cell-style-name="ce334"/>
        <table:table-column table:style-name="co13" table:default-cell-style-name="ce334"/>
        <table:table-column table:style-name="co14" table:default-cell-style-name="ce334"/>
        <table:table-column table:style-name="co15" table:default-cell-style-name="ce334"/>
        <table:table-column table:style-name="co11" table:number-columns-repeated="25" table:default-cell-style-name="ce334"/>
        <table:table-column table:style-name="co15" table:number-columns-repeated="3" table:default-cell-style-name="ce334"/>
        <table:table-column table:style-name="co8" table:number-columns-repeated="990" table:default-cell-style-name="ce334"/>
        <table:table-row table:style-name="ro7">
          <table:table-cell table:style-name="Default" table:number-columns-repeated="2"/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/>
          <table:table-cell table:style-name="ce332" office:value-type="string" calcext:value-type="string">
            <text:p>倍</text:p>
          </table:table-cell>
          <table:table-cell table:style-name="Default"/>
          <table:table-cell table:style-name="ce331" office:value-type="string" calcext:value-type="string">
            <text:p>記</text:p>
          </table:table-cell>
          <table:table-cell table:style-name="ce331" office:value-type="string" calcext:value-type="string">
            <text:p>☖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♙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○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⬡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⛀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 office:value-type="string" calcext:value-type="string">
            <text:p>🐤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2]*VLOOKUP([.B2];[.$F$2:.$G$7];2;0)" office:value-type="float" office:value="36" calcext:value-type="float">
            <text:p>36</text:p>
          </table:table-cell>
          <table:table-cell table:style-name="ce332" office:value-type="float" office:value="36" calcext:value-type="float">
            <text:p>36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 table:style-name="ce331" office:value-type="string" calcext:value-type="string">
            <text:p>兵</text:p>
          </table:table-cell>
          <table:table-cell table:style-name="ce336" office:value-type="string" calcext:value-type="string">
            <text:p>歩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J2];[.$A$2:.$E$39];5;0);0)" office:value-type="float" office:value="3" calcext:value-type="float">
            <text:p>3</text:p>
          </table:table-cell>
          <table:table-cell table:style-name="ce336" office:value-type="string" calcext:value-type="string">
            <text:p>兵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N2];[.$A$2:.$E$39];5;0);0)" office:value-type="float" office:value="3" calcext:value-type="float">
            <text:p>3</text:p>
          </table:table-cell>
          <table:table-cell table:style-name="ce336" office:value-type="string" calcext:value-type="string">
            <text:p>卒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R2];[.$A$2:.$E$39];5;0);0)" office:value-type="float" office:value="2" calcext:value-type="float">
            <text:p>2</text:p>
          </table:table-cell>
          <table:table-cell table:style-name="ce336" office:value-type="string" calcext:value-type="string">
            <text:p>卆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V2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貝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Z2];[.$A$2:.$E$39];5;0);0)" office:value-type="float" office:value="2" calcext:value-type="float">
            <text:p>2</text:p>
          </table:table-cell>
          <table:table-cell table:style-name="ce332" office:value-type="string" calcext:value-type="string">
            <text:p>ひ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2" calcext:value-type="float">
            <text:p>2</text:p>
          </table:table-cell>
          <table:table-cell table:style-name="ce331" table:formula="of:=IFERROR(VLOOKUP([.AD2];[.$A$2:.$E$39];5;0);0)" office:value-type="float" office:value="2" calcext:value-type="float">
            <text:p>2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飛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3]*VLOOKUP([.B3];[.$F$2:.$G$7];2;0)" office:value-type="float" office:value="24" calcext:value-type="float">
            <text:p>24</text:p>
          </table:table-cell>
          <table:table-cell table:style-name="ce332" office:value-type="float" office:value="28" calcext:value-type="float">
            <text:p>28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31" office:value-type="string" calcext:value-type="string">
            <text:p>馬</text:p>
          </table:table-cell>
          <table:table-cell table:style-name="ce336" office:value-type="string" calcext:value-type="string">
            <text:p>桂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J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騎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N3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馮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R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馭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V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瑪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Z3];[.$A$2:.$E$39];5;0);0)" office:value-type="float" office:value="14" calcext:value-type="float">
            <text:p>14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3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俥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4]*VLOOKUP([.B4];[.$F$2:.$G$7];2;0)" office:value-type="float" office:value="18" calcext:value-type="float">
            <text:p>18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31" office:value-type="string" calcext:value-type="string">
            <text:p>象</text:p>
          </table:table-cell>
          <table:table-cell table:style-name="ce336" office:value-type="string" calcext:value-type="string">
            <text:p>銀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J4];[.$A$2:.$E$39];5;0);0)" office:value-type="float" office:value="12" calcext:value-type="float">
            <text:p>12</text:p>
          </table:table-cell>
          <table:table-cell table:style-name="ce336" office:value-type="string" calcext:value-type="string">
            <text:p>聖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N4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相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4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象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V4];[.$A$2:.$E$39];5;0);0)" office:value-type="float" office:value="5" calcext:value-type="float">
            <text:p>5</text:p>
          </table:table-cell>
          <table:table-cell table:style-name="ce336" office:value-type="string" calcext:value-type="string">
            <text:p>根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Z4];[.$A$2:.$E$39];5;0);0)" office:value-type="float" office:value="10" calcext:value-type="float">
            <text:p>10</text:p>
          </table:table-cell>
          <table:table-cell table:style-name="ce332" office:value-type="string" calcext:value-type="string">
            <text:p>ぞ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8" calcext:value-type="float">
            <text:p>8</text:p>
          </table:table-cell>
          <table:table-cell table:style-name="ce331" table:formula="of:=IFERROR(VLOOKUP([.AD4];[.$A$2:.$E$39];5;0);0)" office:value-type="float" office:value="7" calcext:value-type="float">
            <text:p>7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車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5]*VLOOKUP([.B5];[.$F$2:.$G$7];2;0)" office:value-type="float" office:value="19.5" calcext:value-type="float">
            <text:p>19.5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 table:style-name="Default"/>
          <table:table-cell table:style-name="ce331"/>
          <table:table-cell table:style-name="ce336" office:value-type="string" calcext:value-type="string">
            <text:p>角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table:formula="of:=IFERROR(VLOOKUP([.J5];[.$A$2:.$E$39];5;0);0)" office:value-type="float" office:value="18" calcext:value-type="float">
            <text:p>1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V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Z5];[.$A$2:.$E$39];5;0);0)" office:value-type="float" office:value="0" calcext:value-type="float">
            <text:p>0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5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塔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6]*VLOOKUP([.B6];[.$F$2:.$G$7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31" office:value-type="string" calcext:value-type="string">
            <text:p>車</text:p>
          </table:table-cell>
          <table:table-cell table:style-name="ce336" office:value-type="string" calcext:value-type="string">
            <text:p>香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J6];[.$A$2:.$E$39];5;0);0)" office:value-type="float" office:value="7" calcext:value-type="float">
            <text:p>7</text:p>
          </table:table-cell>
          <table:table-cell table:style-name="ce336" office:value-type="string" calcext:value-type="string">
            <text:p>塔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N6];[.$A$2:.$E$39];5;0);0)" office:value-type="float" office:value="20" calcext:value-type="float">
            <text:p>20</text:p>
          </table:table-cell>
          <table:table-cell table:style-name="ce336" office:value-type="string" calcext:value-type="string">
            <text:p>俥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R6];[.$A$2:.$E$39];5;0);0)" office:value-type="float" office:value="20" calcext:value-type="float">
            <text:p>20</text:p>
          </table:table-cell>
          <table:table-cell table:style-name="ce336" office:value-type="string" calcext:value-type="string">
            <text:p>車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3" calcext:value-type="float">
            <text:p>13</text:p>
          </table:table-cell>
          <table:table-cell table:style-name="ce331" table:formula="of:=IFERROR(VLOOKUP([.V6];[.$A$2:.$E$39];5;0);0)" office:value-type="float" office:value="20" calcext:value-type="float">
            <text:p>20</text:p>
          </table:table-cell>
          <table:table-cell table:style-name="ce336" office:value-type="string" calcext:value-type="string">
            <text:p>船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Z6];[.$A$2:.$E$39];5;0);0)" office:value-type="float" office:value="20" calcext:value-type="float">
            <text:p>20</text:p>
          </table:table-cell>
          <table:table-cell table:style-name="ce332" office:value-type="string" calcext:value-type="string">
            <text:p>き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8" calcext:value-type="float">
            <text:p>8</text:p>
          </table:table-cell>
          <table:table-cell table:style-name="ce331" table:formula="of:=IFERROR(VLOOKUP([.AD6];[.$A$2:.$E$39];5;0);0)" office:value-type="float" office:value="7" calcext:value-type="float">
            <text:p>7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7]*VLOOKUP([.B7];[.$F$2:.$G$7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31"/>
          <table:table-cell table:style-name="ce336" office:value-type="string" calcext:value-type="string">
            <text:p>飛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table:formula="of:=IFERROR(VLOOKUP([.J7];[.$A$2:.$E$39];5;0);0)" office:value-type="float" office:value="28" calcext:value-type="float">
            <text:p>2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7];[.$A$2:.$E$39];5;0);0)" office:value-type="float" office:value="0" calcext:value-type="float">
            <text:p>0</text:p>
          </table:table-cell>
          <table:table-cell table:style-name="ce336" office:value-type="string" calcext:value-type="string">
            <text:p>炮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R7];[.$A$2:.$E$39];5;0);0)" office:value-type="float" office:value="12" calcext:value-type="float">
            <text:p>12</text:p>
          </table:table-cell>
          <table:table-cell table:style-name="ce336" office:value-type="string" calcext:value-type="string">
            <text:p>包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7" calcext:value-type="float">
            <text:p>7</text:p>
          </table:table-cell>
          <table:table-cell table:style-name="ce331" table:formula="of:=IFERROR(VLOOKUP([.V7];[.$A$2:.$E$39];5;0);0)" office:value-type="float" office:value="10" calcext:value-type="float">
            <text:p>1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Z7];[.$A$2:.$E$39];5;0);0)" office:value-type="float" office:value="0" calcext:value-type="float">
            <text:p>0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7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角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8]*VLOOKUP([.B8];[.$F$2:.$G$7];2;0)" office:value-type="float" office:value="19.2" calcext:value-type="float">
            <text:p>19.2</text:p>
          </table:table-cell>
          <table:table-cell table:style-name="ce332" office:value-type="float" office:value="18" calcext:value-type="float">
            <text:p>18</text:p>
          </table:table-cell>
          <table:table-cell table:style-name="Default" table:number-columns-repeated="3"/>
          <table:table-cell table:style-name="ce331" office:value-type="string" calcext:value-type="string">
            <text:p>臣</text:p>
          </table:table-cell>
          <table:table-cell table:style-name="ce336" office:value-type="string" calcext:value-type="string">
            <text:p>金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table:formula="of:=IFERROR(VLOOKUP([.J8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后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N8];[.$A$2:.$E$39];5;0);0)" office:value-type="float" office:value="36" calcext:value-type="float">
            <text:p>36</text:p>
          </table:table-cell>
          <table:table-cell table:style-name="ce336" office:value-type="string" calcext:value-type="string">
            <text:p>仕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8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士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V8];[.$A$2:.$E$39];5;0);0)" office:value-type="float" office:value="5" calcext:value-type="float">
            <text:p>5</text:p>
          </table:table-cell>
          <table:table-cell table:style-name="ce336" office:value-type="string" calcext:value-type="string">
            <text:p>種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Z8];[.$A$2:.$E$39];5;0);0)" office:value-type="float" office:value="7" calcext:value-type="float">
            <text:p>7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8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聖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9]*VLOOKUP([.B9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3"/>
          <table:table-cell table:style-name="ce331" office:value-type="string" calcext:value-type="string">
            <text:p>王</text:p>
          </table:table-cell>
          <table:table-cell table:style-name="ce336" office:value-type="string" calcext:value-type="string">
            <text:p>玉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J9];[.$A$2:.$E$39];5;0);0)" office:value-type="float" office:value="-8" calcext:value-type="float">
            <text:p>-8</text:p>
          </table:table-cell>
          <table:table-cell table:style-name="ce336" office:value-type="string" calcext:value-type="string">
            <text:p>王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N9];[.$A$2:.$E$39];5;0);0)" office:value-type="float" office:value="-12" calcext:value-type="float">
            <text:p>-12</text:p>
          </table:table-cell>
          <table:table-cell table:style-name="ce336" office:value-type="string" calcext:value-type="string">
            <text:p>帥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R9];[.$A$2:.$E$39];5;0);0)" office:value-type="float" office:value="-28" calcext:value-type="float">
            <text:p>-28</text:p>
          </table:table-cell>
          <table:table-cell table:style-name="ce336" office:value-type="string" calcext:value-type="string">
            <text:p>楚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V9];[.$A$2:.$E$39];5;0);0)" office:value-type="float" office:value="-24" calcext:value-type="float">
            <text:p>-24</text:p>
          </table:table-cell>
          <table:table-cell table:style-name="ce336" office:value-type="string" calcext:value-type="string">
            <text:p>君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Z9];[.$A$2:.$E$39];5;0);0)" office:value-type="float" office:value="-16" calcext:value-type="float">
            <text:p>-16</text:p>
          </table:table-cell>
          <table:table-cell table:style-name="ce332" office:value-type="string" calcext:value-type="string">
            <text:p>ラ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0" calcext:value-type="float">
            <text:p>0</text:p>
          </table:table-cell>
          <table:table-cell table:style-name="ce331" table:formula="of:=IFERROR(VLOOKUP([.AD9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7">
          <table:table-cell table:style-name="ce333" office:value-type="string" calcext:value-type="string">
            <text:p>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0]*VLOOKUP([.B10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 table:style-name="ce332" table:number-columns-repeated="33"/>
          <table:table-cell table:number-columns-repeated="983"/>
        </table:table-row>
        <table:table-row table:style-name="ro7">
          <table:table-cell table:style-name="ce333" office:value-type="string" calcext:value-type="string">
            <text:p>瑪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11]*VLOOKUP([.B11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☖</text:p>
          </table:table-cell>
          <table:table-cell table:style-name="ce331"/>
          <table:table-cell table:style-name="ce331" table:formula="of:=SUM([.K12:.K20])" office:value-type="float" office:value="147" calcext:value-type="float">
            <text:p>147</text:p>
          </table:table-cell>
          <table:table-cell table:style-name="ce331" office:value-type="string" calcext:value-type="string">
            <text:p>♙</text:p>
          </table:table-cell>
          <table:table-cell table:style-name="ce331"/>
          <table:table-cell table:style-name="ce331" table:formula="of:=SUM([.N12:.N20])" office:value-type="float" office:value="144" calcext:value-type="float">
            <text:p>144</text:p>
          </table:table-cell>
          <table:table-cell table:style-name="ce331" office:value-type="string" calcext:value-type="string">
            <text:p>○</text:p>
          </table:table-cell>
          <table:table-cell table:style-name="ce331"/>
          <table:table-cell table:style-name="ce331" table:formula="of:=SUM([.Q12:.Q20])" office:value-type="float" office:value="78" calcext:value-type="float">
            <text:p>78</text:p>
          </table:table-cell>
          <table:table-cell table:style-name="ce331" office:value-type="string" calcext:value-type="string">
            <text:p>⬡</text:p>
          </table:table-cell>
          <table:table-cell table:style-name="ce331"/>
          <table:table-cell table:style-name="ce331" table:formula="of:=SUM([.T12:.T20])" office:value-type="float" office:value="92" calcext:value-type="float">
            <text:p>92</text:p>
          </table:table-cell>
          <table:table-cell table:style-name="ce332" office:value-type="string" calcext:value-type="string">
            <text:p>⛀</text:p>
          </table:table-cell>
          <table:table-cell table:style-name="ce332"/>
          <table:table-cell table:style-name="ce331" table:formula="of:=SUM([.W12:.W20])" office:value-type="float" office:value="95" calcext:value-type="float">
            <text:p>95</text:p>
          </table:table-cell>
          <table:table-cell table:style-name="ce332" office:value-type="string" calcext:value-type="string">
            <text:p>🐤</text:p>
          </table:table-cell>
          <table:table-cell table:style-name="ce332"/>
          <table:table-cell table:style-name="ce331" table:formula="of:=SUM([.Z12:.Z20])" office:value-type="float" office:value="16" calcext:value-type="float">
            <text:p>16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金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12]*VLOOKUP([.B12];[.$F$2:.$G$7];2;0)" office:value-type="float" office:value="14.4" calcext:value-type="float">
            <text:p>14.4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歩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I12];[.$A$2:.$E$39];5;0)*[.J12];0)" office:value-type="float" office:value="27" calcext:value-type="float">
            <text:p>27</text:p>
          </table:table-cell>
          <table:table-cell table:style-name="ce331" office:value-type="string" calcext:value-type="string">
            <text:p>兵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L12];[.$A$2:.$E$39];5;0)*[.M12];0)" office:value-type="float" office:value="24" calcext:value-type="float">
            <text:p>24</text:p>
          </table:table-cell>
          <table:table-cell table:style-name="ce331" office:value-type="string" calcext:value-type="string">
            <text:p>卒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O12];[.$A$2:.$E$39];5;0)*[.P12];0)" office:value-type="float" office:value="10" calcext:value-type="float">
            <text:p>10</text:p>
          </table:table-cell>
          <table:table-cell table:style-name="ce331" office:value-type="string" calcext:value-type="string">
            <text:p>卆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12];[.$A$2:.$E$39];5;0)*[.S12];0)" office:value-type="float" office:value="20" calcext:value-type="float">
            <text:p>20</text:p>
          </table:table-cell>
          <table:table-cell table:style-name="ce331" office:value-type="string" calcext:value-type="string">
            <text:p>貝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formula="of:=IFERROR(VLOOKUP([.U12];[.$A$2:.$E$39];5;0)*[.V12];0)" office:value-type="float" office:value="16" calcext:value-type="float">
            <text:p>16</text:p>
          </table:table-cell>
          <table:table-cell table:style-name="ce331" office:value-type="string" calcext:value-type="string">
            <text:p>ひ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2];[.$A$2:.$E$39];5;0)*[.Y12];0)" office:value-type="float" office:value="2" calcext:value-type="float">
            <text:p>2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銀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13]*VLOOKUP([.B13];[.$F$2:.$G$7];2;0)" office:value-type="float" office:value="12" calcext:value-type="float">
            <text:p>12</text:p>
          </table:table-cell>
          <table:table-cell table:style-name="ce332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桂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3];[.$A$2:.$E$39];5;0)*[.J13];0)" office:value-type="float" office:value="16" calcext:value-type="float">
            <text:p>16</text:p>
          </table:table-cell>
          <table:table-cell table:style-name="ce331" office:value-type="string" calcext:value-type="string">
            <text:p>騎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3];[.$A$2:.$E$39];5;0)*[.M13];0)" office:value-type="float" office:value="28" calcext:value-type="float">
            <text:p>28</text:p>
          </table:table-cell>
          <table:table-cell table:style-name="ce331" office:value-type="string" calcext:value-type="string">
            <text:p>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3];[.$A$2:.$E$39];5;0)*[.P13];0)" office:value-type="float" office:value="16" calcext:value-type="float">
            <text:p>16</text:p>
          </table:table-cell>
          <table:table-cell table:style-name="ce331" office:value-type="string" calcext:value-type="string">
            <text:p>馭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3];[.$A$2:.$E$39];5;0)*[.S13];0)" office:value-type="float" office:value="16" calcext:value-type="float">
            <text:p>16</text:p>
          </table:table-cell>
          <table:table-cell table:style-name="ce331" office:value-type="string" calcext:value-type="string">
            <text:p>瑪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3];[.$A$2:.$E$39];5;0)*[.V13];0)" office:value-type="float" office:value="28" calcext:value-type="float">
            <text:p>28</text:p>
          </table:table-cell>
          <table:table-cell table:style-name="ce331"/>
          <table:table-cell table:style-name="ce332"/>
          <table:table-cell table:style-name="ce331" table:formula="of:=IFERROR(VLOOKUP([.X13];[.$A$2:.$E$39];5;0)*[.Y13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14]*VLOOKUP([.B14];[.$F$2:.$G$7];2;0)" office:value-type="float" office:value="9" calcext:value-type="float">
            <text:p>9</text:p>
          </table:table-cell>
          <table:table-cell table:style-name="ce332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銀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4];[.$A$2:.$E$39];5;0)*[.J14];0)" office:value-type="float" office:value="24" calcext:value-type="float">
            <text:p>24</text:p>
          </table:table-cell>
          <table:table-cell table:style-name="ce331" office:value-type="string" calcext:value-type="string">
            <text:p>聖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4];[.$A$2:.$E$39];5;0)*[.M14];0)" office:value-type="float" office:value="28" calcext:value-type="float">
            <text:p>28</text:p>
          </table:table-cell>
          <table:table-cell table:style-name="ce331" office:value-type="string" calcext:value-type="string">
            <text:p>相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4];[.$A$2:.$E$39];5;0)*[.P14];0)" office:value-type="float" office:value="8" calcext:value-type="float">
            <text:p>8</text:p>
          </table:table-cell>
          <table:table-cell table:style-name="ce331" office:value-type="string" calcext:value-type="string">
            <text:p>象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4];[.$A$2:.$E$39];5;0)*[.S14];0)" office:value-type="float" office:value="10" calcext:value-type="float">
            <text:p>10</text:p>
          </table:table-cell>
          <table:table-cell table:style-name="ce331" office:value-type="string" calcext:value-type="string">
            <text:p>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4];[.$A$2:.$E$39];5;0)*[.V14];0)" office:value-type="float" office:value="20" calcext:value-type="float">
            <text:p>20</text:p>
          </table:table-cell>
          <table:table-cell table:style-name="ce331" office:value-type="string" calcext:value-type="string">
            <text:p>ぞ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4];[.$A$2:.$E$39];5;0)*[.Y14];0)" office:value-type="float" office:value="7" calcext:value-type="float">
            <text:p>7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包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15]*VLOOKUP([.B15];[.$F$2:.$G$7];2;0)" office:value-type="float" office:value="10.5" calcext:value-type="float">
            <text:p>10.5</text:p>
          </table:table-cell>
          <table:table-cell table:style-name="ce33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角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15];[.$A$2:.$E$39];5;0)*[.J15];0)" office:value-type="float" office:value="18" calcext:value-type="float">
            <text:p>18</text:p>
          </table:table-cell>
          <table:table-cell table:style-name="ce331" table:number-columns-repeated="2"/>
          <table:table-cell table:style-name="ce331" table:formula="of:=IFERROR(VLOOKUP([.L15];[.$A$2:.$E$39];5;0)*[.M15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15];[.$A$2:.$E$39];5;0)*[.P15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15];[.$A$2:.$E$39];5;0)*[.S15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15];[.$A$2:.$E$39];5;0)*[.V15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5];[.$A$2:.$E$39];5;0)*[.Y15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16]*VLOOKUP([.B16];[.$F$2:.$G$7];2;0)" office:value-type="float" office:value="10" calcext:value-type="float">
            <text:p>10</text:p>
          </table:table-cell>
          <table:table-cell table:style-name="ce33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331" table:number-columns-repeated="2"/>
          <table:table-cell table:style-name="ce331" table:formula="of:=IFERROR(VLOOKUP([.I16];[.$A$2:.$E$39];5;0)*[.J16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L16];[.$A$2:.$E$39];5;0)*[.M16];0)" office:value-type="float" office:value="0" calcext:value-type="float">
            <text:p>0</text:p>
          </table:table-cell>
          <table:table-cell table:style-name="ce331" office:value-type="string" calcext:value-type="string">
            <text:p>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6];[.$A$2:.$E$39];5;0)*[.P16];0)" office:value-type="float" office:value="24" calcext:value-type="float">
            <text:p>24</text:p>
          </table:table-cell>
          <table:table-cell table:style-name="ce331" office:value-type="string" calcext:value-type="string">
            <text:p>包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6];[.$A$2:.$E$39];5;0)*[.S16];0)" office:value-type="float" office:value="20" calcext:value-type="float">
            <text:p>20</text:p>
          </table:table-cell>
          <table:table-cell table:style-name="ce331"/>
          <table:table-cell table:style-name="ce332"/>
          <table:table-cell table:style-name="ce331" table:formula="of:=IFERROR(VLOOKUP([.U16];[.$A$2:.$E$39];5;0)*[.V16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6];[.$A$2:.$E$39];5;0)*[.Y16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桂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17]*VLOOKUP([.B17];[.$F$2:.$G$7];2;0)" office:value-type="float" office:value="9.6" calcext:value-type="float">
            <text:p>9.6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香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7];[.$A$2:.$E$39];5;0)*[.J17];0)" office:value-type="float" office:value="14" calcext:value-type="float">
            <text:p>14</text:p>
          </table:table-cell>
          <table:table-cell table:style-name="ce331" office:value-type="string" calcext:value-type="string">
            <text:p>塔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7];[.$A$2:.$E$39];5;0)*[.M17];0)" office:value-type="float" office:value="40" calcext:value-type="float">
            <text:p>40</text:p>
          </table:table-cell>
          <table:table-cell table:style-name="ce331" office:value-type="string" calcext:value-type="string">
            <text:p>俥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7];[.$A$2:.$E$39];5;0)*[.P17];0)" office:value-type="float" office:value="40" calcext:value-type="float">
            <text:p>40</text:p>
          </table:table-cell>
          <table:table-cell table:style-name="ce331" office:value-type="string" calcext:value-type="string">
            <text:p>車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7];[.$A$2:.$E$39];5;0)*[.S17];0)" office:value-type="float" office:value="40" calcext:value-type="float">
            <text:p>40</text:p>
          </table:table-cell>
          <table:table-cell table:style-name="ce331" office:value-type="string" calcext:value-type="string">
            <text:p>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7];[.$A$2:.$E$39];5;0)*[.V17];0)" office:value-type="float" office:value="40" calcext:value-type="float">
            <text:p>40</text:p>
          </table:table-cell>
          <table:table-cell table:style-name="ce331" office:value-type="string" calcext:value-type="string">
            <text:p>き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7];[.$A$2:.$E$39];5;0)*[.Y17];0)" office:value-type="float" office:value="7" calcext:value-type="float">
            <text:p>7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18]*VLOOKUP([.B18];[.$F$2:.$G$7];2;0)" office:value-type="float" office:value="8" calcext:value-type="float">
            <text:p>8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飛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18];[.$A$2:.$E$39];5;0)*[.J18];0)" office:value-type="float" office:value="28" calcext:value-type="float">
            <text:p>28</text:p>
          </table:table-cell>
          <table:table-cell table:style-name="ce331" table:number-columns-repeated="2"/>
          <table:table-cell table:style-name="ce331" table:formula="of:=IFERROR(VLOOKUP([.L18];[.$A$2:.$E$39];5;0)*[.M18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18];[.$A$2:.$E$39];5;0)*[.P18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18];[.$A$2:.$E$39];5;0)*[.S18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18];[.$A$2:.$E$39];5;0)*[.V18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8];[.$A$2:.$E$39];5;0)*[.Y18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馭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19]*VLOOKUP([.B19];[.$F$2:.$G$7];2;0)" office:value-type="float" office:value="7.5" calcext:value-type="float">
            <text:p>7.5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金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9];[.$A$2:.$E$39];5;0)*[.J19];0)" office:value-type="float" office:value="28" calcext:value-type="float">
            <text:p>28</text:p>
          </table:table-cell>
          <table:table-cell table:style-name="ce331" office:value-type="string" calcext:value-type="string">
            <text:p>后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19];[.$A$2:.$E$39];5;0)*[.M19];0)" office:value-type="float" office:value="36" calcext:value-type="float">
            <text:p>36</text:p>
          </table:table-cell>
          <table:table-cell table:style-name="ce331" office:value-type="string" calcext:value-type="string">
            <text:p>仕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9];[.$A$2:.$E$39];5;0)*[.P19];0)" office:value-type="float" office:value="8" calcext:value-type="float">
            <text:p>8</text:p>
          </table:table-cell>
          <table:table-cell table:style-name="ce331" office:value-type="string" calcext:value-type="string">
            <text:p>士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9];[.$A$2:.$E$39];5;0)*[.S19];0)" office:value-type="float" office:value="10" calcext:value-type="float">
            <text:p>10</text:p>
          </table:table-cell>
          <table:table-cell table:style-name="ce331" office:value-type="string" calcext:value-type="string">
            <text:p>種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19];[.$A$2:.$E$39];5;0)*[.V19];0)" office:value-type="float" office:value="7" calcext:value-type="float">
            <text:p>7</text:p>
          </table:table-cell>
          <table:table-cell table:style-name="ce331"/>
          <table:table-cell table:style-name="ce332"/>
          <table:table-cell table:style-name="ce331" table:formula="of:=IFERROR(VLOOKUP([.X19];[.$A$2:.$E$39];5;0)*[.Y19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香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20]*VLOOKUP([.B20];[.$F$2:.$G$7];2;0)" office:value-type="float" office:value="7.2" calcext:value-type="float">
            <text:p>7.2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玉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0];[.$A$2:.$E$39];5;0)*[.J20];0)" office:value-type="float" office:value="-8" calcext:value-type="float">
            <text:p>-8</text:p>
          </table:table-cell>
          <table:table-cell table:style-name="ce331" office:value-type="string" calcext:value-type="string">
            <text:p>王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0];[.$A$2:.$E$39];5;0)*[.M20];0)" office:value-type="float" office:value="-12" calcext:value-type="float">
            <text:p>-12</text:p>
          </table:table-cell>
          <table:table-cell table:style-name="ce331" office:value-type="string" calcext:value-type="string">
            <text:p>帥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O20];[.$A$2:.$E$39];5;0)*[.P20];0)" office:value-type="float" office:value="-28" calcext:value-type="float">
            <text:p>-28</text:p>
          </table:table-cell>
          <table:table-cell table:style-name="ce331" office:value-type="string" calcext:value-type="string">
            <text:p>楚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R20];[.$A$2:.$E$39];5;0)*[.S20];0)" office:value-type="float" office:value="-24" calcext:value-type="float">
            <text:p>-24</text:p>
          </table:table-cell>
          <table:table-cell table:style-name="ce331" office:value-type="string" calcext:value-type="string">
            <text:p>君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0];[.$A$2:.$E$39];5;0)*[.V20];0)" office:value-type="float" office:value="-16" calcext:value-type="float">
            <text:p>-16</text:p>
          </table:table-cell>
          <table:table-cell table:style-name="ce331" office:value-type="string" calcext:value-type="string">
            <text:p>ラ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20];[.$A$2:.$E$39];5;0)*[.Y20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7">
          <table:table-cell table:style-name="ce333" office:value-type="string" calcext:value-type="string">
            <text:p>種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21]*VLOOKUP([.B21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13"/>
          <table:table-cell table:style-name="ce332" table:number-columns-repeated="2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き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2]*VLOOKUP([.B22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3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ぞ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3]*VLOOKUP([.B23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 table:number-columns-repeated="10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象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4]*VLOOKUP([.B24];[.$F$2:.$G$7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/>
          <table:table-cell table:number-columns-repeated="2"/>
          <table:table-cell table:style-name="ce331" table:number-columns-repeated="3"/>
          <table:table-cell table:style-name="ce332" table:number-columns-repeated="12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士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5]*VLOOKUP([.B25];[.$F$2:.$G$7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相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6]*VLOOKUP([.B26];[.$F$2:.$G$7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仕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7]*VLOOKUP([.B27];[.$F$2:.$G$7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卆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28]*VLOOKUP([.B28];[.$F$2:.$G$7];2;0)" office:value-type="float" office:value="3" calcext:value-type="float">
            <text:p>3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歩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29]*VLOOKUP([.B29];[.$F$2:.$G$7];2;0)" office:value-type="float" office:value="2.4" calcext:value-type="float">
            <text:p>2.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4"/>
          <table:table-cell table:style-name="ce332" table:number-columns-repeated="12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兵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30]*VLOOKUP([.B30];[.$F$2:.$G$7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貝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31]*VLOOKUP([.B31];[.$F$2:.$G$7];2;0)" office:value-type="float" office:value="4" calcext:value-type="float">
            <text:p>4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卒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32]*VLOOKUP([.B32];[.$F$2:.$G$7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ひ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2" calcext:value-type="float">
            <text:p>2</text:p>
          </table:table-cell>
          <table:table-cell table:formula="of:=[.C33]*VLOOKUP([.B33];[.$F$2:.$G$7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ラ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0" calcext:value-type="float">
            <text:p>0</text:p>
          </table:table-cell>
          <table:table-cell table:formula="of:=[.C34]*VLOOKUP([.B34];[.$F$2:.$G$7];2;0)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玉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35]*VLOOKUP([.B35];[.$F$2:.$G$7];2;0)" office:value-type="float" office:value="0" calcext:value-type="float">
            <text:p>0</text:p>
          </table:table-cell>
          <table:table-cell table:style-name="ce332" office:value-type="float" office:value="-8" calcext:value-type="float">
            <text:p>-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王</text:p>
          </table:table-cell>
          <table:table-cell table:style-name="ce332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36]*VLOOKUP([.B36];[.$F$2:.$G$7];2;0)" office:value-type="float" office:value="0" calcext:value-type="float">
            <text:p>0</text:p>
          </table:table-cell>
          <table:table-cell table:style-name="ce332" office:value-type="float" office:value="-12" calcext:value-type="float">
            <text:p>-1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君</text:p>
          </table:table-cell>
          <table:table-cell table:style-name="ce332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37]*VLOOKUP([.B37];[.$F$2:.$G$7];2;0)" office:value-type="float" office:value="0" calcext:value-type="float">
            <text:p>0</text:p>
          </table:table-cell>
          <table:table-cell table:style-name="ce332" office:value-type="float" office:value="-16" calcext:value-type="float">
            <text:p>-16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楚</text:p>
          </table:table-cell>
          <table:table-cell table:style-name="ce332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38]*VLOOKUP([.B38];[.$F$2:.$G$7];2;0)" office:value-type="float" office:value="0" calcext:value-type="float">
            <text:p>0</text:p>
          </table:table-cell>
          <table:table-cell table:style-name="ce332" office:value-type="float" office:value="-24" calcext:value-type="float">
            <text:p>-2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3" office:value-type="string" calcext:value-type="string">
            <text:p>帥</text:p>
          </table:table-cell>
          <table:table-cell table:style-name="ce332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39]*VLOOKUP([.B39];[.$F$2:.$G$7];2;0)" office:value-type="float" office:value="0" calcext:value-type="float">
            <text:p>0</text:p>
          </table:table-cell>
          <table:table-cell table:style-name="ce332" office:value-type="float" office:value="-28" calcext:value-type="float">
            <text:p>-2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 table:number-columns-repeated="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 table:number-rows-repeated="2">
          <table:table-cell table:style-name="ce332" table:number-columns-repeated="3"/>
          <table:table-cell/>
          <table:table-cell table:style-name="ce33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10"/>
          <table:table-cell table:style-name="ce332" table:number-columns-repeated="4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 table:number-rows-repeated="2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3"/>
          <table:table-cell table:style-name="ce332" table:number-columns-repeated="11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 table:number-columns-repeated="2"/>
          <table:table-cell table:style-name="ce331" table:number-columns-repeated="2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 table:number-columns-repeated="17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7">
          <table:table-cell table:style-name="ce332" table:number-columns-repeated="3"/>
          <table:table-cell/>
          <table:table-cell table:style-name="ce332"/>
          <table:table-cell table:number-columns-repeated="3"/>
          <table:table-cell table:style-name="ce332" table:number-columns-repeated="32"/>
          <table:table-cell table:number-columns-repeated="983"/>
        </table:table-row>
        <table:table-row table:style-name="ro7" table:number-rows-repeated="66">
          <table:table-cell table:style-name="ce332" table:number-columns-repeated="3"/>
          <table:table-cell/>
          <table:table-cell table:style-name="ce332" table:number-columns-repeated="36"/>
          <table:table-cell table:number-columns-repeated="983"/>
        </table:table-row>
        <table:table-row table:style-name="ro7" table:number-rows-repeated="3">
          <table:table-cell table:style-name="ce332" table:number-columns-repeated="40"/>
          <table:table-cell table:number-columns-repeated="983"/>
        </table:table-row>
        <table:table-row table:style-name="ro7" table:number-rows-repeated="9">
          <table:table-cell table:style-name="Default" table:number-columns-repeated="5"/>
          <table:table-cell table:style-name="ce332" table:number-columns-repeated="35"/>
          <table:table-cell table:number-columns-repeated="983"/>
        </table:table-row>
        <table:table-row table:style-name="ro7" table:number-rows-repeated="870">
          <table:table-cell table:style-name="ce332" table:number-columns-repeated="40"/>
          <table:table-cell table:number-columns-repeated="983"/>
        </table:table-row>
        <table:table-row table:style-name="ro7" table:number-rows-repeated="1047577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5" table:style-name="ta4">
        <office:forms form:automatic-focus="false" form:apply-design-mode="false"/>
        <table:table-column table:style-name="co16" table:number-columns-repeated="1024" table:default-cell-style-name="ce35"/>
        <table:table-row table:style-name="ro8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飛</text:p>
          </table:table-cell>
          <table:table-cell table:style-name="ce24" office:value-type="string" calcext:value-type="string">
            <text:p>玉</text:p>
          </table:table-cell>
          <table:table-cell table:style-name="ce24" office:value-type="string" calcext:value-type="string">
            <text:p>皇</text:p>
          </table:table-cell>
          <table:table-cell table:number-columns-repeated="4" table:style-name="ce24" office:value-type="string" calcext:value-type="string">
            <text:p>兵</text:p>
          </table:table-cell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后</text:p>
          </table:table-cell>
          <table:table-cell table:style-name="ce24" office:value-type="string" calcext:value-type="string">
            <text:p>王</text:p>
          </table:table-cell>
          <table:table-cell table:style-name="ce24" office:value-type="string" calcext:value-type="string">
            <text:p>帝</text:p>
          </table:table-cell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種</text:p>
          </table:table-cell>
          <table:table-cell table:number-columns-repeated="2" table:style-name="ce24" office:value-type="string" calcext:value-type="string">
            <text:p>君</text:p>
          </table:table-cell>
          <table:table-cell table:style-name="ce24" office:value-type="string" calcext:value-type="string">
            <text:p>ひ</text:p>
          </table:table-cell>
          <table:table-cell table:style-name="ce24" office:value-type="string" calcext:value-type="string">
            <text:p>ぞ</text:p>
          </table:table-cell>
          <table:table-cell table:style-name="ce24" office:value-type="string" calcext:value-type="string">
            <text:p>き</text:p>
          </table:table-cell>
          <table:table-cell table:style-name="ce24" office:value-type="string" calcext:value-type="string">
            <text:p>ラ</text:p>
          </table:table-cell>
          <table:table-cell table:number-columns-repeated="978"/>
        </table:table-row>
        <table:table-row table:style-name="ro8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全</text:p>
          </table:table-cell>
          <table:table-cell table:style-name="ce24"/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</text:p>
          </table:table-cell>
          <table:table-cell table:style-name="ce24" table:number-columns-repeated="2"/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妃</text:p>
          </table:table-cell>
          <table:table-cell table:style-name="ce24" table:number-columns-repeated="5"/>
          <table:table-cell table:style-name="ce81"/>
          <table:table-cell table:style-name="ce24" office:value-type="string" calcext:value-type="string">
            <text:p>率</text:p>
          </table:table-cell>
          <table:table-cell table:style-name="ce24" table:number-columns-repeated="15"/>
          <table:table-cell table:style-name="ce24" office:value-type="string" calcext:value-type="string">
            <text:p>貴</text:p>
          </table:table-cell>
          <table:table-cell table:style-name="ce24" table:number-columns-repeated="6"/>
          <table:table-cell table:style-name="ce24" office:value-type="string" calcext:value-type="string">
            <text:p>に</text:p>
          </table:table-cell>
          <table:table-cell table:style-name="ce24" table:number-columns-repeated="3"/>
          <table:table-cell table:number-columns-repeated="978"/>
        </table:table-row>
        <table:table-row table:style-name="ro8">
          <table:table-cell table:style-name="ce25" table:number-columns-repeated="46"/>
          <table:table-cell table:number-columns-repeated="978"/>
        </table:table-row>
        <table:table-row table:style-name="ro8">
          <table:table-cell table:style-name="ce26" office:value-type="string" calcext:value-type="string">
            <text:p>歩</text:p>
          </table:table-cell>
          <table:table-cell table:style-name="ce26" office:value-type="string" calcext:value-type="string">
            <text:p>香</text:p>
          </table:table-cell>
          <table:table-cell table:style-name="ce26" office:value-type="string" calcext:value-type="string">
            <text:p>桂</text:p>
          </table:table-cell>
          <table:table-cell table:style-name="ce26" office:value-type="string" calcext:value-type="string">
            <text:p>銀</text:p>
          </table:table-cell>
          <table:table-cell table:style-name="ce26" office:value-type="string" calcext:value-type="string">
            <text:p>金</text:p>
          </table:table-cell>
          <table:table-cell table:style-name="ce26" office:value-type="string" calcext:value-type="string">
            <text:p>角</text:p>
          </table:table-cell>
          <table:table-cell table:style-name="ce26" office:value-type="string" calcext:value-type="string">
            <text:p>飛</text:p>
          </table:table-cell>
          <table:table-cell table:style-name="ce26" office:value-type="string" calcext:value-type="string">
            <text:p>玉</text:p>
          </table:table-cell>
          <table:table-cell table:style-name="ce26" office:value-type="string" calcext:value-type="string">
            <text:p>王</text:p>
          </table:table-cell>
          <table:table-cell table:number-columns-repeated="4" table:style-name="ce40" office:value-type="string" calcext:value-type="string">
            <text:p>♟</text:p>
          </table:table-cell>
          <table:table-cell table:style-name="ce40" office:value-type="string" calcext:value-type="string">
            <text:p>♞</text:p>
          </table:table-cell>
          <table:table-cell table:style-name="ce40" office:value-type="string" calcext:value-type="string">
            <text:p>♝</text:p>
          </table:table-cell>
          <table:table-cell table:style-name="ce40" office:value-type="string" calcext:value-type="string">
            <text:p>♜</text:p>
          </table:table-cell>
          <table:table-cell table:style-name="ce40" office:value-type="string" calcext:value-type="string">
            <text:p>♛</text:p>
          </table:table-cell>
          <table:table-cell table:style-name="ce40" office:value-type="string" calcext:value-type="string">
            <text:p>♚</text:p>
          </table:table-cell>
          <table:table-cell table:style-name="ce26" office:value-type="string" calcext:value-type="string">
            <text:p>♔</text:p>
          </table:table-cell>
          <table:table-cell table:number-columns-repeated="6" table:style-name="ce26" office:value-type="string" calcext:value-type="string">
            <text:p>○</text:p>
          </table:table-cell>
          <table:table-cell table:number-columns-repeated="2" table:style-name="ce26" office:value-type="string" calcext:value-type="string">
            <text:p>⊕</text:p>
          </table:table-cell>
          <table:table-cell table:number-columns-repeated="6" table:style-name="ce26" office:value-type="string" calcext:value-type="string">
            <text:p>⬡</text:p>
          </table:table-cell>
          <table:table-cell table:number-columns-repeated="2" table:style-name="ce26" office:value-type="string" calcext:value-type="string">
            <text:p>⏣</text:p>
          </table:table-cell>
          <table:table-cell table:style-name="ce26" office:value-type="string" calcext:value-type="string">
            <text:p>⛂</text:p>
          </table:table-cell>
          <table:table-cell table:style-name="ce26" office:value-type="string" calcext:value-type="string">
            <text:p>🐴</text:p>
          </table:table-cell>
          <table:table-cell table:style-name="ce26" office:value-type="string" calcext:value-type="string">
            <text:p>Δ</text:p>
          </table:table-cell>
          <table:table-cell table:style-name="ce26" office:value-type="string" calcext:value-type="string">
            <text:p>⯊</text:p>
          </table:table-cell>
          <table:table-cell table:style-name="ce26" office:value-type="string" calcext:value-type="string">
            <text:p>▴</text:p>
          </table:table-cell>
          <table:table-cell table:style-name="ce26" office:value-type="string" calcext:value-type="string">
            <text:p>▲</text:p>
          </table:table-cell>
          <table:table-cell table:style-name="ce26" office:value-type="string" calcext:value-type="string">
            <text:p>△</text:p>
          </table:table-cell>
          <table:table-cell table:style-name="ce26" office:value-type="string" calcext:value-type="string">
            <text:p>🐤</text:p>
          </table:table-cell>
          <table:table-cell table:style-name="ce26" office:value-type="string" calcext:value-type="string">
            <text:p>🐘</text:p>
          </table:table-cell>
          <table:table-cell table:style-name="ce26" office:value-type="string" calcext:value-type="string">
            <text:p>🦒</text:p>
          </table:table-cell>
          <table:table-cell table:style-name="ce26" office:value-type="string" calcext:value-type="string">
            <text:p>🦁</text:p>
          </table:table-cell>
          <table:table-cell table:number-columns-repeated="978"/>
        </table:table-row>
        <table:table-row table:style-name="ro8">
          <table:table-cell table:style-name="ce27" office:value-type="string" calcext:value-type="string">
            <text:p>兵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将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行</text:p>
          </table:table-cell>
          <table:table-cell table:style-name="ce27" office:value-type="string" calcext:value-type="string">
            <text:p>車</text:p>
          </table:table-cell>
          <table:table-cell table:number-columns-repeated="2" table:style-name="ce27" office:value-type="string" calcext:value-type="string">
            <text:p>將</text:p>
          </table:table-cell>
          <table:table-cell table:number-columns-repeated="4" table:style-name="ce27" office:value-type="string" calcext:value-type="string">
            <text:p>兵</text:p>
          </table:table-cell>
          <table:table-cell table:style-name="ce27" office:value-type="string" calcext:value-type="string">
            <text:p>騎</text:p>
          </table:table-cell>
          <table:table-cell table:style-name="ce27" office:value-type="string" calcext:value-type="string">
            <text:p>聖</text:p>
          </table:table-cell>
          <table:table-cell table:style-name="ce27" office:value-type="string" calcext:value-type="string">
            <text:p>塔</text:p>
          </table:table-cell>
          <table:table-cell table:style-name="ce27" office:value-type="string" calcext:value-type="string">
            <text:p>后</text:p>
          </table:table-cell>
          <table:table-cell table:number-columns-repeated="2" table:style-name="ce27" office:value-type="string" calcext:value-type="string">
            <text:p>王</text:p>
          </table:table-cell>
          <table:table-cell table:style-name="ce27" office:value-type="string" calcext:value-type="string">
            <text:p>卒</text:p>
          </table:table-cell>
          <table:table-cell table:style-name="ce27" office:value-type="string" calcext:value-type="string">
            <text:p>炮</text:p>
          </table:table-cell>
          <table:table-cell table:style-name="ce27" office:value-type="string" calcext:value-type="string">
            <text:p>傌</text:p>
          </table:table-cell>
          <table:table-cell table:style-name="ce27" office:value-type="string" calcext:value-type="string">
            <text:p>相</text:p>
          </table:table-cell>
          <table:table-cell table:style-name="ce27" office:value-type="string" calcext:value-type="string">
            <text:p>俥</text:p>
          </table:table-cell>
          <table:table-cell table:style-name="ce27" office:value-type="string" calcext:value-type="string">
            <text:p>仕</text:p>
          </table:table-cell>
          <table:table-cell table:style-name="ce27" office:value-type="string" calcext:value-type="string">
            <text:p>帥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卆</text:p>
          </table:table-cell>
          <table:table-cell table:style-name="ce27" office:value-type="string" calcext:value-type="string">
            <text:p>包</text:p>
          </table:table-cell>
          <table:table-cell table:style-name="ce27" office:value-type="string" calcext:value-type="string">
            <text:p>马</text:p>
          </table:table-cell>
          <table:table-cell table:style-name="ce27" office:value-type="string" calcext:value-type="string">
            <text:p>象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士</text:p>
          </table:table-cell>
          <table:table-cell table:style-name="ce27" office:value-type="string" calcext:value-type="string">
            <text:p>楚</text:p>
          </table:table-cell>
          <table:table-cell table:style-name="ce27" office:value-type="string" calcext:value-type="string">
            <text:p>漢</text:p>
          </table:table-cell>
          <table:table-cell table:style-name="ce27" office:value-type="string" calcext:value-type="string">
            <text:p>貝</text:p>
          </table:table-cell>
          <table:table-cell table:style-name="ce27" office:value-type="string" calcext:value-type="string">
            <text:p>瑪</text:p>
          </table:table-cell>
          <table:table-cell table:style-name="ce27" office:value-type="string" calcext:value-type="string">
            <text:p>根</text:p>
          </table:table-cell>
          <table:table-cell table:style-name="ce27" office:value-type="string" calcext:value-type="string">
            <text:p>船</text:p>
          </table:table-cell>
          <table:table-cell table:style-name="ce27" office:value-type="string" calcext:value-type="string">
            <text:p>種</text:p>
          </table:table-cell>
          <table:table-cell table:number-columns-repeated="2" table:style-name="ce27" office:value-type="string" calcext:value-type="string">
            <text:p>君</text:p>
          </table:table-cell>
          <table:table-cell table:style-name="ce27" office:value-type="string" calcext:value-type="string">
            <text:p>ひ</text:p>
          </table:table-cell>
          <table:table-cell table:style-name="ce27" office:value-type="string" calcext:value-type="string">
            <text:p>ぞ</text:p>
          </table:table-cell>
          <table:table-cell table:style-name="ce27" office:value-type="string" calcext:value-type="string">
            <text:p>き</text:p>
          </table:table-cell>
          <table:table-cell table:style-name="ce27" office:value-type="string" calcext:value-type="string">
            <text:p>ラ</text:p>
          </table:table-cell>
          <table:table-cell table:number-columns-repeated="978"/>
        </table:table-row>
        <table:table-row table:style-name="ro8">
          <table:table-cell table:style-name="ce26" table:number-columns-repeated="5"/>
          <table:table-cell table:number-columns-repeated="2" table:style-name="ce26" office:value-type="string" calcext:value-type="string">
            <text:p>龍</text:p>
          </table:table-cell>
          <table:table-cell table:style-name="ce74"/>
          <table:table-cell table:style-name="ce26"/>
          <table:table-cell table:style-name="ce26" office:value-type="string" calcext:value-type="string">
            <text:p>♘</text:p>
          </table:table-cell>
          <table:table-cell table:style-name="ce26" office:value-type="string" calcext:value-type="string">
            <text:p>♗</text:p>
          </table:table-cell>
          <table:table-cell table:style-name="ce26" office:value-type="string" calcext:value-type="string">
            <text:p>♖</text:p>
          </table:table-cell>
          <table:table-cell table:style-name="ce26" office:value-type="string" calcext:value-type="string">
            <text:p>♕</text:p>
          </table:table-cell>
          <table:table-cell table:style-name="ce26" table:number-columns-repeated="5"/>
          <table:table-cell table:style-name="ce74"/>
          <table:table-cell table:style-name="ce26" office:value-type="string" calcext:value-type="string">
            <text:p>⊖</text:p>
          </table:table-cell>
          <table:table-cell table:style-name="ce26" table:number-columns-repeated="15"/>
          <table:table-cell table:style-name="ce26" office:value-type="string" calcext:value-type="string">
            <text:p>⛀</text:p>
          </table:table-cell>
          <table:table-cell table:style-name="ce26" table:number-columns-repeated="6"/>
          <table:table-cell table:style-name="ce26" office:value-type="string" calcext:value-type="string">
            <text:p>🐔</text:p>
          </table:table-cell>
          <table:table-cell table:style-name="ce26" table:number-columns-repeated="3"/>
          <table:table-cell table:number-columns-repeated="978"/>
        </table:table-row>
        <table:table-row table:style-name="ro8">
          <table:table-cell table:style-name="ce27" office:value-type="string" calcext:value-type="string">
            <text:p>と</text:p>
          </table:table-cell>
          <table:table-cell table:style-name="ce27" office:value-type="string" calcext:value-type="string">
            <text:p>仝</text:p>
          </table:table-cell>
          <table:table-cell table:style-name="ce27" office:value-type="string" calcext:value-type="string">
            <text:p>今</text:p>
          </table:table-cell>
          <table:table-cell table:style-name="ce27" office:value-type="string" calcext:value-type="string">
            <text:p>全</text:p>
          </table:table-cell>
          <table:table-cell table:style-name="ce27"/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王</text:p>
          </table:table-cell>
          <table:table-cell table:style-name="ce75"/>
          <table:table-cell table:style-name="ce27"/>
          <table:table-cell table:style-name="ce27" office:value-type="string" calcext:value-type="string">
            <text:p>騏</text:p>
          </table:table-cell>
          <table:table-cell table:style-name="ce27" office:value-type="string" calcext:value-type="string">
            <text:p>僧</text:p>
          </table:table-cell>
          <table:table-cell table:style-name="ce27" office:value-type="string" calcext:value-type="string">
            <text:p>城</text:p>
          </table:table-cell>
          <table:table-cell table:style-name="ce27" office:value-type="string" calcext:value-type="string">
            <text:p>妃</text:p>
          </table:table-cell>
          <table:table-cell table:style-name="ce27" table:number-columns-repeated="5"/>
          <table:table-cell table:style-name="ce75"/>
          <table:table-cell table:style-name="ce27" office:value-type="string" calcext:value-type="string">
            <text:p>率</text:p>
          </table:table-cell>
          <table:table-cell table:style-name="ce27" table:number-columns-repeated="15"/>
          <table:table-cell table:style-name="ce27" office:value-type="string" calcext:value-type="string">
            <text:p>貴</text:p>
          </table:table-cell>
          <table:table-cell table:style-name="ce27" table:number-columns-repeated="6"/>
          <table:table-cell table:style-name="ce27" office:value-type="string" calcext:value-type="string">
            <text:p>に</text:p>
          </table:table-cell>
          <table:table-cell table:style-name="ce27" table:number-columns-repeated="3"/>
          <table:table-cell table:number-columns-repeated="978"/>
        </table:table-row>
        <table:table-row table:style-name="ro8">
          <table:table-cell table:style-name="ce28" table:number-columns-repeated="46"/>
          <table:table-cell table:number-columns-repeated="978"/>
        </table:table-row>
        <table:table-row table:style-name="ro8">
          <table:table-cell table:style-name="ce29" table:formula="of:=[.A4]&amp;&quot;&quot;" office:value-type="string" office:string-value="歩" calcext:value-type="string">
            <text:p>歩</text:p>
          </table:table-cell>
          <table:table-cell table:style-name="ce29" table:formula="of:=[.B4]&amp;&quot;&quot;" office:value-type="string" office:string-value="香" calcext:value-type="string">
            <text:p>香</text:p>
          </table:table-cell>
          <table:table-cell table:style-name="ce29" table:formula="of:=[.C4]&amp;&quot;&quot;" office:value-type="string" office:string-value="桂" calcext:value-type="string">
            <text:p>桂</text:p>
          </table:table-cell>
          <table:table-cell table:style-name="ce29" table:formula="of:=[.D4]&amp;&quot;&quot;" office:value-type="string" office:string-value="銀" calcext:value-type="string">
            <text:p>銀</text:p>
          </table:table-cell>
          <table:table-cell table:style-name="ce29" table:formula="of:=[.E4]&amp;&quot;&quot;" office:value-type="string" office:string-value="金" calcext:value-type="string">
            <text:p>金</text:p>
          </table:table-cell>
          <table:table-cell table:style-name="ce29" table:formula="of:=[.F4]&amp;&quot;&quot;" office:value-type="string" office:string-value="角" calcext:value-type="string">
            <text:p>角</text:p>
          </table:table-cell>
          <table:table-cell table:style-name="ce29" table:formula="of:=[.G4]&amp;&quot;&quot;" office:value-type="string" office:string-value="飛" calcext:value-type="string">
            <text:p>飛</text:p>
          </table:table-cell>
          <table:table-cell table:style-name="ce29" table:formula="of:=[.H4]&amp;&quot;&quot;" office:value-type="string" office:string-value="玉" calcext:value-type="string">
            <text:p>玉</text:p>
          </table:table-cell>
          <table:table-cell table:style-name="ce29" table:formula="of:=[.I4]&amp;&quot;&quot;" office:value-type="string" office:string-value="王" calcext:value-type="string">
            <text:p>王</text:p>
          </table:table-cell>
          <table:table-cell table:style-name="ce29" table:formula="of:=[.J4]&amp;&quot;&quot;" office:value-type="string" office:string-value="♟" calcext:value-type="string">
            <text:p>♟</text:p>
          </table:table-cell>
          <table:table-cell table:style-name="ce29" table:formula="of:=[.K4]&amp;&quot;&quot;" office:value-type="string" office:string-value="♟" calcext:value-type="string">
            <text:p>♟</text:p>
          </table:table-cell>
          <table:table-cell table:style-name="ce29" table:formula="of:=[.L4]&amp;&quot;&quot;" office:value-type="string" office:string-value="♟" calcext:value-type="string">
            <text:p>♟</text:p>
          </table:table-cell>
          <table:table-cell table:style-name="ce29" table:formula="of:=[.M4]&amp;&quot;&quot;" office:value-type="string" office:string-value="♟" calcext:value-type="string">
            <text:p>♟</text:p>
          </table:table-cell>
          <table:table-cell table:style-name="ce29" table:formula="of:=[.N4]&amp;&quot;&quot;" office:value-type="string" office:string-value="♞" calcext:value-type="string">
            <text:p>♞</text:p>
          </table:table-cell>
          <table:table-cell table:style-name="ce29" table:formula="of:=[.O4]&amp;&quot;&quot;" office:value-type="string" office:string-value="♝" calcext:value-type="string">
            <text:p>♝</text:p>
          </table:table-cell>
          <table:table-cell table:style-name="ce29" table:formula="of:=[.P4]&amp;&quot;&quot;" office:value-type="string" office:string-value="♜" calcext:value-type="string">
            <text:p>♜</text:p>
          </table:table-cell>
          <table:table-cell table:style-name="ce29" table:formula="of:=[.Q4]&amp;&quot;&quot;" office:value-type="string" office:string-value="♛" calcext:value-type="string">
            <text:p>♛</text:p>
          </table:table-cell>
          <table:table-cell table:style-name="ce29" table:formula="of:=[.R4]&amp;&quot;&quot;" office:value-type="string" office:string-value="♚" calcext:value-type="string">
            <text:p>♚</text:p>
          </table:table-cell>
          <table:table-cell table:style-name="ce29" table:formula="of:=[.S4]&amp;&quot;&quot;" office:value-type="string" office:string-value="♔" calcext:value-type="string">
            <text:p>♔</text:p>
          </table:table-cell>
          <table:table-cell table:style-name="ce29" table:formula="of:=[.T4]&amp;&quot;&quot;" office:value-type="string" office:string-value="○" calcext:value-type="string">
            <text:p>○</text:p>
          </table:table-cell>
          <table:table-cell table:style-name="ce29" table:formula="of:=[.U4]&amp;&quot;&quot;" office:value-type="string" office:string-value="○" calcext:value-type="string">
            <text:p>○</text:p>
          </table:table-cell>
          <table:table-cell table:style-name="ce29" table:formula="of:=[.V4]&amp;&quot;&quot;" office:value-type="string" office:string-value="○" calcext:value-type="string">
            <text:p>○</text:p>
          </table:table-cell>
          <table:table-cell table:style-name="ce29" table:formula="of:=[.W4]&amp;&quot;&quot;" office:value-type="string" office:string-value="○" calcext:value-type="string">
            <text:p>○</text:p>
          </table:table-cell>
          <table:table-cell table:style-name="ce29" table:formula="of:=[.X4]&amp;&quot;&quot;" office:value-type="string" office:string-value="○" calcext:value-type="string">
            <text:p>○</text:p>
          </table:table-cell>
          <table:table-cell table:style-name="ce29" table:formula="of:=[.Y4]&amp;&quot;&quot;" office:value-type="string" office:string-value="○" calcext:value-type="string">
            <text:p>○</text:p>
          </table:table-cell>
          <table:table-cell table:style-name="ce29" table:formula="of:=[.Z4]&amp;&quot;&quot;" office:value-type="string" office:string-value="⊕" calcext:value-type="string">
            <text:p>⊕</text:p>
          </table:table-cell>
          <table:table-cell table:style-name="ce29" table:formula="of:=[.AA4]&amp;&quot;&quot;" office:value-type="string" office:string-value="⊕" calcext:value-type="string">
            <text:p>⊕</text:p>
          </table:table-cell>
          <table:table-cell table:style-name="ce29" table:formula="of:=[.AB4]&amp;&quot;&quot;" office:value-type="string" office:string-value="⬡" calcext:value-type="string">
            <text:p>⬡</text:p>
          </table:table-cell>
          <table:table-cell table:style-name="ce29" table:formula="of:=[.AC4]&amp;&quot;&quot;" office:value-type="string" office:string-value="⬡" calcext:value-type="string">
            <text:p>⬡</text:p>
          </table:table-cell>
          <table:table-cell table:style-name="ce29" table:formula="of:=[.AD4]&amp;&quot;&quot;" office:value-type="string" office:string-value="⬡" calcext:value-type="string">
            <text:p>⬡</text:p>
          </table:table-cell>
          <table:table-cell table:style-name="ce29" table:formula="of:=[.AE4]&amp;&quot;&quot;" office:value-type="string" office:string-value="⬡" calcext:value-type="string">
            <text:p>⬡</text:p>
          </table:table-cell>
          <table:table-cell table:style-name="ce29" table:formula="of:=[.AF4]&amp;&quot;&quot;" office:value-type="string" office:string-value="⬡" calcext:value-type="string">
            <text:p>⬡</text:p>
          </table:table-cell>
          <table:table-cell table:style-name="ce29" table:formula="of:=[.AG4]&amp;&quot;&quot;" office:value-type="string" office:string-value="⬡" calcext:value-type="string">
            <text:p>⬡</text:p>
          </table:table-cell>
          <table:table-cell table:style-name="ce29" table:formula="of:=[.AH4]&amp;&quot;&quot;" office:value-type="string" office:string-value="⏣" calcext:value-type="string">
            <text:p>⏣</text:p>
          </table:table-cell>
          <table:table-cell table:style-name="ce29" table:formula="of:=[.AI4]&amp;&quot;&quot;" office:value-type="string" office:string-value="⏣" calcext:value-type="string">
            <text:p>⏣</text:p>
          </table:table-cell>
          <table:table-cell table:style-name="ce29" table:formula="of:=[.AJ4]&amp;&quot;&quot;" office:value-type="string" office:string-value="⛂" calcext:value-type="string">
            <text:p>⛂</text:p>
          </table:table-cell>
          <table:table-cell table:style-name="ce29" table:formula="of:=[.AK4]&amp;&quot;&quot;" office:value-type="string" office:string-value="🐴" calcext:value-type="string">
            <text:p>🐴</text:p>
          </table:table-cell>
          <table:table-cell table:style-name="ce29" table:formula="of:=[.AL4]&amp;&quot;&quot;" office:value-type="string" office:string-value="Δ" calcext:value-type="string">
            <text:p>Δ</text:p>
          </table:table-cell>
          <table:table-cell table:style-name="ce29" table:formula="of:=[.AM4]&amp;&quot;&quot;" office:value-type="string" office:string-value="⯊" calcext:value-type="string">
            <text:p>⯊</text:p>
          </table:table-cell>
          <table:table-cell table:style-name="ce29" table:formula="of:=[.AN4]&amp;&quot;&quot;" office:value-type="string" office:string-value="▴" calcext:value-type="string">
            <text:p>▴</text:p>
          </table:table-cell>
          <table:table-cell table:style-name="ce29" table:formula="of:=[.AO4]&amp;&quot;&quot;" office:value-type="string" office:string-value="▲" calcext:value-type="string">
            <text:p>▲</text:p>
          </table:table-cell>
          <table:table-cell table:style-name="ce29" table:formula="of:=[.AP4]&amp;&quot;&quot;" office:value-type="string" office:string-value="△" calcext:value-type="string">
            <text:p>△</text:p>
          </table:table-cell>
          <table:table-cell table:style-name="ce29" table:formula="of:=[.AQ4]&amp;&quot;&quot;" office:value-type="string" office:string-value="🐤" calcext:value-type="string">
            <text:p>🐤</text:p>
          </table:table-cell>
          <table:table-cell table:style-name="ce29" table:formula="of:=[.AR4]&amp;&quot;&quot;" office:value-type="string" office:string-value="🐘" calcext:value-type="string">
            <text:p>🐘</text:p>
          </table:table-cell>
          <table:table-cell table:style-name="ce29" table:formula="of:=[.AS4]&amp;&quot;&quot;" office:value-type="string" office:string-value="🦒" calcext:value-type="string">
            <text:p>🦒</text:p>
          </table:table-cell>
          <table:table-cell table:style-name="ce29" table:formula="of:=[.AT4]&amp;&quot;&quot;" office:value-type="string" office:string-value="🦁" calcext:value-type="string">
            <text:p>🦁</text:p>
          </table:table-cell>
          <table:table-cell table:number-columns-repeated="978"/>
        </table:table-row>
        <table:table-row table:style-name="ro8">
          <table:table-cell table:style-name="ce29" table:formula="of:=[.A5]&amp;&quot;&quot;" office:value-type="string" office:string-value="兵" calcext:value-type="string">
            <text:p>兵</text:p>
          </table:table-cell>
          <table:table-cell table:style-name="ce29" table:formula="of:=[.B5]&amp;&quot;&quot;" office:value-type="string" office:string-value="車" calcext:value-type="string">
            <text:p>車</text:p>
          </table:table-cell>
          <table:table-cell table:style-name="ce29" table:formula="of:=[.C5]&amp;&quot;&quot;" office:value-type="string" office:string-value="馬" calcext:value-type="string">
            <text:p>馬</text:p>
          </table:table-cell>
          <table:table-cell table:style-name="ce29" table:formula="of:=[.D5]&amp;&quot;&quot;" office:value-type="string" office:string-value="将" calcext:value-type="string">
            <text:p>将</text:p>
          </table:table-cell>
          <table:table-cell table:style-name="ce29" table:formula="of:=[.E5]&amp;&quot;&quot;" office:value-type="string" office:string-value="將" calcext:value-type="string">
            <text:p>將</text:p>
          </table:table-cell>
          <table:table-cell table:style-name="ce29" table:formula="of:=[.F5]&amp;&quot;&quot;" office:value-type="string" office:string-value="行" calcext:value-type="string">
            <text:p>行</text:p>
          </table:table-cell>
          <table:table-cell table:style-name="ce29" table:formula="of:=[.G5]&amp;&quot;&quot;" office:value-type="string" office:string-value="車" calcext:value-type="string">
            <text:p>車</text:p>
          </table:table-cell>
          <table:table-cell table:style-name="ce29" table:formula="of:=[.H5]&amp;&quot;&quot;" office:value-type="string" office:string-value="將" calcext:value-type="string">
            <text:p>將</text:p>
          </table:table-cell>
          <table:table-cell table:style-name="ce29" table:formula="of:=[.I5]&amp;&quot;&quot;" office:value-type="string" office:string-value="將" calcext:value-type="string">
            <text:p>將</text:p>
          </table:table-cell>
          <table:table-cell table:style-name="ce29" table:formula="of:=[.J5]&amp;&quot;&quot;" office:value-type="string" office:string-value="兵" calcext:value-type="string">
            <text:p>兵</text:p>
          </table:table-cell>
          <table:table-cell table:style-name="ce29" table:formula="of:=[.K5]&amp;&quot;&quot;" office:value-type="string" office:string-value="兵" calcext:value-type="string">
            <text:p>兵</text:p>
          </table:table-cell>
          <table:table-cell table:style-name="ce29" table:formula="of:=[.L5]&amp;&quot;&quot;" office:value-type="string" office:string-value="兵" calcext:value-type="string">
            <text:p>兵</text:p>
          </table:table-cell>
          <table:table-cell table:style-name="ce29" table:formula="of:=[.M5]&amp;&quot;&quot;" office:value-type="string" office:string-value="兵" calcext:value-type="string">
            <text:p>兵</text:p>
          </table:table-cell>
          <table:table-cell table:style-name="ce29" table:formula="of:=[.N5]&amp;&quot;&quot;" office:value-type="string" office:string-value="騎" calcext:value-type="string">
            <text:p>騎</text:p>
          </table:table-cell>
          <table:table-cell table:style-name="ce29" table:formula="of:=[.O5]&amp;&quot;&quot;" office:value-type="string" office:string-value="聖" calcext:value-type="string">
            <text:p>聖</text:p>
          </table:table-cell>
          <table:table-cell table:style-name="ce29" table:formula="of:=[.P5]&amp;&quot;&quot;" office:value-type="string" office:string-value="塔" calcext:value-type="string">
            <text:p>塔</text:p>
          </table:table-cell>
          <table:table-cell table:style-name="ce29" table:formula="of:=[.Q5]&amp;&quot;&quot;" office:value-type="string" office:string-value="后" calcext:value-type="string">
            <text:p>后</text:p>
          </table:table-cell>
          <table:table-cell table:style-name="ce29" table:formula="of:=[.R5]&amp;&quot;&quot;" office:value-type="string" office:string-value="王" calcext:value-type="string">
            <text:p>王</text:p>
          </table:table-cell>
          <table:table-cell table:style-name="ce29" table:formula="of:=[.S5]&amp;&quot;&quot;" office:value-type="string" office:string-value="王" calcext:value-type="string">
            <text:p>王</text:p>
          </table:table-cell>
          <table:table-cell table:style-name="ce29" table:formula="of:=[.T5]&amp;&quot;&quot;" office:value-type="string" office:string-value="卒" calcext:value-type="string">
            <text:p>卒</text:p>
          </table:table-cell>
          <table:table-cell table:style-name="ce29" table:formula="of:=[.U5]&amp;&quot;&quot;" office:value-type="string" office:string-value="炮" calcext:value-type="string">
            <text:p>炮</text:p>
          </table:table-cell>
          <table:table-cell table:style-name="ce29" table:formula="of:=[.V5]&amp;&quot;&quot;" office:value-type="string" office:string-value="傌" calcext:value-type="string">
            <text:p>傌</text:p>
          </table:table-cell>
          <table:table-cell table:style-name="ce29" table:formula="of:=[.W5]&amp;&quot;&quot;" office:value-type="string" office:string-value="相" calcext:value-type="string">
            <text:p>相</text:p>
          </table:table-cell>
          <table:table-cell table:style-name="ce29" table:formula="of:=[.X5]&amp;&quot;&quot;" office:value-type="string" office:string-value="俥" calcext:value-type="string">
            <text:p>俥</text:p>
          </table:table-cell>
          <table:table-cell table:style-name="ce29" table:formula="of:=[.Y5]&amp;&quot;&quot;" office:value-type="string" office:string-value="仕" calcext:value-type="string">
            <text:p>仕</text:p>
          </table:table-cell>
          <table:table-cell table:style-name="ce29" table:formula="of:=[.Z5]&amp;&quot;&quot;" office:value-type="string" office:string-value="帥" calcext:value-type="string">
            <text:p>帥</text:p>
          </table:table-cell>
          <table:table-cell table:style-name="ce29" table:formula="of:=[.AA5]&amp;&quot;&quot;" office:value-type="string" office:string-value="將" calcext:value-type="string">
            <text:p>將</text:p>
          </table:table-cell>
          <table:table-cell table:style-name="ce29" table:formula="of:=[.AB5]&amp;&quot;&quot;" office:value-type="string" office:string-value="卆" calcext:value-type="string">
            <text:p>卆</text:p>
          </table:table-cell>
          <table:table-cell table:style-name="ce29" table:formula="of:=[.AC5]&amp;&quot;&quot;" office:value-type="string" office:string-value="包" calcext:value-type="string">
            <text:p>包</text:p>
          </table:table-cell>
          <table:table-cell table:style-name="ce29" table:formula="of:=[.AD5]&amp;&quot;&quot;" office:value-type="string" office:string-value="马" calcext:value-type="string">
            <text:p>马</text:p>
          </table:table-cell>
          <table:table-cell table:style-name="ce29" table:formula="of:=[.AE5]&amp;&quot;&quot;" office:value-type="string" office:string-value="象" calcext:value-type="string">
            <text:p>象</text:p>
          </table:table-cell>
          <table:table-cell table:style-name="ce29" table:formula="of:=[.AF5]&amp;&quot;&quot;" office:value-type="string" office:string-value="車" calcext:value-type="string">
            <text:p>車</text:p>
          </table:table-cell>
          <table:table-cell table:style-name="ce29" table:formula="of:=[.AG5]&amp;&quot;&quot;" office:value-type="string" office:string-value="士" calcext:value-type="string">
            <text:p>士</text:p>
          </table:table-cell>
          <table:table-cell table:style-name="ce29" table:formula="of:=[.AH5]&amp;&quot;&quot;" office:value-type="string" office:string-value="楚" calcext:value-type="string">
            <text:p>楚</text:p>
          </table:table-cell>
          <table:table-cell table:style-name="ce29" table:formula="of:=[.AI5]&amp;&quot;&quot;" office:value-type="string" office:string-value="漢" calcext:value-type="string">
            <text:p>漢</text:p>
          </table:table-cell>
          <table:table-cell table:style-name="ce29" table:formula="of:=[.AJ5]&amp;&quot;&quot;" office:value-type="string" office:string-value="貝" calcext:value-type="string">
            <text:p>貝</text:p>
          </table:table-cell>
          <table:table-cell table:style-name="ce29" table:formula="of:=[.AK5]&amp;&quot;&quot;" office:value-type="string" office:string-value="瑪" calcext:value-type="string">
            <text:p>瑪</text:p>
          </table:table-cell>
          <table:table-cell table:style-name="ce29" table:formula="of:=[.AL5]&amp;&quot;&quot;" office:value-type="string" office:string-value="根" calcext:value-type="string">
            <text:p>根</text:p>
          </table:table-cell>
          <table:table-cell table:style-name="ce29" table:formula="of:=[.AM5]&amp;&quot;&quot;" office:value-type="string" office:string-value="船" calcext:value-type="string">
            <text:p>船</text:p>
          </table:table-cell>
          <table:table-cell table:style-name="ce29" table:formula="of:=[.AN5]&amp;&quot;&quot;" office:value-type="string" office:string-value="種" calcext:value-type="string">
            <text:p>種</text:p>
          </table:table-cell>
          <table:table-cell table:style-name="ce29" table:formula="of:=[.AO5]&amp;&quot;&quot;" office:value-type="string" office:string-value="君" calcext:value-type="string">
            <text:p>君</text:p>
          </table:table-cell>
          <table:table-cell table:style-name="ce29" table:formula="of:=[.AP5]&amp;&quot;&quot;" office:value-type="string" office:string-value="君" calcext:value-type="string">
            <text:p>君</text:p>
          </table:table-cell>
          <table:table-cell table:style-name="ce29" table:formula="of:=[.AQ5]&amp;&quot;&quot;" office:value-type="string" office:string-value="ひ" calcext:value-type="string">
            <text:p>ひ</text:p>
          </table:table-cell>
          <table:table-cell table:style-name="ce29" table:formula="of:=[.AR5]&amp;&quot;&quot;" office:value-type="string" office:string-value="ぞ" calcext:value-type="string">
            <text:p>ぞ</text:p>
          </table:table-cell>
          <table:table-cell table:style-name="ce29" table:formula="of:=[.AS5]&amp;&quot;&quot;" office:value-type="string" office:string-value="き" calcext:value-type="string">
            <text:p>き</text:p>
          </table:table-cell>
          <table:table-cell table:style-name="ce29" table:formula="of:=[.AT5]&amp;&quot;&quot;" office:value-type="string" office:string-value="ラ" calcext:value-type="string">
            <text:p>ラ</text:p>
          </table:table-cell>
          <table:table-cell table:number-columns-repeated="978"/>
        </table:table-row>
        <table:table-row table:style-name="ro8">
          <table:table-cell table:style-name="ce29" table:formula="of:=[.A6]&amp;&quot;&quot;">
            <text:p/>
          </table:table-cell>
          <table:table-cell table:style-name="ce29" table:formula="of:=[.B6]&amp;&quot;&quot;">
            <text:p/>
          </table:table-cell>
          <table:table-cell table:style-name="ce29" table:formula="of:=[.C6]&amp;&quot;&quot;">
            <text:p/>
          </table:table-cell>
          <table:table-cell table:style-name="ce29" table:formula="of:=[.D6]&amp;&quot;&quot;">
            <text:p/>
          </table:table-cell>
          <table:table-cell table:style-name="ce29" table:formula="of:=[.E6]&amp;&quot;&quot;">
            <text:p/>
          </table:table-cell>
          <table:table-cell table:style-name="ce29" table:formula="of:=[.F6]&amp;&quot;&quot;" office:value-type="string" office:string-value="龍" calcext:value-type="string">
            <text:p>龍</text:p>
          </table:table-cell>
          <table:table-cell table:style-name="ce29" table:formula="of:=[.G6]&amp;&quot;&quot;" office:value-type="string" office:string-value="龍" calcext:value-type="string">
            <text:p>龍</text:p>
          </table:table-cell>
          <table:table-cell table:style-name="ce29" table:formula="of:=[.H6]&amp;&quot;&quot;">
            <text:p/>
          </table:table-cell>
          <table:table-cell table:style-name="ce29" table:formula="of:=[.I6]&amp;&quot;&quot;">
            <text:p/>
          </table:table-cell>
          <table:table-cell table:style-name="ce29" table:formula="of:=[.J6]&amp;&quot;&quot;" office:value-type="string" office:string-value="♘" calcext:value-type="string">
            <text:p>♘</text:p>
          </table:table-cell>
          <table:table-cell table:style-name="ce29" table:formula="of:=[.K6]&amp;&quot;&quot;" office:value-type="string" office:string-value="♗" calcext:value-type="string">
            <text:p>♗</text:p>
          </table:table-cell>
          <table:table-cell table:style-name="ce29" table:formula="of:=[.L6]&amp;&quot;&quot;" office:value-type="string" office:string-value="♖" calcext:value-type="string">
            <text:p>♖</text:p>
          </table:table-cell>
          <table:table-cell table:style-name="ce29" table:formula="of:=[.M6]&amp;&quot;&quot;" office:value-type="string" office:string-value="♕" calcext:value-type="string">
            <text:p>♕</text:p>
          </table:table-cell>
          <table:table-cell table:style-name="ce29" table:formula="of:=[.N6]&amp;&quot;&quot;">
            <text:p/>
          </table:table-cell>
          <table:table-cell table:style-name="ce29" table:formula="of:=[.O6]&amp;&quot;&quot;">
            <text:p/>
          </table:table-cell>
          <table:table-cell table:style-name="ce29" table:formula="of:=[.P6]&amp;&quot;&quot;">
            <text:p/>
          </table:table-cell>
          <table:table-cell table:style-name="ce29" table:formula="of:=[.Q6]&amp;&quot;&quot;">
            <text:p/>
          </table:table-cell>
          <table:table-cell table:style-name="ce29" table:formula="of:=[.R6]&amp;&quot;&quot;">
            <text:p/>
          </table:table-cell>
          <table:table-cell table:style-name="ce29" table:formula="of:=[.S6]&amp;&quot;&quot;">
            <text:p/>
          </table:table-cell>
          <table:table-cell table:style-name="ce29" table:formula="of:=[.T6]&amp;&quot;&quot;" office:value-type="string" office:string-value="⊖" calcext:value-type="string">
            <text:p>⊖</text:p>
          </table:table-cell>
          <table:table-cell table:style-name="ce29" table:formula="of:=[.U6]&amp;&quot;&quot;">
            <text:p/>
          </table:table-cell>
          <table:table-cell table:style-name="ce29" table:formula="of:=[.V6]&amp;&quot;&quot;">
            <text:p/>
          </table:table-cell>
          <table:table-cell table:style-name="ce29" table:formula="of:=[.W6]&amp;&quot;&quot;">
            <text:p/>
          </table:table-cell>
          <table:table-cell table:style-name="ce29" table:formula="of:=[.X6]&amp;&quot;&quot;">
            <text:p/>
          </table:table-cell>
          <table:table-cell table:style-name="ce29" table:formula="of:=[.Y6]&amp;&quot;&quot;">
            <text:p/>
          </table:table-cell>
          <table:table-cell table:style-name="ce29" table:formula="of:=[.Z6]&amp;&quot;&quot;">
            <text:p/>
          </table:table-cell>
          <table:table-cell table:style-name="ce29" table:formula="of:=[.AA6]&amp;&quot;&quot;">
            <text:p/>
          </table:table-cell>
          <table:table-cell table:style-name="ce29" table:formula="of:=[.AB6]&amp;&quot;&quot;">
            <text:p/>
          </table:table-cell>
          <table:table-cell table:style-name="ce29" table:formula="of:=[.AC6]&amp;&quot;&quot;">
            <text:p/>
          </table:table-cell>
          <table:table-cell table:style-name="ce29" table:formula="of:=[.AD6]&amp;&quot;&quot;">
            <text:p/>
          </table:table-cell>
          <table:table-cell table:style-name="ce29" table:formula="of:=[.AE6]&amp;&quot;&quot;">
            <text:p/>
          </table:table-cell>
          <table:table-cell table:style-name="ce29" table:formula="of:=[.AF6]&amp;&quot;&quot;">
            <text:p/>
          </table:table-cell>
          <table:table-cell table:style-name="ce29" table:formula="of:=[.AG6]&amp;&quot;&quot;">
            <text:p/>
          </table:table-cell>
          <table:table-cell table:style-name="ce29" table:formula="of:=[.AH6]&amp;&quot;&quot;">
            <text:p/>
          </table:table-cell>
          <table:table-cell table:style-name="ce29" table:formula="of:=[.AI6]&amp;&quot;&quot;">
            <text:p/>
          </table:table-cell>
          <table:table-cell table:style-name="ce29" table:formula="of:=[.AJ6]&amp;&quot;&quot;" office:value-type="string" office:string-value="⛀" calcext:value-type="string">
            <text:p>⛀</text:p>
          </table:table-cell>
          <table:table-cell table:style-name="ce29" table:formula="of:=[.AK6]&amp;&quot;&quot;">
            <text:p/>
          </table:table-cell>
          <table:table-cell table:style-name="ce29" table:formula="of:=[.AL6]&amp;&quot;&quot;">
            <text:p/>
          </table:table-cell>
          <table:table-cell table:style-name="ce29" table:formula="of:=[.AM6]&amp;&quot;&quot;">
            <text:p/>
          </table:table-cell>
          <table:table-cell table:style-name="ce29" table:formula="of:=[.AN6]&amp;&quot;&quot;">
            <text:p/>
          </table:table-cell>
          <table:table-cell table:style-name="ce29" table:formula="of:=[.AO6]&amp;&quot;&quot;">
            <text:p/>
          </table:table-cell>
          <table:table-cell table:style-name="ce29" table:formula="of:=[.AP6]&amp;&quot;&quot;">
            <text:p/>
          </table:table-cell>
          <table:table-cell table:style-name="ce29" table:formula="of:=[.AQ6]&amp;&quot;&quot;" office:value-type="string" office:string-value="🐔" calcext:value-type="string">
            <text:p>🐔</text:p>
          </table:table-cell>
          <table:table-cell table:style-name="ce29" table:formula="of:=[.AR6]&amp;&quot;&quot;">
            <text:p/>
          </table:table-cell>
          <table:table-cell table:style-name="ce29" table:formula="of:=[.AS6]&amp;&quot;&quot;">
            <text:p/>
          </table:table-cell>
          <table:table-cell table:style-name="ce29" table:formula="of:=[.AT6]&amp;&quot;&quot;">
            <text:p/>
          </table:table-cell>
          <table:table-cell table:number-columns-repeated="978"/>
        </table:table-row>
        <table:table-row table:style-name="ro8">
          <table:table-cell table:style-name="ce29" table:formula="of:=[.A7]&amp;&quot;&quot;" office:value-type="string" office:string-value="と" calcext:value-type="string">
            <text:p>と</text:p>
          </table:table-cell>
          <table:table-cell table:style-name="ce29" table:formula="of:=[.B7]&amp;&quot;&quot;" office:value-type="string" office:string-value="仝" calcext:value-type="string">
            <text:p>仝</text:p>
          </table:table-cell>
          <table:table-cell table:style-name="ce29" table:formula="of:=[.C7]&amp;&quot;&quot;" office:value-type="string" office:string-value="今" calcext:value-type="string">
            <text:p>今</text:p>
          </table:table-cell>
          <table:table-cell table:style-name="ce29" table:formula="of:=[.D7]&amp;&quot;&quot;" office:value-type="string" office:string-value="全" calcext:value-type="string">
            <text:p>全</text:p>
          </table:table-cell>
          <table:table-cell table:style-name="ce29" table:formula="of:=[.E7]&amp;&quot;&quot;">
            <text:p/>
          </table:table-cell>
          <table:table-cell table:style-name="ce29" table:formula="of:=[.F7]&amp;&quot;&quot;" office:value-type="string" office:string-value="馬" calcext:value-type="string">
            <text:p>馬</text:p>
          </table:table-cell>
          <table:table-cell table:style-name="ce29" table:formula="of:=[.G7]&amp;&quot;&quot;" office:value-type="string" office:string-value="王" calcext:value-type="string">
            <text:p>王</text:p>
          </table:table-cell>
          <table:table-cell table:style-name="ce29" table:formula="of:=[.H7]&amp;&quot;&quot;">
            <text:p/>
          </table:table-cell>
          <table:table-cell table:style-name="ce29" table:formula="of:=[.I7]&amp;&quot;&quot;">
            <text:p/>
          </table:table-cell>
          <table:table-cell table:style-name="ce29" table:formula="of:=[.J7]&amp;&quot;&quot;" office:value-type="string" office:string-value="騏" calcext:value-type="string">
            <text:p>騏</text:p>
          </table:table-cell>
          <table:table-cell table:style-name="ce29" table:formula="of:=[.K7]&amp;&quot;&quot;" office:value-type="string" office:string-value="僧" calcext:value-type="string">
            <text:p>僧</text:p>
          </table:table-cell>
          <table:table-cell table:style-name="ce29" table:formula="of:=[.L7]&amp;&quot;&quot;" office:value-type="string" office:string-value="城" calcext:value-type="string">
            <text:p>城</text:p>
          </table:table-cell>
          <table:table-cell table:style-name="ce29" table:formula="of:=[.M7]&amp;&quot;&quot;" office:value-type="string" office:string-value="妃" calcext:value-type="string">
            <text:p>妃</text:p>
          </table:table-cell>
          <table:table-cell table:style-name="ce29" table:formula="of:=[.N7]&amp;&quot;&quot;">
            <text:p/>
          </table:table-cell>
          <table:table-cell table:style-name="ce29" table:formula="of:=[.O7]&amp;&quot;&quot;">
            <text:p/>
          </table:table-cell>
          <table:table-cell table:style-name="ce29" table:formula="of:=[.P7]&amp;&quot;&quot;">
            <text:p/>
          </table:table-cell>
          <table:table-cell table:style-name="ce29" table:formula="of:=[.Q7]&amp;&quot;&quot;">
            <text:p/>
          </table:table-cell>
          <table:table-cell table:style-name="ce29" table:formula="of:=[.R7]&amp;&quot;&quot;">
            <text:p/>
          </table:table-cell>
          <table:table-cell table:style-name="ce29" table:formula="of:=[.S7]&amp;&quot;&quot;">
            <text:p/>
          </table:table-cell>
          <table:table-cell table:style-name="ce29" table:formula="of:=[.T7]&amp;&quot;&quot;" office:value-type="string" office:string-value="率" calcext:value-type="string">
            <text:p>率</text:p>
          </table:table-cell>
          <table:table-cell table:style-name="ce29" table:formula="of:=[.U7]&amp;&quot;&quot;">
            <text:p/>
          </table:table-cell>
          <table:table-cell table:style-name="ce29" table:formula="of:=[.V7]&amp;&quot;&quot;">
            <text:p/>
          </table:table-cell>
          <table:table-cell table:style-name="ce29" table:formula="of:=[.W7]&amp;&quot;&quot;">
            <text:p/>
          </table:table-cell>
          <table:table-cell table:style-name="ce29" table:formula="of:=[.X7]&amp;&quot;&quot;">
            <text:p/>
          </table:table-cell>
          <table:table-cell table:style-name="ce29" table:formula="of:=[.Y7]&amp;&quot;&quot;">
            <text:p/>
          </table:table-cell>
          <table:table-cell table:style-name="ce29" table:formula="of:=[.Z7]&amp;&quot;&quot;">
            <text:p/>
          </table:table-cell>
          <table:table-cell table:style-name="ce29" table:formula="of:=[.AA7]&amp;&quot;&quot;">
            <text:p/>
          </table:table-cell>
          <table:table-cell table:style-name="ce29" table:formula="of:=[.AB7]&amp;&quot;&quot;">
            <text:p/>
          </table:table-cell>
          <table:table-cell table:style-name="ce29" table:formula="of:=[.AC7]&amp;&quot;&quot;">
            <text:p/>
          </table:table-cell>
          <table:table-cell table:style-name="ce29" table:formula="of:=[.AD7]&amp;&quot;&quot;">
            <text:p/>
          </table:table-cell>
          <table:table-cell table:style-name="ce29" table:formula="of:=[.AE7]&amp;&quot;&quot;">
            <text:p/>
          </table:table-cell>
          <table:table-cell table:style-name="ce29" table:formula="of:=[.AF7]&amp;&quot;&quot;">
            <text:p/>
          </table:table-cell>
          <table:table-cell table:style-name="ce29" table:formula="of:=[.AG7]&amp;&quot;&quot;">
            <text:p/>
          </table:table-cell>
          <table:table-cell table:style-name="ce29" table:formula="of:=[.AH7]&amp;&quot;&quot;">
            <text:p/>
          </table:table-cell>
          <table:table-cell table:style-name="ce29" table:formula="of:=[.AI7]&amp;&quot;&quot;">
            <text:p/>
          </table:table-cell>
          <table:table-cell table:style-name="ce29" table:formula="of:=[.AJ7]&amp;&quot;&quot;" office:value-type="string" office:string-value="貴" calcext:value-type="string">
            <text:p>貴</text:p>
          </table:table-cell>
          <table:table-cell table:style-name="ce29" table:formula="of:=[.AK7]&amp;&quot;&quot;">
            <text:p/>
          </table:table-cell>
          <table:table-cell table:style-name="ce29" table:formula="of:=[.AL7]&amp;&quot;&quot;">
            <text:p/>
          </table:table-cell>
          <table:table-cell table:style-name="ce29" table:formula="of:=[.AM7]&amp;&quot;&quot;">
            <text:p/>
          </table:table-cell>
          <table:table-cell table:style-name="ce29" table:formula="of:=[.AN7]&amp;&quot;&quot;">
            <text:p/>
          </table:table-cell>
          <table:table-cell table:style-name="ce29" table:formula="of:=[.AO7]&amp;&quot;&quot;">
            <text:p/>
          </table:table-cell>
          <table:table-cell table:style-name="ce29" table:formula="of:=[.AP7]&amp;&quot;&quot;">
            <text:p/>
          </table:table-cell>
          <table:table-cell table:style-name="ce29" table:formula="of:=[.AQ7]&amp;&quot;&quot;" office:value-type="string" office:string-value="に" calcext:value-type="string">
            <text:p>に</text:p>
          </table:table-cell>
          <table:table-cell table:style-name="ce29" table:formula="of:=[.AR7]&amp;&quot;&quot;">
            <text:p/>
          </table:table-cell>
          <table:table-cell table:style-name="ce29" table:formula="of:=[.AS7]&amp;&quot;&quot;">
            <text:p/>
          </table:table-cell>
          <table:table-cell table:style-name="ce29" table:formula="of:=[.AT7]&amp;&quot;&quot;">
            <text:p/>
          </table:table-cell>
          <table:table-cell table:number-columns-repeated="978"/>
        </table:table-row>
        <table:table-row table:style-name="ro8">
          <table:table-cell table:style-name="ce30" table:formula="of:=[.A8]&amp;&quot;&quot;">
            <text:p/>
          </table:table-cell>
          <table:table-cell table:style-name="ce30" table:formula="of:=[.B8]&amp;&quot;&quot;">
            <text:p/>
          </table:table-cell>
          <table:table-cell table:style-name="ce30" table:formula="of:=[.C8]&amp;&quot;&quot;">
            <text:p/>
          </table:table-cell>
          <table:table-cell table:style-name="ce30" table:formula="of:=[.D8]&amp;&quot;&quot;">
            <text:p/>
          </table:table-cell>
          <table:table-cell table:style-name="ce30" table:formula="of:=[.E8]&amp;&quot;&quot;">
            <text:p/>
          </table:table-cell>
          <table:table-cell table:style-name="ce30" table:formula="of:=[.F8]&amp;&quot;&quot;">
            <text:p/>
          </table:table-cell>
          <table:table-cell table:style-name="ce30" table:formula="of:=[.G8]&amp;&quot;&quot;">
            <text:p/>
          </table:table-cell>
          <table:table-cell table:style-name="ce30" table:formula="of:=[.H8]&amp;&quot;&quot;">
            <text:p/>
          </table:table-cell>
          <table:table-cell table:style-name="ce30" table:formula="of:=[.I8]&amp;&quot;&quot;">
            <text:p/>
          </table:table-cell>
          <table:table-cell table:style-name="ce30" table:formula="of:=[.J8]&amp;&quot;&quot;">
            <text:p/>
          </table:table-cell>
          <table:table-cell table:style-name="ce30" table:formula="of:=[.K8]&amp;&quot;&quot;">
            <text:p/>
          </table:table-cell>
          <table:table-cell table:style-name="ce30" table:formula="of:=[.L8]&amp;&quot;&quot;">
            <text:p/>
          </table:table-cell>
          <table:table-cell table:style-name="ce30" table:formula="of:=[.M8]&amp;&quot;&quot;">
            <text:p/>
          </table:table-cell>
          <table:table-cell table:style-name="ce30" table:formula="of:=[.N8]&amp;&quot;&quot;">
            <text:p/>
          </table:table-cell>
          <table:table-cell table:style-name="ce30" table:formula="of:=[.O8]&amp;&quot;&quot;">
            <text:p/>
          </table:table-cell>
          <table:table-cell table:style-name="ce30" table:formula="of:=[.P8]&amp;&quot;&quot;">
            <text:p/>
          </table:table-cell>
          <table:table-cell table:style-name="ce30" table:formula="of:=[.Q8]&amp;&quot;&quot;">
            <text:p/>
          </table:table-cell>
          <table:table-cell table:style-name="ce30" table:formula="of:=[.R8]&amp;&quot;&quot;">
            <text:p/>
          </table:table-cell>
          <table:table-cell table:style-name="ce30" table:formula="of:=[.S8]&amp;&quot;&quot;">
            <text:p/>
          </table:table-cell>
          <table:table-cell table:style-name="ce30" table:formula="of:=[.T8]&amp;&quot;&quot;">
            <text:p/>
          </table:table-cell>
          <table:table-cell table:style-name="ce30" table:formula="of:=[.U8]&amp;&quot;&quot;">
            <text:p/>
          </table:table-cell>
          <table:table-cell table:style-name="ce30" table:formula="of:=[.V8]&amp;&quot;&quot;">
            <text:p/>
          </table:table-cell>
          <table:table-cell table:style-name="ce30" table:formula="of:=[.W8]&amp;&quot;&quot;">
            <text:p/>
          </table:table-cell>
          <table:table-cell table:style-name="ce30" table:formula="of:=[.X8]&amp;&quot;&quot;">
            <text:p/>
          </table:table-cell>
          <table:table-cell table:style-name="ce30" table:formula="of:=[.Y8]&amp;&quot;&quot;">
            <text:p/>
          </table:table-cell>
          <table:table-cell table:style-name="ce30" table:formula="of:=[.Z8]&amp;&quot;&quot;">
            <text:p/>
          </table:table-cell>
          <table:table-cell table:style-name="ce30" table:formula="of:=[.AA8]&amp;&quot;&quot;">
            <text:p/>
          </table:table-cell>
          <table:table-cell table:style-name="ce30" table:formula="of:=[.AB8]&amp;&quot;&quot;">
            <text:p/>
          </table:table-cell>
          <table:table-cell table:style-name="ce30" table:formula="of:=[.AC8]&amp;&quot;&quot;">
            <text:p/>
          </table:table-cell>
          <table:table-cell table:style-name="ce30" table:formula="of:=[.AD8]&amp;&quot;&quot;">
            <text:p/>
          </table:table-cell>
          <table:table-cell table:style-name="ce30" table:formula="of:=[.AE8]&amp;&quot;&quot;">
            <text:p/>
          </table:table-cell>
          <table:table-cell table:style-name="ce30" table:formula="of:=[.AF8]&amp;&quot;&quot;">
            <text:p/>
          </table:table-cell>
          <table:table-cell table:style-name="ce30" table:formula="of:=[.AG8]&amp;&quot;&quot;">
            <text:p/>
          </table:table-cell>
          <table:table-cell table:style-name="ce30" table:formula="of:=[.AH8]&amp;&quot;&quot;">
            <text:p/>
          </table:table-cell>
          <table:table-cell table:style-name="ce30" table:formula="of:=[.AI8]&amp;&quot;&quot;">
            <text:p/>
          </table:table-cell>
          <table:table-cell table:style-name="ce30" table:formula="of:=[.AJ8]&amp;&quot;&quot;">
            <text:p/>
          </table:table-cell>
          <table:table-cell table:style-name="ce30" table:formula="of:=[.AK8]&amp;&quot;&quot;">
            <text:p/>
          </table:table-cell>
          <table:table-cell table:style-name="ce30" table:formula="of:=[.AL8]&amp;&quot;&quot;">
            <text:p/>
          </table:table-cell>
          <table:table-cell table:style-name="ce30" table:formula="of:=[.AM8]&amp;&quot;&quot;">
            <text:p/>
          </table:table-cell>
          <table:table-cell table:style-name="ce30" table:formula="of:=[.AN8]&amp;&quot;&quot;">
            <text:p/>
          </table:table-cell>
          <table:table-cell table:style-name="ce30" table:formula="of:=[.AO8]&amp;&quot;&quot;">
            <text:p/>
          </table:table-cell>
          <table:table-cell table:style-name="ce30" table:formula="of:=[.AP8]&amp;&quot;&quot;">
            <text:p/>
          </table:table-cell>
          <table:table-cell table:style-name="ce30" table:formula="of:=[.AQ8]&amp;&quot;&quot;">
            <text:p/>
          </table:table-cell>
          <table:table-cell table:style-name="ce30" table:formula="of:=[.AR8]&amp;&quot;&quot;">
            <text:p/>
          </table:table-cell>
          <table:table-cell table:style-name="ce30" table:formula="of:=[.AS8]&amp;&quot;&quot;">
            <text:p/>
          </table:table-cell>
          <table:table-cell table:style-name="ce30" table:formula="of:=[.AT8]&amp;&quot;&quot;">
            <text:p/>
          </table:table-cell>
          <table:table-cell table:number-columns-repeated="978"/>
        </table:table-row>
        <table:table-row table:style-name="ro8">
          <table:table-cell table:style-name="ce31" table:formula="of:=[.A9]&amp;&quot;&quot;" office:value-type="string" office:string-value="歩" calcext:value-type="string">
            <text:p>歩</text:p>
          </table:table-cell>
          <table:table-cell table:style-name="ce31" table:formula="of:=[.B9]&amp;&quot;&quot;" office:value-type="string" office:string-value="香" calcext:value-type="string">
            <text:p>香</text:p>
          </table:table-cell>
          <table:table-cell table:style-name="ce31" table:formula="of:=[.C9]&amp;&quot;&quot;" office:value-type="string" office:string-value="桂" calcext:value-type="string">
            <text:p>桂</text:p>
          </table:table-cell>
          <table:table-cell table:style-name="ce31" table:formula="of:=[.D9]&amp;&quot;&quot;" office:value-type="string" office:string-value="銀" calcext:value-type="string">
            <text:p>銀</text:p>
          </table:table-cell>
          <table:table-cell table:style-name="ce31" table:formula="of:=[.E9]&amp;&quot;&quot;" office:value-type="string" office:string-value="金" calcext:value-type="string">
            <text:p>金</text:p>
          </table:table-cell>
          <table:table-cell table:style-name="ce31" table:formula="of:=[.F9]&amp;&quot;&quot;" office:value-type="string" office:string-value="角" calcext:value-type="string">
            <text:p>角</text:p>
          </table:table-cell>
          <table:table-cell table:style-name="ce31" table:formula="of:=[.G9]&amp;&quot;&quot;" office:value-type="string" office:string-value="飛" calcext:value-type="string">
            <text:p>飛</text:p>
          </table:table-cell>
          <table:table-cell table:style-name="ce31" table:formula="of:=[.H9]&amp;&quot;&quot;" office:value-type="string" office:string-value="玉" calcext:value-type="string">
            <text:p>玉</text:p>
          </table:table-cell>
          <table:table-cell table:style-name="ce31" table:formula="of:=[.I9]&amp;&quot;&quot;" office:value-type="string" office:string-value="王" calcext:value-type="string">
            <text:p>王</text:p>
          </table:table-cell>
          <table:table-cell table:style-name="ce41" table:formula="of:=[.J9]&amp;&quot;&quot;" office:value-type="string" office:string-value="♟" calcext:value-type="string">
            <text:p>♟</text:p>
          </table:table-cell>
          <table:table-cell table:style-name="ce41" table:formula="of:=[.K9]&amp;&quot;&quot;" office:value-type="string" office:string-value="♟" calcext:value-type="string">
            <text:p>♟</text:p>
          </table:table-cell>
          <table:table-cell table:style-name="ce41" table:formula="of:=[.L9]&amp;&quot;&quot;" office:value-type="string" office:string-value="♟" calcext:value-type="string">
            <text:p>♟</text:p>
          </table:table-cell>
          <table:table-cell table:style-name="ce41" table:formula="of:=[.M9]&amp;&quot;&quot;" office:value-type="string" office:string-value="♟" calcext:value-type="string">
            <text:p>♟</text:p>
          </table:table-cell>
          <table:table-cell table:style-name="ce41" table:formula="of:=[.N9]&amp;&quot;&quot;" office:value-type="string" office:string-value="♞" calcext:value-type="string">
            <text:p>♞</text:p>
          </table:table-cell>
          <table:table-cell table:style-name="ce41" table:formula="of:=[.O9]&amp;&quot;&quot;" office:value-type="string" office:string-value="♝" calcext:value-type="string">
            <text:p>♝</text:p>
          </table:table-cell>
          <table:table-cell table:style-name="ce41" table:formula="of:=[.P9]&amp;&quot;&quot;" office:value-type="string" office:string-value="♜" calcext:value-type="string">
            <text:p>♜</text:p>
          </table:table-cell>
          <table:table-cell table:style-name="ce41" table:formula="of:=[.Q9]&amp;&quot;&quot;" office:value-type="string" office:string-value="♛" calcext:value-type="string">
            <text:p>♛</text:p>
          </table:table-cell>
          <table:table-cell table:style-name="ce41" table:formula="of:=[.R9]&amp;&quot;&quot;" office:value-type="string" office:string-value="♚" calcext:value-type="string">
            <text:p>♚</text:p>
          </table:table-cell>
          <table:table-cell table:style-name="ce29" table:formula="of:=[.S9]&amp;&quot;&quot;" office:value-type="string" office:string-value="♔" calcext:value-type="string">
            <text:p>♔</text:p>
          </table:table-cell>
          <table:table-cell table:style-name="ce46" table:formula="of:=[.T9]&amp;&quot;&quot;" office:value-type="string" office:string-value="○" calcext:value-type="string">
            <text:p>○</text:p>
          </table:table-cell>
          <table:table-cell table:style-name="ce46" table:formula="of:=[.U9]&amp;&quot;&quot;" office:value-type="string" office:string-value="○" calcext:value-type="string">
            <text:p>○</text:p>
          </table:table-cell>
          <table:table-cell table:style-name="ce46" table:formula="of:=[.V9]&amp;&quot;&quot;" office:value-type="string" office:string-value="○" calcext:value-type="string">
            <text:p>○</text:p>
          </table:table-cell>
          <table:table-cell table:style-name="ce46" table:formula="of:=[.W9]&amp;&quot;&quot;" office:value-type="string" office:string-value="○" calcext:value-type="string">
            <text:p>○</text:p>
          </table:table-cell>
          <table:table-cell table:style-name="ce46" table:formula="of:=[.X9]&amp;&quot;&quot;" office:value-type="string" office:string-value="○" calcext:value-type="string">
            <text:p>○</text:p>
          </table:table-cell>
          <table:table-cell table:style-name="ce46" table:formula="of:=[.Y9]&amp;&quot;&quot;" office:value-type="string" office:string-value="○" calcext:value-type="string">
            <text:p>○</text:p>
          </table:table-cell>
          <table:table-cell table:style-name="ce46" table:formula="of:=[.Z9]&amp;&quot;&quot;" office:value-type="string" office:string-value="⊕" calcext:value-type="string">
            <text:p>⊕</text:p>
          </table:table-cell>
          <table:table-cell table:style-name="ce46" table:formula="of:=[.AA9]&amp;&quot;&quot;" office:value-type="string" office:string-value="⊕" calcext:value-type="string">
            <text:p>⊕</text:p>
          </table:table-cell>
          <table:table-cell table:style-name="ce48" table:formula="of:=[.AB9]&amp;&quot;&quot;" office:value-type="string" office:string-value="⬡" calcext:value-type="string">
            <text:p>⬡</text:p>
          </table:table-cell>
          <table:table-cell table:style-name="ce48" table:formula="of:=[.AC9]&amp;&quot;&quot;" office:value-type="string" office:string-value="⬡" calcext:value-type="string">
            <text:p>⬡</text:p>
          </table:table-cell>
          <table:table-cell table:style-name="ce48" table:formula="of:=[.AD9]&amp;&quot;&quot;" office:value-type="string" office:string-value="⬡" calcext:value-type="string">
            <text:p>⬡</text:p>
          </table:table-cell>
          <table:table-cell table:style-name="ce48" table:formula="of:=[.AE9]&amp;&quot;&quot;" office:value-type="string" office:string-value="⬡" calcext:value-type="string">
            <text:p>⬡</text:p>
          </table:table-cell>
          <table:table-cell table:style-name="ce48" table:formula="of:=[.AF9]&amp;&quot;&quot;" office:value-type="string" office:string-value="⬡" calcext:value-type="string">
            <text:p>⬡</text:p>
          </table:table-cell>
          <table:table-cell table:style-name="ce48" table:formula="of:=[.AG9]&amp;&quot;&quot;" office:value-type="string" office:string-value="⬡" calcext:value-type="string">
            <text:p>⬡</text:p>
          </table:table-cell>
          <table:table-cell table:style-name="ce48" table:formula="of:=[.AH9]&amp;&quot;&quot;" office:value-type="string" office:string-value="⏣" calcext:value-type="string">
            <text:p>⏣</text:p>
          </table:table-cell>
          <table:table-cell table:style-name="ce48" table:formula="of:=[.AI9]&amp;&quot;&quot;" office:value-type="string" office:string-value="⏣" calcext:value-type="string">
            <text:p>⏣</text:p>
          </table:table-cell>
          <table:table-cell table:style-name="ce50" table:formula="of:=[.AJ9]&amp;&quot;&quot;" office:value-type="string" office:string-value="⛂" calcext:value-type="string">
            <text:p>⛂</text:p>
          </table:table-cell>
          <table:table-cell table:style-name="ce50" table:formula="of:=[.AK9]&amp;&quot;&quot;" office:value-type="string" office:string-value="🐴" calcext:value-type="string">
            <text:p>🐴</text:p>
          </table:table-cell>
          <table:table-cell table:style-name="ce50" table:formula="of:=[.AL9]&amp;&quot;&quot;" office:value-type="string" office:string-value="Δ" calcext:value-type="string">
            <text:p>Δ</text:p>
          </table:table-cell>
          <table:table-cell table:style-name="ce50" table:formula="of:=[.AM9]&amp;&quot;&quot;" office:value-type="string" office:string-value="⯊" calcext:value-type="string">
            <text:p>⯊</text:p>
          </table:table-cell>
          <table:table-cell table:style-name="ce50" table:formula="of:=[.AN9]&amp;&quot;&quot;" office:value-type="string" office:string-value="▴" calcext:value-type="string">
            <text:p>▴</text:p>
          </table:table-cell>
          <table:table-cell table:style-name="ce50" table:formula="of:=[.AO9]&amp;&quot;&quot;" office:value-type="string" office:string-value="▲" calcext:value-type="string">
            <text:p>▲</text:p>
          </table:table-cell>
          <table:table-cell table:style-name="ce50" table:formula="of:=[.AP9]&amp;&quot;&quot;" office:value-type="string" office:string-value="△" calcext:value-type="string">
            <text:p>△</text:p>
          </table:table-cell>
          <table:table-cell table:style-name="ce50" table:formula="of:=[.AQ9]&amp;&quot;&quot;" office:value-type="string" office:string-value="🐤" calcext:value-type="string">
            <text:p>🐤</text:p>
          </table:table-cell>
          <table:table-cell table:style-name="ce50" table:formula="of:=[.AR9]&amp;&quot;&quot;" office:value-type="string" office:string-value="🐘" calcext:value-type="string">
            <text:p>🐘</text:p>
          </table:table-cell>
          <table:table-cell table:style-name="ce50" table:formula="of:=[.AS9]&amp;&quot;&quot;" office:value-type="string" office:string-value="🦒" calcext:value-type="string">
            <text:p>🦒</text:p>
          </table:table-cell>
          <table:table-cell table:style-name="ce50" table:formula="of:=[.AT9]&amp;&quot;&quot;" office:value-type="string" office:string-value="🦁" calcext:value-type="string">
            <text:p>🦁</text:p>
          </table:table-cell>
          <table:table-cell table:number-columns-repeated="978"/>
        </table:table-row>
        <table:table-row table:style-name="ro8">
          <table:table-cell table:style-name="ce31" table:formula="of:=[.A10]&amp;&quot;&quot;" office:value-type="string" office:string-value="兵" calcext:value-type="string">
            <text:p>兵</text:p>
          </table:table-cell>
          <table:table-cell table:style-name="ce31" table:formula="of:=[.B10]&amp;&quot;&quot;" office:value-type="string" office:string-value="車" calcext:value-type="string">
            <text:p>車</text:p>
          </table:table-cell>
          <table:table-cell table:style-name="ce32" table:formula="of:=[.C10]&amp;&quot;&quot;" office:value-type="string" office:string-value="馬" calcext:value-type="string">
            <text:p>馬</text:p>
          </table:table-cell>
          <table:table-cell table:style-name="ce32" table:formula="of:=[.D10]&amp;&quot;&quot;" office:value-type="string" office:string-value="将" calcext:value-type="string">
            <text:p>将</text:p>
          </table:table-cell>
          <table:table-cell table:style-name="ce32" table:formula="of:=[.E10]&amp;&quot;&quot;" office:value-type="string" office:string-value="將" calcext:value-type="string">
            <text:p>將</text:p>
          </table:table-cell>
          <table:table-cell table:style-name="ce32" table:formula="of:=[.F10]&amp;&quot;&quot;" office:value-type="string" office:string-value="行" calcext:value-type="string">
            <text:p>行</text:p>
          </table:table-cell>
          <table:table-cell table:style-name="ce32" table:formula="of:=[.G10]&amp;&quot;&quot;" office:value-type="string" office:string-value="車" calcext:value-type="string">
            <text:p>車</text:p>
          </table:table-cell>
          <table:table-cell table:style-name="ce32" table:formula="of:=[.H10]&amp;&quot;&quot;" office:value-type="string" office:string-value="將" calcext:value-type="string">
            <text:p>將</text:p>
          </table:table-cell>
          <table:table-cell table:style-name="ce32" table:formula="of:=[.I10]&amp;&quot;&quot;" office:value-type="string" office:string-value="將" calcext:value-type="string">
            <text:p>將</text:p>
          </table:table-cell>
          <table:table-cell table:style-name="ce42" table:formula="of:=[.J10]&amp;&quot;&quot;" office:value-type="string" office:string-value="兵" calcext:value-type="string">
            <text:p>兵</text:p>
          </table:table-cell>
          <table:table-cell table:style-name="ce42" table:formula="of:=[.K10]&amp;&quot;&quot;" office:value-type="string" office:string-value="兵" calcext:value-type="string">
            <text:p>兵</text:p>
          </table:table-cell>
          <table:table-cell table:style-name="ce42" table:formula="of:=[.L10]&amp;&quot;&quot;" office:value-type="string" office:string-value="兵" calcext:value-type="string">
            <text:p>兵</text:p>
          </table:table-cell>
          <table:table-cell table:style-name="ce42" table:formula="of:=[.M10]&amp;&quot;&quot;" office:value-type="string" office:string-value="兵" calcext:value-type="string">
            <text:p>兵</text:p>
          </table:table-cell>
          <table:table-cell table:style-name="ce42" table:formula="of:=[.N10]&amp;&quot;&quot;" office:value-type="string" office:string-value="騎" calcext:value-type="string">
            <text:p>騎</text:p>
          </table:table-cell>
          <table:table-cell table:style-name="ce42" table:formula="of:=[.O10]&amp;&quot;&quot;" office:value-type="string" office:string-value="聖" calcext:value-type="string">
            <text:p>聖</text:p>
          </table:table-cell>
          <table:table-cell table:style-name="ce42" table:formula="of:=[.P10]&amp;&quot;&quot;" office:value-type="string" office:string-value="塔" calcext:value-type="string">
            <text:p>塔</text:p>
          </table:table-cell>
          <table:table-cell table:style-name="ce42" table:formula="of:=[.Q10]&amp;&quot;&quot;" office:value-type="string" office:string-value="后" calcext:value-type="string">
            <text:p>后</text:p>
          </table:table-cell>
          <table:table-cell table:style-name="ce42" table:formula="of:=[.R10]&amp;&quot;&quot;" office:value-type="string" office:string-value="王" calcext:value-type="string">
            <text:p>王</text:p>
          </table:table-cell>
          <table:table-cell table:style-name="ce42" table:formula="of:=[.S10]&amp;&quot;&quot;" office:value-type="string" office:string-value="王" calcext:value-type="string">
            <text:p>王</text:p>
          </table:table-cell>
          <table:table-cell table:style-name="ce47" table:formula="of:=[.T10]&amp;&quot;&quot;" office:value-type="string" office:string-value="卒" calcext:value-type="string">
            <text:p>卒</text:p>
          </table:table-cell>
          <table:table-cell table:style-name="ce47" table:formula="of:=[.U10]&amp;&quot;&quot;" office:value-type="string" office:string-value="炮" calcext:value-type="string">
            <text:p>炮</text:p>
          </table:table-cell>
          <table:table-cell table:style-name="ce47" table:formula="of:=[.V10]&amp;&quot;&quot;" office:value-type="string" office:string-value="傌" calcext:value-type="string">
            <text:p>傌</text:p>
          </table:table-cell>
          <table:table-cell table:style-name="ce47" table:formula="of:=[.W10]&amp;&quot;&quot;" office:value-type="string" office:string-value="相" calcext:value-type="string">
            <text:p>相</text:p>
          </table:table-cell>
          <table:table-cell table:style-name="ce47" table:formula="of:=[.X10]&amp;&quot;&quot;" office:value-type="string" office:string-value="俥" calcext:value-type="string">
            <text:p>俥</text:p>
          </table:table-cell>
          <table:table-cell table:style-name="ce47" table:formula="of:=[.Y10]&amp;&quot;&quot;" office:value-type="string" office:string-value="仕" calcext:value-type="string">
            <text:p>仕</text:p>
          </table:table-cell>
          <table:table-cell table:style-name="ce47" table:formula="of:=[.Z10]&amp;&quot;&quot;" office:value-type="string" office:string-value="帥" calcext:value-type="string">
            <text:p>帥</text:p>
          </table:table-cell>
          <table:table-cell table:style-name="ce47" table:formula="of:=[.AA10]&amp;&quot;&quot;" office:value-type="string" office:string-value="將" calcext:value-type="string">
            <text:p>將</text:p>
          </table:table-cell>
          <table:table-cell table:style-name="ce49" table:formula="of:=[.AB10]&amp;&quot;&quot;" office:value-type="string" office:string-value="卆" calcext:value-type="string">
            <text:p>卆</text:p>
          </table:table-cell>
          <table:table-cell table:style-name="ce49" table:formula="of:=[.AC10]&amp;&quot;&quot;" office:value-type="string" office:string-value="包" calcext:value-type="string">
            <text:p>包</text:p>
          </table:table-cell>
          <table:table-cell table:style-name="ce49" table:formula="of:=[.AD10]&amp;&quot;&quot;" office:value-type="string" office:string-value="马" calcext:value-type="string">
            <text:p>马</text:p>
          </table:table-cell>
          <table:table-cell table:style-name="ce49" table:formula="of:=[.AE10]&amp;&quot;&quot;" office:value-type="string" office:string-value="象" calcext:value-type="string">
            <text:p>象</text:p>
          </table:table-cell>
          <table:table-cell table:style-name="ce49" table:formula="of:=[.AF10]&amp;&quot;&quot;" office:value-type="string" office:string-value="車" calcext:value-type="string">
            <text:p>車</text:p>
          </table:table-cell>
          <table:table-cell table:style-name="ce49" table:formula="of:=[.AG10]&amp;&quot;&quot;" office:value-type="string" office:string-value="士" calcext:value-type="string">
            <text:p>士</text:p>
          </table:table-cell>
          <table:table-cell table:style-name="ce49" table:formula="of:=[.AH10]&amp;&quot;&quot;" office:value-type="string" office:string-value="楚" calcext:value-type="string">
            <text:p>楚</text:p>
          </table:table-cell>
          <table:table-cell table:style-name="ce49" table:formula="of:=[.AI10]&amp;&quot;&quot;" office:value-type="string" office:string-value="漢" calcext:value-type="string">
            <text:p>漢</text:p>
          </table:table-cell>
          <table:table-cell table:style-name="ce51" table:formula="of:=[.AJ10]&amp;&quot;&quot;" office:value-type="string" office:string-value="貝" calcext:value-type="string">
            <text:p>貝</text:p>
          </table:table-cell>
          <table:table-cell table:style-name="ce51" table:formula="of:=[.AK10]&amp;&quot;&quot;" office:value-type="string" office:string-value="瑪" calcext:value-type="string">
            <text:p>瑪</text:p>
          </table:table-cell>
          <table:table-cell table:style-name="ce51" table:formula="of:=[.AL10]&amp;&quot;&quot;" office:value-type="string" office:string-value="根" calcext:value-type="string">
            <text:p>根</text:p>
          </table:table-cell>
          <table:table-cell table:style-name="ce51" table:formula="of:=[.AM10]&amp;&quot;&quot;" office:value-type="string" office:string-value="船" calcext:value-type="string">
            <text:p>船</text:p>
          </table:table-cell>
          <table:table-cell table:style-name="ce51" table:formula="of:=[.AN10]&amp;&quot;&quot;" office:value-type="string" office:string-value="種" calcext:value-type="string">
            <text:p>種</text:p>
          </table:table-cell>
          <table:table-cell table:style-name="ce51" table:formula="of:=[.AO10]&amp;&quot;&quot;" office:value-type="string" office:string-value="君" calcext:value-type="string">
            <text:p>君</text:p>
          </table:table-cell>
          <table:table-cell table:style-name="ce51" table:formula="of:=[.AP10]&amp;&quot;&quot;" office:value-type="string" office:string-value="君" calcext:value-type="string">
            <text:p>君</text:p>
          </table:table-cell>
          <table:table-cell table:style-name="ce51" table:formula="of:=[.AQ10]&amp;&quot;&quot;" office:value-type="string" office:string-value="ひ" calcext:value-type="string">
            <text:p>ひ</text:p>
          </table:table-cell>
          <table:table-cell table:style-name="ce51" table:formula="of:=[.AR10]&amp;&quot;&quot;" office:value-type="string" office:string-value="ぞ" calcext:value-type="string">
            <text:p>ぞ</text:p>
          </table:table-cell>
          <table:table-cell table:style-name="ce51" table:formula="of:=[.AS10]&amp;&quot;&quot;" office:value-type="string" office:string-value="き" calcext:value-type="string">
            <text:p>き</text:p>
          </table:table-cell>
          <table:table-cell table:style-name="ce51" table:formula="of:=[.AT10]&amp;&quot;&quot;" office:value-type="string" office:string-value="ラ" calcext:value-type="string">
            <text:p>ラ</text:p>
          </table:table-cell>
          <table:table-cell table:number-columns-repeated="978"/>
        </table:table-row>
        <table:table-row table:style-name="ro8">
          <table:table-cell table:style-name="ce31" table:formula="of:=[.A11]&amp;&quot;&quot;">
            <text:p/>
          </table:table-cell>
          <table:table-cell table:style-name="ce31" table:formula="of:=[.B11]&amp;&quot;&quot;">
            <text:p/>
          </table:table-cell>
          <table:table-cell table:style-name="ce31" table:formula="of:=[.C11]&amp;&quot;&quot;">
            <text:p/>
          </table:table-cell>
          <table:table-cell table:style-name="ce31" table:formula="of:=[.D11]&amp;&quot;&quot;">
            <text:p/>
          </table:table-cell>
          <table:table-cell table:style-name="ce31" table:formula="of:=[.E11]&amp;&quot;&quot;">
            <text:p/>
          </table:table-cell>
          <table:table-cell table:style-name="ce31" table:formula="of:=[.F11]&amp;&quot;&quot;" office:value-type="string" office:string-value="龍" calcext:value-type="string">
            <text:p>龍</text:p>
          </table:table-cell>
          <table:table-cell table:style-name="ce31" table:formula="of:=[.G11]&amp;&quot;&quot;" office:value-type="string" office:string-value="龍" calcext:value-type="string">
            <text:p>龍</text:p>
          </table:table-cell>
          <table:table-cell table:style-name="ce76" table:formula="of:=[.H11]&amp;&quot;&quot;">
            <text:p/>
          </table:table-cell>
          <table:table-cell table:style-name="ce31" table:formula="of:=[.I11]&amp;&quot;&quot;">
            <text:p/>
          </table:table-cell>
          <table:table-cell table:style-name="ce29" table:formula="of:=[.J11]&amp;&quot;&quot;" office:value-type="string" office:string-value="♘" calcext:value-type="string">
            <text:p>♘</text:p>
          </table:table-cell>
          <table:table-cell table:style-name="ce29" table:formula="of:=[.K11]&amp;&quot;&quot;" office:value-type="string" office:string-value="♗" calcext:value-type="string">
            <text:p>♗</text:p>
          </table:table-cell>
          <table:table-cell table:style-name="ce29" table:formula="of:=[.L11]&amp;&quot;&quot;" office:value-type="string" office:string-value="♖" calcext:value-type="string">
            <text:p>♖</text:p>
          </table:table-cell>
          <table:table-cell table:style-name="ce29" table:formula="of:=[.M11]&amp;&quot;&quot;" office:value-type="string" office:string-value="♕" calcext:value-type="string">
            <text:p>♕</text:p>
          </table:table-cell>
          <table:table-cell table:style-name="ce29" table:formula="of:=[.N11]&amp;&quot;&quot;">
            <text:p/>
          </table:table-cell>
          <table:table-cell table:style-name="ce29" table:formula="of:=[.O11]&amp;&quot;&quot;">
            <text:p/>
          </table:table-cell>
          <table:table-cell table:style-name="ce29" table:formula="of:=[.P11]&amp;&quot;&quot;">
            <text:p/>
          </table:table-cell>
          <table:table-cell table:style-name="ce29" table:formula="of:=[.Q11]&amp;&quot;&quot;">
            <text:p/>
          </table:table-cell>
          <table:table-cell table:style-name="ce29" table:formula="of:=[.R11]&amp;&quot;&quot;">
            <text:p/>
          </table:table-cell>
          <table:table-cell table:style-name="ce82" table:formula="of:=[.S11]&amp;&quot;&quot;">
            <text:p/>
          </table:table-cell>
          <table:table-cell table:style-name="ce46" table:formula="of:=[.T11]&amp;&quot;&quot;" office:value-type="string" office:string-value="⊖" calcext:value-type="string">
            <text:p>⊖</text:p>
          </table:table-cell>
          <table:table-cell table:style-name="ce46" table:formula="of:=[.U11]&amp;&quot;&quot;">
            <text:p/>
          </table:table-cell>
          <table:table-cell table:style-name="ce46" table:formula="of:=[.V11]&amp;&quot;&quot;">
            <text:p/>
          </table:table-cell>
          <table:table-cell table:style-name="ce46" table:formula="of:=[.W11]&amp;&quot;&quot;">
            <text:p/>
          </table:table-cell>
          <table:table-cell table:style-name="ce46" table:formula="of:=[.X11]&amp;&quot;&quot;">
            <text:p/>
          </table:table-cell>
          <table:table-cell table:style-name="ce46" table:formula="of:=[.Y11]&amp;&quot;&quot;">
            <text:p/>
          </table:table-cell>
          <table:table-cell table:style-name="ce46" table:formula="of:=[.Z11]&amp;&quot;&quot;">
            <text:p/>
          </table:table-cell>
          <table:table-cell table:style-name="ce46" table:formula="of:=[.AA11]&amp;&quot;&quot;">
            <text:p/>
          </table:table-cell>
          <table:table-cell table:style-name="ce48" table:formula="of:=[.AB11]&amp;&quot;&quot;">
            <text:p/>
          </table:table-cell>
          <table:table-cell table:style-name="ce48" table:formula="of:=[.AC11]&amp;&quot;&quot;">
            <text:p/>
          </table:table-cell>
          <table:table-cell table:style-name="ce48" table:formula="of:=[.AD11]&amp;&quot;&quot;">
            <text:p/>
          </table:table-cell>
          <table:table-cell table:style-name="ce48" table:formula="of:=[.AE11]&amp;&quot;&quot;">
            <text:p/>
          </table:table-cell>
          <table:table-cell table:style-name="ce48" table:formula="of:=[.AF11]&amp;&quot;&quot;">
            <text:p/>
          </table:table-cell>
          <table:table-cell table:style-name="ce48" table:formula="of:=[.AG11]&amp;&quot;&quot;">
            <text:p/>
          </table:table-cell>
          <table:table-cell table:style-name="ce48" table:formula="of:=[.AH11]&amp;&quot;&quot;">
            <text:p/>
          </table:table-cell>
          <table:table-cell table:style-name="ce48" table:formula="of:=[.AI11]&amp;&quot;&quot;">
            <text:p/>
          </table:table-cell>
          <table:table-cell table:style-name="ce50" table:formula="of:=[.AJ11]&amp;&quot;&quot;" office:value-type="string" office:string-value="⛀" calcext:value-type="string">
            <text:p>⛀</text:p>
          </table:table-cell>
          <table:table-cell table:style-name="ce50" table:formula="of:=[.AK11]&amp;&quot;&quot;">
            <text:p/>
          </table:table-cell>
          <table:table-cell table:style-name="ce50" table:formula="of:=[.AL11]&amp;&quot;&quot;">
            <text:p/>
          </table:table-cell>
          <table:table-cell table:style-name="ce50" table:formula="of:=[.AM11]&amp;&quot;&quot;">
            <text:p/>
          </table:table-cell>
          <table:table-cell table:style-name="ce50" table:formula="of:=[.AN11]&amp;&quot;&quot;">
            <text:p/>
          </table:table-cell>
          <table:table-cell table:style-name="ce50" table:formula="of:=[.AO11]&amp;&quot;&quot;">
            <text:p/>
          </table:table-cell>
          <table:table-cell table:style-name="ce50" table:formula="of:=[.AP11]&amp;&quot;&quot;">
            <text:p/>
          </table:table-cell>
          <table:table-cell table:style-name="ce50" table:formula="of:=[.AQ11]&amp;&quot;&quot;" office:value-type="string" office:string-value="🐔" calcext:value-type="string">
            <text:p>🐔</text:p>
          </table:table-cell>
          <table:table-cell table:style-name="ce50" table:formula="of:=[.AR11]&amp;&quot;&quot;">
            <text:p/>
          </table:table-cell>
          <table:table-cell table:style-name="ce50" table:formula="of:=[.AS11]&amp;&quot;&quot;">
            <text:p/>
          </table:table-cell>
          <table:table-cell table:style-name="ce50" table:formula="of:=[.AT11]&amp;&quot;&quot;">
            <text:p/>
          </table:table-cell>
          <table:table-cell table:number-columns-repeated="978"/>
        </table:table-row>
        <table:table-row table:style-name="ro8">
          <table:table-cell table:style-name="ce32" table:formula="of:=[.A12]&amp;&quot;&quot;" office:value-type="string" office:string-value="と" calcext:value-type="string">
            <text:p>と</text:p>
          </table:table-cell>
          <table:table-cell table:style-name="ce32" table:formula="of:=[.B12]&amp;&quot;&quot;" office:value-type="string" office:string-value="仝" calcext:value-type="string">
            <text:p>仝</text:p>
          </table:table-cell>
          <table:table-cell table:style-name="ce32" table:formula="of:=[.C12]&amp;&quot;&quot;" office:value-type="string" office:string-value="今" calcext:value-type="string">
            <text:p>今</text:p>
          </table:table-cell>
          <table:table-cell table:style-name="ce32" table:formula="of:=[.D12]&amp;&quot;&quot;" office:value-type="string" office:string-value="全" calcext:value-type="string">
            <text:p>全</text:p>
          </table:table-cell>
          <table:table-cell table:style-name="ce32" table:formula="of:=[.E12]&amp;&quot;&quot;">
            <text:p/>
          </table:table-cell>
          <table:table-cell table:style-name="ce32" table:formula="of:=[.F12]&amp;&quot;&quot;" office:value-type="string" office:string-value="馬" calcext:value-type="string">
            <text:p>馬</text:p>
          </table:table-cell>
          <table:table-cell table:style-name="ce32" table:formula="of:=[.G12]&amp;&quot;&quot;" office:value-type="string" office:string-value="王" calcext:value-type="string">
            <text:p>王</text:p>
          </table:table-cell>
          <table:table-cell table:style-name="ce77" table:formula="of:=[.H12]&amp;&quot;&quot;">
            <text:p/>
          </table:table-cell>
          <table:table-cell table:style-name="ce32" table:formula="of:=[.I12]&amp;&quot;&quot;">
            <text:p/>
          </table:table-cell>
          <table:table-cell table:style-name="ce42" table:formula="of:=[.J12]&amp;&quot;&quot;" office:value-type="string" office:string-value="騏" calcext:value-type="string">
            <text:p>騏</text:p>
          </table:table-cell>
          <table:table-cell table:style-name="ce42" table:formula="of:=[.K12]&amp;&quot;&quot;" office:value-type="string" office:string-value="僧" calcext:value-type="string">
            <text:p>僧</text:p>
          </table:table-cell>
          <table:table-cell table:style-name="ce42" table:formula="of:=[.L12]&amp;&quot;&quot;" office:value-type="string" office:string-value="城" calcext:value-type="string">
            <text:p>城</text:p>
          </table:table-cell>
          <table:table-cell table:style-name="ce42" table:formula="of:=[.M12]&amp;&quot;&quot;" office:value-type="string" office:string-value="妃" calcext:value-type="string">
            <text:p>妃</text:p>
          </table:table-cell>
          <table:table-cell table:style-name="ce42" table:formula="of:=[.N12]&amp;&quot;&quot;">
            <text:p/>
          </table:table-cell>
          <table:table-cell table:style-name="ce42" table:formula="of:=[.O12]&amp;&quot;&quot;">
            <text:p/>
          </table:table-cell>
          <table:table-cell table:style-name="ce42" table:formula="of:=[.P12]&amp;&quot;&quot;">
            <text:p/>
          </table:table-cell>
          <table:table-cell table:style-name="ce42" table:formula="of:=[.Q12]&amp;&quot;&quot;">
            <text:p/>
          </table:table-cell>
          <table:table-cell table:style-name="ce42" table:formula="of:=[.R12]&amp;&quot;&quot;">
            <text:p/>
          </table:table-cell>
          <table:table-cell table:style-name="ce83" table:formula="of:=[.S12]&amp;&quot;&quot;">
            <text:p/>
          </table:table-cell>
          <table:table-cell table:style-name="ce47" table:formula="of:=[.T12]&amp;&quot;&quot;" office:value-type="string" office:string-value="率" calcext:value-type="string">
            <text:p>率</text:p>
          </table:table-cell>
          <table:table-cell table:style-name="ce47" table:formula="of:=[.U12]&amp;&quot;&quot;">
            <text:p/>
          </table:table-cell>
          <table:table-cell table:style-name="ce47" table:formula="of:=[.V12]&amp;&quot;&quot;">
            <text:p/>
          </table:table-cell>
          <table:table-cell table:style-name="ce47" table:formula="of:=[.W12]&amp;&quot;&quot;">
            <text:p/>
          </table:table-cell>
          <table:table-cell table:style-name="ce47" table:formula="of:=[.X12]&amp;&quot;&quot;">
            <text:p/>
          </table:table-cell>
          <table:table-cell table:style-name="ce47" table:formula="of:=[.Y12]&amp;&quot;&quot;">
            <text:p/>
          </table:table-cell>
          <table:table-cell table:style-name="ce47" table:formula="of:=[.Z12]&amp;&quot;&quot;">
            <text:p/>
          </table:table-cell>
          <table:table-cell table:style-name="ce47" table:formula="of:=[.AA12]&amp;&quot;&quot;">
            <text:p/>
          </table:table-cell>
          <table:table-cell table:style-name="ce49" table:formula="of:=[.AB12]&amp;&quot;&quot;">
            <text:p/>
          </table:table-cell>
          <table:table-cell table:style-name="ce49" table:formula="of:=[.AC12]&amp;&quot;&quot;">
            <text:p/>
          </table:table-cell>
          <table:table-cell table:style-name="ce49" table:formula="of:=[.AD12]&amp;&quot;&quot;">
            <text:p/>
          </table:table-cell>
          <table:table-cell table:style-name="ce49" table:formula="of:=[.AE12]&amp;&quot;&quot;">
            <text:p/>
          </table:table-cell>
          <table:table-cell table:style-name="ce49" table:formula="of:=[.AF12]&amp;&quot;&quot;">
            <text:p/>
          </table:table-cell>
          <table:table-cell table:style-name="ce49" table:formula="of:=[.AG12]&amp;&quot;&quot;">
            <text:p/>
          </table:table-cell>
          <table:table-cell table:style-name="ce49" table:formula="of:=[.AH12]&amp;&quot;&quot;">
            <text:p/>
          </table:table-cell>
          <table:table-cell table:style-name="ce49" table:formula="of:=[.AI12]&amp;&quot;&quot;">
            <text:p/>
          </table:table-cell>
          <table:table-cell table:style-name="ce51" table:formula="of:=[.AJ12]&amp;&quot;&quot;" office:value-type="string" office:string-value="貴" calcext:value-type="string">
            <text:p>貴</text:p>
          </table:table-cell>
          <table:table-cell table:style-name="ce51" table:formula="of:=[.AK12]&amp;&quot;&quot;">
            <text:p/>
          </table:table-cell>
          <table:table-cell table:style-name="ce51" table:formula="of:=[.AL12]&amp;&quot;&quot;">
            <text:p/>
          </table:table-cell>
          <table:table-cell table:style-name="ce51" table:formula="of:=[.AM12]&amp;&quot;&quot;">
            <text:p/>
          </table:table-cell>
          <table:table-cell table:style-name="ce51" table:formula="of:=[.AN12]&amp;&quot;&quot;">
            <text:p/>
          </table:table-cell>
          <table:table-cell table:style-name="ce51" table:formula="of:=[.AO12]&amp;&quot;&quot;">
            <text:p/>
          </table:table-cell>
          <table:table-cell table:style-name="ce51" table:formula="of:=[.AP12]&amp;&quot;&quot;">
            <text:p/>
          </table:table-cell>
          <table:table-cell table:style-name="ce51" table:formula="of:=[.AQ12]&amp;&quot;&quot;" office:value-type="string" office:string-value="に" calcext:value-type="string">
            <text:p>に</text:p>
          </table:table-cell>
          <table:table-cell table:style-name="ce51" table:formula="of:=[.AR12]&amp;&quot;&quot;">
            <text:p/>
          </table:table-cell>
          <table:table-cell table:style-name="ce51" table:formula="of:=[.AS12]&amp;&quot;&quot;">
            <text:p/>
          </table:table-cell>
          <table:table-cell table:style-name="ce51" table:formula="of:=[.AT12]&amp;&quot;&quot;">
            <text:p/>
          </table:table-cell>
          <table:table-cell table:number-columns-repeated="978"/>
        </table:table-row>
        <table:table-row table:style-name="ro8">
          <table:table-cell table:style-name="Default" table:number-columns-repeated="1024"/>
        </table:table-row>
        <table:table-row table:style-name="ro8">
          <table:table-cell table:style-name="ce33" office:value-type="string" calcext:value-type="string">
            <text:p>#000000</text:p>
          </table:table-cell>
          <table:table-cell table:style-name="ce24" table:number-columns-repeated="8"/>
          <table:table-cell table:style-name="ce33" office:value-type="string" calcext:value-type="string">
            <text:p>#FFFFFF</text:p>
          </table:table-cell>
          <table:table-cell table:style-name="ce24" table:number-columns-repeated="9"/>
          <table:table-cell table:style-name="ce33" office:value-type="string" calcext:value-type="string">
            <text:p>#CC1100</text:p>
          </table:table-cell>
          <table:table-cell table:style-name="ce24" table:number-columns-repeated="7"/>
          <table:table-cell table:style-name="ce33" office:value-type="string" calcext:value-type="string">
            <text:p>#008800</text:p>
          </table:table-cell>
          <table:table-cell table:style-name="ce24" table:number-columns-repeated="7"/>
          <table:table-cell table:style-name="ce33" office:value-type="string" calcext:value-type="string">
            <text:p>#777777</text:p>
          </table:table-cell>
          <table:table-cell table:style-name="ce24" table:number-columns-repeated="10"/>
          <table:table-cell table:number-columns-repeated="978"/>
        </table:table-row>
        <table:table-row table:style-name="ro8">
          <table:table-cell table:style-name="ce33" office:value-type="string" calcext:value-type="string">
            <text:p>#FFCC77</text:p>
          </table:table-cell>
          <table:table-cell table:style-name="ce24" table:number-columns-repeated="8"/>
          <table:table-cell table:style-name="ce33" office:value-type="string" calcext:value-type="string">
            <text:p>#000000</text:p>
          </table:table-cell>
          <table:table-cell table:style-name="ce24" table:number-columns-repeated="9"/>
          <table:table-cell table:style-name="ce33" office:value-type="string" calcext:value-type="string">
            <text:p>#FFDDAA</text:p>
          </table:table-cell>
          <table:table-cell table:style-name="ce24" table:number-columns-repeated="7"/>
          <table:table-cell table:style-name="ce33" office:value-type="string" calcext:value-type="string">
            <text:p>#FFEEDD</text:p>
          </table:table-cell>
          <table:table-cell table:style-name="ce24" table:number-columns-repeated="7"/>
          <table:table-cell table:style-name="ce33" office:value-type="string" calcext:value-type="string">
            <text:p>#FFFFDD</text:p>
          </table:table-cell>
          <table:table-cell table:style-name="ce24" table:number-columns-repeated="10"/>
          <table:table-cell table:number-columns-repeated="978"/>
        </table:table-row>
        <table:table-row table:style-name="ro8" table:number-rows-repeated="8">
          <table:table-cell table:style-name="ce34"/>
          <table:table-cell table:style-name="ce24" table:number-columns-repeated="45"/>
          <table:table-cell table:number-columns-repeated="978"/>
        </table:table-row>
        <table:table-row table:style-name="ro8" table:number-rows-repeated="966">
          <table:table-cell table:style-name="ce24" table:number-columns-repeated="46"/>
          <table:table-cell table:number-columns-repeated="978"/>
        </table:table-row>
        <table:table-row table:style-name="ro8" table:number-rows-repeated="10475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駒" table:style-name="ta4">
        <table:table-column table:style-name="co16" table:number-columns-repeated="33" table:default-cell-style-name="ce390"/>
        <table:table-column table:style-name="co16" table:default-cell-style-name="ce447"/>
        <table:table-column table:style-name="co16" table:number-columns-repeated="15" table:default-cell-style-name="ce390"/>
        <table:table-column table:style-name="co16" table:default-cell-style-name="ce447"/>
        <table:table-column table:style-name="co16" table:number-columns-repeated="15" table:default-cell-style-name="ce390"/>
        <table:table-column table:style-name="co16" table:default-cell-style-name="ce447"/>
        <table:table-column table:style-name="co16" table:number-columns-repeated="7" table:default-cell-style-name="ce390"/>
        <table:table-column table:style-name="co16" table:default-cell-style-name="ce447"/>
        <table:table-column table:style-name="co16" table:number-columns-repeated="7" table:default-cell-style-name="ce390"/>
        <table:table-column table:style-name="co16" table:default-cell-style-name="ce447"/>
        <table:table-column table:style-name="co16" table:number-columns-repeated="16" table:default-cell-style-name="ce390"/>
        <table:table-column table:style-name="co8" table:number-columns-repeated="918" table:default-cell-style-name="ce448"/>
        <table:table-column table:style-name="co8" table:number-columns-repeated="8" table:default-cell-style-name="ce453"/>
        <table:table-row table:style-name="ro9"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number-columns-repeated="926"/>
        </table:table-row>
        <table:table-row table:style-name="ro8"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number-columns-repeated="926"/>
        </table:table-row>
        <table:table-row table:style-name="ro8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歩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桂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銀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角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香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飛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金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玉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王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8">
          <table:covered-table-cell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table-cell table:number-columns-repeated="926"/>
        </table:table-row>
        <table:table-row table:style-name="ro8">
          <table:covered-table-cell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table-cell table:number-columns-repeated="926"/>
        </table:table-row>
        <table:table-row table:style-name="ro8">
          <table:covered-table-cell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table-cell table:style-name="ce69" office:value-type="string" calcext:value-type="string" table:number-columns-spanned="6" table:number-rows-spanned="4">
            <text:p>兵</text:p>
          </table:table-cell>
          <table:covered-table-cell table:number-columns-repeated="6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7"/>
          <table:table-cell table:style-name="ce69" office:value-type="string" calcext:value-type="string" table:number-columns-spanned="6" table:number-rows-spanned="4">
            <text:p>馬</text:p>
          </table:table-cell>
          <table:covered-table-cell table:number-columns-repeated="6" table:style-name="ce69"/>
          <table:covered-table-cell table:style-name="ce97"/>
          <table:table-cell table:style-name="ce69" office:value-type="string" calcext:value-type="string" table:number-columns-spanned="6" table:number-rows-spanned="4">
            <text:p>将</text:p>
          </table:table-cell>
          <table:covered-table-cell table:number-columns-repeated="6" table:style-name="ce69"/>
          <table:covered-table-cell table:style-name="ce98"/>
          <table:table-cell table:style-name="ce69" office:value-type="string" calcext:value-type="string" table:number-columns-spanned="6" table:number-rows-spanned="4">
            <text:p>行</text:p>
          </table:table-cell>
          <table:covered-table-cell table:number-columns-repeated="6" table:style-name="ce69"/>
          <table:covered-table-cell table:style-name="ce97"/>
          <table:table-cell table:style-name="ce69" office:value-type="string" calcext:value-type="string" table:number-columns-spanned="6" table:number-rows-spanned="4">
            <text:p>車</text:p>
          </table:table-cell>
          <table:covered-table-cell table:number-columns-repeated="6" table:style-name="ce69"/>
          <table:covered-table-cell table:style-name="ce98"/>
          <table:table-cell table:style-name="ce69" office:value-type="string" calcext:value-type="string" table:number-columns-spanned="6" table:number-rows-spanned="4">
            <text:p>車</text:p>
          </table:table-cell>
          <table:covered-table-cell table:number-columns-repeated="6" table:style-name="ce69"/>
          <table:covered-table-cell table:style-name="ce97"/>
          <table:table-cell table:style-name="ce69" office:value-type="string" calcext:value-type="string" table:number-columns-spanned="6" table:number-rows-spanned="4">
            <text:p>将</text:p>
          </table:table-cell>
          <table:covered-table-cell table:number-columns-repeated="6" table:style-name="ce69"/>
          <table:covered-table-cell table:style-name="ce97"/>
          <table:table-cell table:style-name="ce69" office:value-type="string" calcext:value-type="string" table:number-columns-spanned="6" table:number-rows-spanned="4">
            <text:p>將</text:p>
          </table:table-cell>
          <table:covered-table-cell table:number-columns-repeated="6" table:style-name="ce69"/>
          <table:covered-table-cell table:style-name="ce98"/>
          <table:table-cell table:style-name="ce69" office:value-type="string" calcext:value-type="string" table:number-columns-spanned="6" table:number-rows-spanned="4">
            <text:p>將</text:p>
          </table:table-cell>
          <table:covered-table-cell table:number-columns-repeated="6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number-columns-repeated="926"/>
        </table:table-row>
        <table:table-row table:style-name="ro9"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style-name="ce69" table:number-columns-spanned="6" table:number-rows-spanned="1"/>
          <table:covered-table-cell table:number-columns-repeated="5" table:style-name="ce69"/>
          <table:table-cell table:style-name="ce69"/>
          <table:table-cell table:style-name="ce97"/>
          <table:table-cell table:number-columns-repeated="926"/>
        </table:table-row>
        <table:table-row table:style-name="ro8"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7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style-name="ce415" table:number-columns-spanned="3" table:number-rows-spanned="1"/>
          <table:covered-table-cell table:number-columns-repeated="2" table:style-name="ce69"/>
          <table:table-cell table:style-name="ce429" table:number-columns-spanned="3" table:number-rows-spanned="1"/>
          <table:covered-table-cell table:number-columns-repeated="2" table:style-name="ce69"/>
          <table:table-cell table:style-name="ce69"/>
          <table:table-cell table:style-name="ce98"/>
          <table:table-cell table:number-columns-repeated="926"/>
        </table:table-row>
        <table:table-row table:style-name="ro8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と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今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全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龍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仝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office:value-type="string" calcext:value-type="string" table:number-columns-spanned="6" table:number-rows-spanned="4">
            <text:p>龍</text:p>
          </table:table-cell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69" table:number-columns-spanned="6" table:number-rows-spanned="4"/>
          <table:covered-table-cell table:number-columns-repeated="5" table:style-name="ce69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8">
          <table:covered-table-cell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table-cell table:number-columns-repeated="926"/>
        </table:table-row>
        <table:table-row table:style-name="ro8">
          <table:covered-table-cell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table-cell table:number-columns-repeated="926"/>
        </table:table-row>
        <table:table-row table:style-name="ro8">
          <table:covered-table-cell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table-cell table:style-name="ce69" office:value-type="string" calcext:value-type="string" table:number-columns-spanned="6" table:number-rows-spanned="4">
            <text:p>馬</text:p>
          </table:table-cell>
          <table:covered-table-cell table:number-columns-repeated="6" table:style-name="ce69"/>
          <table:covered-table-cell table:style-name="ce97"/>
          <table:covered-table-cell table:number-columns-repeated="7" table:style-name="ce69"/>
          <table:covered-table-cell table:style-name="ce98"/>
          <table:table-cell table:style-name="ce69" office:value-type="string" calcext:value-type="string" table:number-columns-spanned="6" table:number-rows-spanned="4">
            <text:p>王</text:p>
          </table:table-cell>
          <table:covered-table-cell table:number-columns-repeated="6" table:style-name="ce69"/>
          <table:covered-table-cell table:style-name="ce97"/>
          <table:table-cell table:style-name="ce69" table:number-columns-spanned="6" table:number-rows-spanned="4"/>
          <table:covered-table-cell table:number-columns-repeated="6" table:style-name="ce69"/>
          <table:covered-table-cell table:style-name="ce97"/>
          <table:table-cell table:style-name="ce69" table:number-columns-spanned="6" table:number-rows-spanned="4"/>
          <table:covered-table-cell table:number-columns-repeated="6" table:style-name="ce69"/>
          <table:covered-table-cell table:style-name="ce98"/>
          <table:table-cell table:style-name="ce69" table:number-columns-spanned="6" table:number-rows-spanned="4"/>
          <table:covered-table-cell table:number-columns-repeated="6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7"/>
          <table:covered-table-cell table:number-columns-repeated="7" table:style-name="ce69"/>
          <table:covered-table-cell table:style-name="ce98"/>
          <table:covered-table-cell table:number-columns-repeated="7" table:style-name="ce69"/>
          <table:covered-table-cell table:style-name="ce98"/>
          <table:table-cell table:number-columns-repeated="926"/>
        </table:table-row>
        <table:table-row table:style-name="ro8">
          <table:covered-table-cell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style-name="ce71" table:number-columns-spanned="6" table:number-rows-spanned="1"/>
          <table:covered-table-cell table:number-columns-repeated="6" table:style-name="ce71"/>
          <table:covered-table-cell table:style-name="ce394"/>
          <table:table-cell table:number-columns-repeated="926"/>
        </table:table-row>
        <table:table-row table:style-name="ro9"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8"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number-columns-repeated="926"/>
        </table:table-row>
        <table:table-row table:style-name="ro8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124" office:value-type="string" calcext:value-type="string" table:number-columns-spanned="6" table:number-rows-spanned="4">
            <text:p>♟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♟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♟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♟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♞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♝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table:number-columns-spanned="6" table:number-rows-spanned="4"/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♜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table:number-columns-spanned="6" table:number-rows-spanned="4"/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♛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♚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♔</text:p>
          </table:table-cell>
          <table:covered-table-cell table:number-columns-repeated="5" table:style-name="ce124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8">
          <table:covered-table-cell table:style-name="ce73"/>
          <table:covered-table-cell table:style-name="ce104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6" table:style-name="ce124"/>
          <table:covered-table-cell table:style-name="ce73"/>
          <table:covered-table-cell table:style-name="ce104"/>
          <table:table-cell table:number-columns-repeated="926"/>
        </table:table-row>
        <table:table-row table:style-name="ro8">
          <table:covered-table-cell table:style-name="ce73"/>
          <table:covered-table-cell table:style-name="ce104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6" table:style-name="ce124"/>
          <table:covered-table-cell table:style-name="ce73"/>
          <table:covered-table-cell table:style-name="ce104"/>
          <table:table-cell table:number-columns-repeated="926"/>
        </table:table-row>
        <table:table-row table:style-name="ro8">
          <table:covered-table-cell table:style-name="ce73"/>
          <table:covered-table-cell table:style-name="ce104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6" table:style-name="ce124"/>
          <table:covered-table-cell table:style-name="ce73"/>
          <table:covered-table-cell table:style-name="ce104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兵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兵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兵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兵</text:p>
          </table:table-cell>
          <table:covered-table-cell table:number-columns-repeated="6" table:style-name="ce73"/>
          <table:covered-table-cell table:style-name="ce104"/>
          <table:table-cell table:style-name="ce73" office:value-type="string" calcext:value-type="string" table:number-columns-spanned="6" table:number-rows-spanned="4">
            <text:p>騎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聖</text:p>
          </table:table-cell>
          <table:covered-table-cell table:number-columns-repeated="6" table:style-name="ce73"/>
          <table:covered-table-cell table:style-name="ce104"/>
          <table:table-cell table:style-name="ce73" table:number-columns-spanned="6" table:number-rows-spanned="4"/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塔</text:p>
          </table:table-cell>
          <table:covered-table-cell table:number-columns-repeated="6" table:style-name="ce73"/>
          <table:covered-table-cell table:style-name="ce104"/>
          <table:table-cell table:style-name="ce73" table:number-columns-spanned="6" table:number-rows-spanned="4"/>
          <table:covered-table-cell table:number-columns-repeated="6" table:style-name="ce73"/>
          <table:covered-table-cell table:style-name="ce104"/>
          <table:table-cell table:style-name="ce73" office:value-type="string" calcext:value-type="string" table:number-columns-spanned="6" table:number-rows-spanned="4">
            <text:p>后</text:p>
          </table:table-cell>
          <table:covered-table-cell table:number-columns-repeated="6" table:style-name="ce73"/>
          <table:covered-table-cell table:style-name="ce104"/>
          <table:table-cell table:style-name="ce73" office:value-type="string" calcext:value-type="string" table:number-columns-spanned="6" table:number-rows-spanned="4">
            <text:p>王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王</text:p>
          </table:table-cell>
          <table:covered-table-cell table:number-columns-repeated="6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number-columns-repeated="926"/>
        </table:table-row>
        <table:table-row table:style-name="ro9"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72" table:number-columns-spanned="6" table:number-rows-spanned="1"/>
          <table:covered-table-cell table:number-columns-repeated="5" table:style-name="ce72"/>
          <table:table-cell table:style-name="ce72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8"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4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style-name="ce417" table:number-columns-spanned="3" table:number-rows-spanned="1"/>
          <table:covered-table-cell table:number-columns-repeated="2" table:style-name="ce73"/>
          <table:table-cell table:style-name="ce430" table:number-columns-spanned="3" table:number-rows-spanned="1"/>
          <table:covered-table-cell table:number-columns-repeated="2" table:style-name="ce73"/>
          <table:table-cell table:style-name="ce73"/>
          <table:table-cell table:style-name="ce102"/>
          <table:table-cell table:number-columns-repeated="926"/>
        </table:table-row>
        <table:table-row table:style-name="ro8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124" office:value-type="string" calcext:value-type="string" table:number-columns-spanned="6" table:number-rows-spanned="4">
            <text:p>♕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♘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♗</text:p>
          </table:table-cell>
          <table:covered-table-cell table:number-columns-repeated="5" table:style-name="ce124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4" office:value-type="string" calcext:value-type="string" table:number-columns-spanned="6" table:number-rows-spanned="4">
            <text:p>♖</text:p>
          </table:table-cell>
          <table:covered-table-cell table:number-columns-repeated="5" table:style-name="ce12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3" table:number-columns-spanned="6" table:number-rows-spanned="4"/>
          <table:covered-table-cell table:number-columns-repeated="5" table:style-name="ce73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8">
          <table:covered-table-cell table:style-name="ce73"/>
          <table:covered-table-cell table:style-name="ce104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6" table:style-name="ce124"/>
          <table:covered-table-cell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table-cell table:number-columns-repeated="926"/>
        </table:table-row>
        <table:table-row table:style-name="ro8">
          <table:covered-table-cell table:style-name="ce73"/>
          <table:covered-table-cell table:style-name="ce104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6" table:style-name="ce124"/>
          <table:covered-table-cell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table-cell table:number-columns-repeated="926"/>
        </table:table-row>
        <table:table-row table:style-name="ro8">
          <table:covered-table-cell table:style-name="ce73"/>
          <table:covered-table-cell table:style-name="ce104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7" table:style-name="ce124"/>
          <table:covered-table-cell table:style-name="ce439"/>
          <table:covered-table-cell table:number-columns-repeated="6" table:style-name="ce124"/>
          <table:covered-table-cell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妃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騏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僧</text:p>
          </table:table-cell>
          <table:covered-table-cell table:number-columns-repeated="6" table:style-name="ce73"/>
          <table:covered-table-cell table:style-name="ce102"/>
          <table:table-cell table:style-name="ce73" office:value-type="string" calcext:value-type="string" table:number-columns-spanned="6" table:number-rows-spanned="4">
            <text:p>城</text:p>
          </table:table-cell>
          <table:covered-table-cell table:number-columns-repeated="6" table:style-name="ce73"/>
          <table:covered-table-cell table:style-name="ce102"/>
          <table:table-cell table:style-name="ce73" table:number-columns-spanned="6" table:number-rows-spanned="4"/>
          <table:covered-table-cell table:number-columns-repeated="6" table:style-name="ce73"/>
          <table:covered-table-cell table:style-name="ce102"/>
          <table:table-cell table:style-name="ce73" table:number-columns-spanned="6" table:number-rows-spanned="4"/>
          <table:covered-table-cell table:number-columns-repeated="6" table:style-name="ce73"/>
          <table:covered-table-cell table:style-name="ce104"/>
          <table:table-cell table:style-name="ce73" table:number-columns-spanned="6" table:number-rows-spanned="4"/>
          <table:covered-table-cell table:number-columns-repeated="6" table:style-name="ce73"/>
          <table:covered-table-cell table:style-name="ce102"/>
          <table:table-cell table:style-name="ce73" table:number-columns-spanned="6" table:number-rows-spanned="4"/>
          <table:covered-table-cell table:number-columns-repeated="6" table:style-name="ce73"/>
          <table:covered-table-cell table:style-name="ce104"/>
          <table:table-cell table:style-name="ce73" table:number-columns-spanned="6" table:number-rows-spanned="4"/>
          <table:covered-table-cell table:number-columns-repeated="6" table:style-name="ce73"/>
          <table:covered-table-cell table:style-name="ce104"/>
          <table:table-cell table:style-name="ce73" table:number-columns-spanned="6" table:number-rows-spanned="4"/>
          <table:covered-table-cell table:number-columns-repeated="6" table:style-name="ce73"/>
          <table:covered-table-cell table:style-name="ce104"/>
          <table:table-cell table:style-name="ce73" table:number-columns-spanned="6" table:number-rows-spanned="4"/>
          <table:covered-table-cell table:number-columns-repeated="6" table:style-name="ce73"/>
          <table:covered-table-cell table:style-name="ce102"/>
          <table:table-cell table:style-name="ce73" table:number-columns-spanned="6" table:number-rows-spanned="4"/>
          <table:covered-table-cell table:number-columns-repeated="6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4"/>
          <table:covered-table-cell table:number-columns-repeated="7" table:style-name="ce73"/>
          <table:covered-table-cell table:style-name="ce102"/>
          <table:covered-table-cell table:number-columns-repeated="7" table:style-name="ce73"/>
          <table:covered-table-cell table:style-name="ce102"/>
          <table:table-cell table:number-columns-repeated="926"/>
        </table:table-row>
        <table:table-row table:style-name="ro8">
          <table:covered-table-cell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style-name="ce79" table:number-columns-spanned="6" table:number-rows-spanned="1"/>
          <table:covered-table-cell table:number-columns-repeated="6" table:style-name="ce79"/>
          <table:covered-table-cell table:style-name="ce399"/>
          <table:table-cell table:number-columns-repeated="926"/>
        </table:table-row>
        <table:table-row table:style-name="ro9"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8"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number-columns-repeated="926"/>
        </table:table-row>
        <table:table-row table:style-name="ro8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126" office:value-type="string" calcext:value-type="string" table:number-columns-spanned="6" table:number-rows-spanned="4">
            <text:p>○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table:number-columns-spanned="6" table:number-rows-spanned="4"/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table:number-columns-spanned="6" table:number-rows-spanned="8"/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table:number-columns-spanned="6" table:number-rows-spanned="8"/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○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○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table:number-columns-spanned="6" table:number-rows-spanned="4"/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○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○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○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⊕</text:p>
          </table:table-cell>
          <table:covered-table-cell table:number-columns-repeated="5" table:style-name="ce127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6" office:value-type="string" calcext:value-type="string" table:number-columns-spanned="6" table:number-rows-spanned="4">
            <text:p>⊕</text:p>
          </table:table-cell>
          <table:covered-table-cell table:number-columns-repeated="5" table:style-name="ce127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8">
          <table:covered-table-cell table:style-name="ce84"/>
          <table:covered-table-cell table:style-name="ce403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6" table:style-name="ce127"/>
          <table:covered-table-cell table:style-name="ce84"/>
          <table:covered-table-cell table:style-name="ce403"/>
          <table:table-cell table:number-columns-repeated="926"/>
        </table:table-row>
        <table:table-row table:style-name="ro8">
          <table:covered-table-cell table:style-name="ce84"/>
          <table:covered-table-cell table:style-name="ce403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6" table:style-name="ce127"/>
          <table:covered-table-cell table:style-name="ce84"/>
          <table:covered-table-cell table:style-name="ce403"/>
          <table:table-cell table:number-columns-repeated="926"/>
        </table:table-row>
        <table:table-row table:style-name="ro8">
          <table:covered-table-cell table:style-name="ce84"/>
          <table:covered-table-cell table:style-name="ce403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7" table:style-name="ce127"/>
          <table:covered-table-cell table:style-name="ce441"/>
          <table:covered-table-cell table:number-columns-repeated="6" table:style-name="ce127"/>
          <table:covered-table-cell table:style-name="ce84"/>
          <table:covered-table-cell table:style-name="ce403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卒</text:p>
          </table:table-cell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傌</text:p>
          </table:table-cell>
          <table:covered-table-cell table:number-columns-repeated="6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相</text:p>
          </table:table-cell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俥</text:p>
          </table:table-cell>
          <table:covered-table-cell table:number-columns-repeated="6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炮</text:p>
          </table:table-cell>
          <table:covered-table-cell table:number-columns-repeated="6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仕</text:p>
          </table:table-cell>
          <table:covered-table-cell table:number-columns-repeated="6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帥</text:p>
          </table:table-cell>
          <table:covered-table-cell table:number-columns-repeated="6"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將</text:p>
          </table:table-cell>
          <table:covered-table-cell table:number-columns-repeated="6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number-columns-repeated="926"/>
        </table:table-row>
        <table:table-row table:style-name="ro9"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107"/>
          <table:table-cell table:style-name="ce80" table:number-columns-spanned="6" table:number-rows-spanned="1"/>
          <table:covered-table-cell table:number-columns-repeated="5" table:style-name="ce80"/>
          <table:table-cell table:style-name="ce84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80" table:number-columns-spanned="6" table:number-rows-spanned="1"/>
          <table:covered-table-cell table:number-columns-repeated="5" table:style-name="ce80"/>
          <table:table-cell table:style-name="ce80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8"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style-name="ce419" table:number-columns-spanned="3" table:number-rows-spanned="1"/>
          <table:covered-table-cell table:number-columns-repeated="2" table:style-name="ce84"/>
          <table:table-cell table:style-name="ce431" table:number-columns-spanned="3" table:number-rows-spanned="1"/>
          <table:covered-table-cell table:number-columns-repeated="2" table:style-name="ce84"/>
          <table:table-cell table:style-name="ce84"/>
          <table:table-cell table:style-name="ce107"/>
          <table:table-cell table:number-columns-repeated="926"/>
        </table:table-row>
        <table:table-row table:style-name="ro8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126" office:value-type="string" calcext:value-type="string" table:number-columns-spanned="6" table:number-rows-spanned="4">
            <text:p>⊖</text:p>
          </table:table-cell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4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8">
          <table:covered-table-cell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table-cell table:number-columns-repeated="926"/>
        </table:table-row>
        <table:table-row table:style-name="ro8">
          <table:covered-table-cell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table-cell table:number-columns-repeated="926"/>
        </table:table-row>
        <table:table-row table:style-name="ro8">
          <table:covered-table-cell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covered-table-cell table:number-columns-repeated="7" table:style-name="ce84"/>
          <table:covered-table-cell table:style-name="ce403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table-cell table:style-name="ce422" office:value-type="string" calcext:value-type="string" table:number-columns-spanned="6" table:number-rows-spanned="4">
            <text:p>率</text:p>
          </table:table-cell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style-name="ce422" table:number-columns-spanned="6" table:number-rows-spanned="4"/>
          <table:covered-table-cell table:number-columns-repeated="6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covered-table-cell table:number-columns-repeated="7" table:style-name="ce84"/>
          <table:covered-table-cell table:style-name="ce107"/>
          <table:table-cell table:number-columns-repeated="926"/>
        </table:table-row>
        <table:table-row table:style-name="ro8">
          <table:covered-table-cell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style-name="ce86" table:number-columns-spanned="6" table:number-rows-spanned="1"/>
          <table:covered-table-cell table:number-columns-repeated="6" table:style-name="ce86"/>
          <table:covered-table-cell table:style-name="ce404"/>
          <table:table-cell table:number-columns-repeated="926"/>
        </table:table-row>
        <table:table-row table:style-name="ro9"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8"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number-columns-repeated="926"/>
        </table:table-row>
        <table:table-row table:style-name="ro8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131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131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8">
          <table:covered-table-cell table:style-name="ce88"/>
          <table:covered-table-cell table:style-name="ce408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6" table:style-name="ce131"/>
          <table:covered-table-cell table:style-name="ce88"/>
          <table:covered-table-cell table:style-name="ce408"/>
          <table:table-cell table:number-columns-repeated="926"/>
        </table:table-row>
        <table:table-row table:style-name="ro8">
          <table:covered-table-cell table:style-name="ce88"/>
          <table:covered-table-cell table:style-name="ce408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6" table:style-name="ce131"/>
          <table:covered-table-cell table:style-name="ce88"/>
          <table:covered-table-cell table:style-name="ce408"/>
          <table:table-cell table:number-columns-repeated="926"/>
        </table:table-row>
        <table:table-row table:style-name="ro8">
          <table:covered-table-cell table:style-name="ce88"/>
          <table:covered-table-cell table:style-name="ce408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7" table:style-name="ce131"/>
          <table:covered-table-cell table:style-name="ce443"/>
          <table:covered-table-cell table:number-columns-repeated="6" table:style-name="ce131"/>
          <table:covered-table-cell table:style-name="ce88"/>
          <table:covered-table-cell table:style-name="ce408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卆</text:p>
          </table:table-cell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马</text:p>
          </table:table-cell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象</text:p>
          </table:table-cell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車</text:p>
          </table:table-cell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包</text:p>
          </table:table-cell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士</text:p>
          </table:table-cell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楚</text:p>
          </table:table-cell>
          <table:covered-table-cell table:number-columns-repeated="6" table:style-name="ce88"/>
          <table:covered-table-cell table:style-name="ce112"/>
          <table:table-cell table:style-name="ce426" office:value-type="string" calcext:value-type="string" table:number-columns-spanned="6" table:number-rows-spanned="4">
            <text:p>漢</text:p>
          </table:table-cell>
          <table:covered-table-cell table:number-columns-repeated="6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number-columns-repeated="926"/>
        </table:table-row>
        <table:table-row table:style-name="ro9"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87" table:number-columns-spanned="6" table:number-rows-spanned="1"/>
          <table:covered-table-cell table:number-columns-repeated="5" table:style-name="ce87"/>
          <table:table-cell table:style-name="ce87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8"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style-name="ce423" table:number-columns-spanned="3" table:number-rows-spanned="1"/>
          <table:covered-table-cell table:number-columns-repeated="2" table:style-name="ce88"/>
          <table:table-cell table:style-name="ce432" table:number-columns-spanned="3" table:number-rows-spanned="1"/>
          <table:covered-table-cell table:number-columns-repeated="2" table:style-name="ce88"/>
          <table:table-cell table:style-name="ce88"/>
          <table:table-cell table:style-name="ce112"/>
          <table:table-cell table:number-columns-repeated="926"/>
        </table:table-row>
        <table:table-row table:style-name="ro8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8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8">
          <table:covered-table-cell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table-cell table:number-columns-repeated="926"/>
        </table:table-row>
        <table:table-row table:style-name="ro8">
          <table:covered-table-cell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table-cell table:number-columns-repeated="926"/>
        </table:table-row>
        <table:table-row table:style-name="ro8">
          <table:covered-table-cell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covered-table-cell table:number-columns-repeated="7" table:style-name="ce88"/>
          <table:covered-table-cell table:style-name="ce408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style-name="ce426" table:number-columns-spanned="6" table:number-rows-spanned="4"/>
          <table:covered-table-cell table:number-columns-repeated="6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covered-table-cell table:number-columns-repeated="7" table:style-name="ce88"/>
          <table:covered-table-cell table:style-name="ce112"/>
          <table:table-cell table:number-columns-repeated="926"/>
        </table:table-row>
        <table:table-row table:style-name="ro8">
          <table:covered-table-cell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style-name="ce90" table:number-columns-spanned="6" table:number-rows-spanned="1"/>
          <table:covered-table-cell table:number-columns-repeated="6" table:style-name="ce90"/>
          <table:covered-table-cell table:style-name="ce409"/>
          <table:table-cell table:number-columns-repeated="926"/>
        </table:table-row>
        <table:table-row table:style-name="ro9"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134" office:value-type="string" calcext:value-type="string" table:number-columns-spanned="6" table:number-rows-spanned="4">
            <text:p>⛀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office:value-type="string" calcext:value-type="string" table:number-columns-spanned="6" table:number-rows-spanned="4">
            <text:p>🐴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office:value-type="string" calcext:value-type="string" table:number-columns-spanned="6" table:number-rows-spanned="4">
            <text:p>Δ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office:value-type="string" calcext:value-type="string" table:number-columns-spanned="6" table:number-rows-spanned="4">
            <text:p>⌓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office:value-type="string" calcext:value-type="string" table:number-columns-spanned="6" table:number-rows-spanned="4">
            <text:p>▵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office:value-type="string" calcext:value-type="string" table:number-columns-spanned="6" table:number-rows-spanned="4">
            <text:p>△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office:value-type="string" calcext:value-type="string" table:number-columns-spanned="6" table:number-rows-spanned="4">
            <text:p>▲</text:p>
          </table:table-cell>
          <table:covered-table-cell table:number-columns-repeated="5" table:style-name="ce134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9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6" table:style-name="ce134"/>
          <table:covered-table-cell table:style-name="ce92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9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6" table:style-name="ce134"/>
          <table:covered-table-cell table:style-name="ce92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9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6" table:style-name="ce134"/>
          <table:covered-table-cell table:style-name="ce92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table-cell table:style-name="ce92" office:value-type="string" calcext:value-type="string" table:number-columns-spanned="6" table:number-rows-spanned="4">
            <text:p>貝</text:p>
          </table:table-cell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office:value-type="string" calcext:value-type="string" table:number-columns-spanned="6" table:number-rows-spanned="4">
            <text:p>瑪</text:p>
          </table:table-cell>
          <table:covered-table-cell table:number-columns-repeated="6" table:style-name="ce92"/>
          <table:covered-table-cell table:style-name="ce119"/>
          <table:table-cell table:style-name="ce92" office:value-type="string" calcext:value-type="string" table:number-columns-spanned="6" table:number-rows-spanned="4">
            <text:p>根</text:p>
          </table:table-cell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office:value-type="string" calcext:value-type="string" table:number-columns-spanned="6" table:number-rows-spanned="4">
            <text:p>船</text:p>
          </table:table-cell>
          <table:covered-table-cell table:number-columns-repeated="6" table:style-name="ce92"/>
          <table:covered-table-cell table:style-name="ce119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office:value-type="string" calcext:value-type="string" table:number-columns-spanned="6" table:number-rows-spanned="4">
            <text:p>種</text:p>
          </table:table-cell>
          <table:covered-table-cell table:number-columns-repeated="6" table:style-name="ce92"/>
          <table:covered-table-cell table:style-name="ce119"/>
          <table:table-cell table:style-name="ce92" office:value-type="string" calcext:value-type="string" table:number-columns-spanned="6" table:number-rows-spanned="4">
            <text:p>君</text:p>
          </table:table-cell>
          <table:covered-table-cell table:number-columns-repeated="6" table:style-name="ce92"/>
          <table:covered-table-cell table:style-name="ce117"/>
          <table:table-cell table:style-name="ce92" office:value-type="string" calcext:value-type="string" table:number-columns-spanned="6" table:number-rows-spanned="4">
            <text:p>君</text:p>
          </table:table-cell>
          <table:covered-table-cell table:number-columns-repeated="6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9"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9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27" table:number-columns-spanned="3" table:number-rows-spanned="1"/>
          <table:covered-table-cell table:number-columns-repeated="2" table:style-name="ce92"/>
          <table:table-cell table:style-name="ce433" table:number-columns-spanned="3" table:number-rows-spanned="1"/>
          <table:covered-table-cell table:number-columns-repeated="2" table:style-name="ce92"/>
          <table:table-cell table:style-name="ce92"/>
          <table: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134" office:value-type="string" calcext:value-type="string" table:number-columns-spanned="6" table:number-rows-spanned="4">
            <text:p>⛂</text:p>
          </table:table-cell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4" table:number-columns-spanned="6" table:number-rows-spanned="4"/>
          <table:covered-table-cell table:number-columns-repeated="5" table:style-name="ce134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9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6" table:style-name="ce134"/>
          <table:covered-table-cell table:style-name="ce92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9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6" table:style-name="ce134"/>
          <table:covered-table-cell table:style-name="ce92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9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7" table:style-name="ce134"/>
          <table:covered-table-cell table:style-name="ce445"/>
          <table:covered-table-cell table:number-columns-repeated="6" table:style-name="ce134"/>
          <table:covered-table-cell table:style-name="ce92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table-cell table:style-name="ce92" office:value-type="string" calcext:value-type="string" table:number-columns-spanned="6" table:number-rows-spanned="4">
            <text:p>貴</text:p>
          </table:table-cell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table:number-columns-spanned="6" table:number-rows-spanned="4"/>
          <table:covered-table-cell table:number-columns-repeated="6" table:style-name="ce92"/>
          <table:covered-table-cell table:style-name="ce119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92" table:number-columns-spanned="6" table:number-rows-spanned="4"/>
          <table:covered-table-cell table:number-columns-repeated="6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9"/>
          <table:covered-table-cell table:number-columns-repeated="7" table:style-name="ce92"/>
          <table:covered-table-cell table:style-name="ce117"/>
          <table:covered-table-cell table:number-columns-repeated="7" table:style-name="ce92"/>
          <table:covered-table-cell table:style-name="ce117"/>
          <table:table-cell table:style-name="ce452" table:number-columns-repeated="918"/>
          <table:table-cell table:number-columns-repeated="8"/>
        </table:table-row>
        <table:table-row table:style-name="ro8">
          <table:covered-table-cell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94" table:number-columns-spanned="6" table:number-rows-spanned="1"/>
          <table:covered-table-cell table:number-columns-repeated="6" table:style-name="ce94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9"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8" table:number-rows-repeated="894">
          <table:table-cell table:style-name="ce389" table:number-columns-repeated="33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16"/>
          <table:table-cell table:number-columns-repeated="926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駒PP" table:style-name="ta4">
        <table:table-column table:style-name="co16" table:default-cell-style-name="ce485"/>
        <table:table-column table:style-name="co16" table:default-cell-style-name="ce506"/>
        <table:table-column table:style-name="co16" table:number-columns-repeated="31" table:default-cell-style-name="ce485"/>
        <table:table-column table:style-name="co16" table:default-cell-style-name="ce506"/>
        <table:table-column table:style-name="co16" table:number-columns-repeated="7" table:default-cell-style-name="ce485"/>
        <table:table-column table:style-name="co16" table:default-cell-style-name="ce506"/>
        <table:table-column table:style-name="co16" table:number-columns-repeated="15" table:default-cell-style-name="ce485"/>
        <table:table-column table:style-name="co16" table:default-cell-style-name="ce506"/>
        <table:table-column table:style-name="co16" table:number-columns-repeated="15" table:default-cell-style-name="ce485"/>
        <table:table-column table:style-name="co16" table:default-cell-style-name="ce506"/>
        <table:table-column table:style-name="co16" table:number-columns-repeated="7" table:default-cell-style-name="ce485"/>
        <table:table-column table:style-name="co16" table:default-cell-style-name="ce506"/>
        <table:table-column table:style-name="co16" table:number-columns-repeated="15" table:default-cell-style-name="ce485"/>
        <table:table-column table:style-name="co16" table:default-cell-style-name="ce506"/>
        <table:table-column table:style-name="co8" table:visibility="collapse" table:number-columns-repeated="926" table:default-cell-style-name="Default"/>
        <table:table-row table:style-name="ro8">
          <table:table-cell table:style-name="ce160"/>
          <table:table-cell table:style-name="ce164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507" table:number-columns-spanned="3" table:number-rows-spanned="1"/>
          <table:covered-table-cell table:number-columns-repeated="2" table:style-name="ce160"/>
          <table:table-cell table:style-name="ce195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number-columns-repeated="926"/>
        </table:table-row>
        <table:table-row table:style-name="ro8"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歩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table:number-columns-spanned="6" table:number-rows-spanned="4"/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table:number-columns-spanned="6" table:number-rows-spanned="4"/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table:number-columns-spanned="6" table:number-rows-spanned="4"/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桂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銀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角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香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飛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金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玉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0" office:value-type="string" calcext:value-type="string" table:number-columns-spanned="6" table:number-rows-spanned="4">
            <text:p>王</text:p>
          </table:table-cell>
          <table:covered-table-cell table:number-columns-repeated="5" table:style-name="ce160"/>
          <table:table-cell table:style-name="ce455" table:number-columns-spanned="1" table:number-rows-spanned="9"/>
          <table:table-cell table:style-name="ce486" table:number-columns-spanned="1" table:number-rows-spanned="9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table-cell table:style-name="ce160" office:value-type="string" calcext:value-type="string" table:number-columns-spanned="6" table:number-rows-spanned="4">
            <text:p>兵</text:p>
          </table:table-cell>
          <table:covered-table-cell table:number-columns-repeated="6" table:style-name="ce160"/>
          <table:covered-table-cell table:style-name="ce165"/>
          <table:table-cell table:style-name="ce160" table:number-columns-spanned="6" table:number-rows-spanned="4"/>
          <table:covered-table-cell table:number-columns-repeated="6" table:style-name="ce160"/>
          <table:covered-table-cell table:style-name="ce165"/>
          <table:table-cell table:style-name="ce160" table:number-columns-spanned="6" table:number-rows-spanned="4"/>
          <table:covered-table-cell table:number-columns-repeated="6" table:style-name="ce160"/>
          <table:covered-table-cell table:style-name="ce165"/>
          <table:table-cell table:style-name="ce160" table:number-columns-spanned="6" table:number-rows-spanned="4"/>
          <table:covered-table-cell table:number-columns-repeated="6" table:style-name="ce160"/>
          <table:covered-table-cell table:style-name="ce164"/>
          <table:table-cell table:style-name="ce160" office:value-type="string" calcext:value-type="string" table:number-columns-spanned="6" table:number-rows-spanned="4">
            <text:p>馬</text:p>
          </table:table-cell>
          <table:covered-table-cell table:number-columns-repeated="6" table:style-name="ce160"/>
          <table:covered-table-cell table:style-name="ce164"/>
          <table:table-cell table:style-name="ce160" office:value-type="string" calcext:value-type="string" table:number-columns-spanned="6" table:number-rows-spanned="4">
            <text:p>将</text:p>
          </table:table-cell>
          <table:covered-table-cell table:number-columns-repeated="6" table:style-name="ce160"/>
          <table:covered-table-cell table:style-name="ce165"/>
          <table:table-cell table:style-name="ce160" office:value-type="string" calcext:value-type="string" table:number-columns-spanned="6" table:number-rows-spanned="4">
            <text:p>行</text:p>
          </table:table-cell>
          <table:covered-table-cell table:number-columns-repeated="6" table:style-name="ce160"/>
          <table:covered-table-cell table:style-name="ce164"/>
          <table:table-cell table:style-name="ce160" office:value-type="string" calcext:value-type="string" table:number-columns-spanned="6" table:number-rows-spanned="4">
            <text:p>車</text:p>
          </table:table-cell>
          <table:covered-table-cell table:number-columns-repeated="6" table:style-name="ce160"/>
          <table:covered-table-cell table:style-name="ce165"/>
          <table:table-cell table:style-name="ce160" office:value-type="string" calcext:value-type="string" table:number-columns-spanned="6" table:number-rows-spanned="4">
            <text:p>車</text:p>
          </table:table-cell>
          <table:covered-table-cell table:number-columns-repeated="6" table:style-name="ce160"/>
          <table:covered-table-cell table:style-name="ce164"/>
          <table:table-cell table:style-name="ce160" office:value-type="string" calcext:value-type="string" table:number-columns-spanned="6" table:number-rows-spanned="4">
            <text:p>将</text:p>
          </table:table-cell>
          <table:covered-table-cell table:number-columns-repeated="6" table:style-name="ce160"/>
          <table:covered-table-cell table:style-name="ce164"/>
          <table:table-cell table:style-name="ce160" office:value-type="string" calcext:value-type="string" table:number-columns-spanned="6" table:number-rows-spanned="4">
            <text:p>將</text:p>
          </table:table-cell>
          <table:covered-table-cell table:number-columns-repeated="6" table:style-name="ce160"/>
          <table:covered-table-cell table:style-name="ce165"/>
          <table:table-cell table:style-name="ce160" office:value-type="string" calcext:value-type="string" table:number-columns-spanned="6" table:number-rows-spanned="4">
            <text:p>將</text:p>
          </table:table-cell>
          <table:covered-table-cell table:number-columns-repeated="6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4"/>
          <table:table-cell table:number-columns-repeated="926"/>
        </table:table-row>
        <table:table-row table:style-name="ro8">
          <table:covered-table-cell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style-name="ce162" table:number-columns-spanned="6" table:number-rows-spanned="1"/>
          <table:covered-table-cell table:number-columns-repeated="6" table:style-name="ce162"/>
          <table:covered-table-cell table:style-name="ce487"/>
          <table:table-cell table:number-columns-repeated="926"/>
        </table:table-row>
        <table:table-row table:style-name="ro8">
          <table:table-cell table:style-name="ce162" table:number-columns-spanned="1" table:number-rows-spanned="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8" table:number-rows-spanned="2"/>
          <table:covered-table-cell table:number-columns-repeated="7" table:style-name="ce162"/>
          <table:table-cell table:style-name="ce194" table:number-columns-spanned="1" table:number-rows-spanned="2"/>
          <table:table-cell table:number-columns-repeated="926"/>
        </table:table-row>
        <table:table-row table:style-name="ro8">
          <table:covered-table-cell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covered-table-cell table:number-columns-repeated="7" table:style-name="ce162"/>
          <table:covered-table-cell table:style-name="ce194"/>
          <table:table-cell table:number-columns-repeated="926"/>
        </table:table-row>
        <table:table-row table:style-name="ro8"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style-name="ce508" table:number-columns-spanned="6" table:number-rows-spanned="1"/>
          <table:covered-table-cell table:number-columns-repeated="2" table:style-name="ce160"/>
          <table:covered-table-cell table:style-name="ce195"/>
          <table:covered-table-cell table:number-columns-repeated="2" table:style-name="ce160"/>
          <table:table-cell table:style-name="ce457" table:number-columns-spanned="1" table:number-rows-spanned="9"/>
          <table:table-cell table:style-name="ce195" table:number-columns-spanned="1" table:number-rows-spanned="9"/>
          <table:table-cell table:number-columns-repeated="926"/>
        </table:table-row>
        <table:table-row table:style-name="ro8">
          <table:covered-table-cell table:style-name="ce164"/>
          <table:covered-table-cell table:style-name="ce160"/>
          <table:table-cell table:style-name="ce215" office:value-type="string" calcext:value-type="string" table:number-columns-spanned="6" table:number-rows-spanned="8">
            <text:p>と</text:p>
          </table:table-cell>
          <table:covered-table-cell table:number-columns-repeated="5" table:style-name="ce160"/>
          <table:covered-table-cell table:style-name="ce164"/>
          <table:covered-table-cell table:style-name="ce160"/>
          <table:table-cell table:style-name="ce215" table:number-columns-spanned="6" table:number-rows-spanned="8"/>
          <table:covered-table-cell table:number-columns-repeated="5" table:style-name="ce160"/>
          <table:covered-table-cell table:style-name="ce164"/>
          <table:covered-table-cell table:style-name="ce160"/>
          <table:table-cell table:style-name="ce215" table:number-columns-spanned="6" table:number-rows-spanned="8"/>
          <table:covered-table-cell table:number-columns-repeated="5" table:style-name="ce160"/>
          <table:covered-table-cell table:style-name="ce164"/>
          <table:covered-table-cell table:style-name="ce160"/>
          <table:table-cell table:style-name="ce215" table:number-columns-spanned="6" table:number-rows-spanned="8"/>
          <table:covered-table-cell table:number-columns-repeated="5" table:style-name="ce160"/>
          <table:covered-table-cell table:style-name="ce164"/>
          <table:covered-table-cell table:style-name="ce160"/>
          <table:table-cell table:style-name="ce215" office:value-type="string" calcext:value-type="string" table:number-columns-spanned="6" table:number-rows-spanned="8">
            <text:p>今</text:p>
          </table:table-cell>
          <table:covered-table-cell table:number-columns-repeated="5" table:style-name="ce160"/>
          <table:covered-table-cell table:style-name="ce164"/>
          <table:covered-table-cell table:style-name="ce160"/>
          <table:table-cell table:style-name="ce215" office:value-type="string" calcext:value-type="string" table:number-columns-spanned="6" table:number-rows-spanned="8">
            <text:p>全</text:p>
          </table:table-cell>
          <table:covered-table-cell table:number-columns-repeated="5" table:style-name="ce160"/>
          <table:covered-table-cell table:style-name="ce164"/>
          <table:covered-table-cell table:style-name="ce160"/>
          <table:table-cell table:style-name="ce215" office:value-type="string" calcext:value-type="string" table:number-columns-spanned="6" table:number-rows-spanned="4">
            <text:p>馬</text:p>
          </table:table-cell>
          <table:covered-table-cell table:number-columns-repeated="5" table:style-name="ce215"/>
          <table:covered-table-cell table:style-name="ce164"/>
          <table:covered-table-cell table:style-name="ce160"/>
          <table:table-cell table:style-name="ce215" office:value-type="string" calcext:value-type="string" table:number-columns-spanned="6" table:number-rows-spanned="8">
            <text:p>仝</text:p>
          </table:table-cell>
          <table:covered-table-cell table:number-columns-repeated="5" table:style-name="ce160"/>
          <table:covered-table-cell table:style-name="ce164"/>
          <table:covered-table-cell table:style-name="ce160"/>
          <table:table-cell table:style-name="ce215" office:value-type="string" calcext:value-type="string" table:number-columns-spanned="6" table:number-rows-spanned="4">
            <text:p>王</text:p>
          </table:table-cell>
          <table:covered-table-cell table:number-columns-repeated="5" table:style-name="ce215"/>
          <table:covered-table-cell table:style-name="ce164"/>
          <table:covered-table-cell table:style-name="ce160"/>
          <table:table-cell table:style-name="ce215" table:number-columns-spanned="6" table:number-rows-spanned="4"/>
          <table:covered-table-cell table:number-columns-repeated="5" table:style-name="ce215"/>
          <table:covered-table-cell table:style-name="ce164"/>
          <table:covered-table-cell table:style-name="ce160"/>
          <table:table-cell table:style-name="ce215" table:number-columns-spanned="6" table:number-rows-spanned="4"/>
          <table:covered-table-cell table:number-columns-repeated="5" table:style-name="ce215"/>
          <table:covered-table-cell table:style-name="ce164"/>
          <table:covered-table-cell table:style-name="ce160"/>
          <table:table-cell table:style-name="ce215" table:number-columns-spanned="6" table:number-rows-spanned="4"/>
          <table:covered-table-cell table:number-columns-repeated="5" table:style-name="ce215"/>
          <table:covered-table-cell table:style-name="ce164"/>
          <table:covered-table-cell table:style-name="ce160"/>
          <table:table-cell table:number-columns-repeated="926"/>
        </table:table-row>
        <table:table-row table:style-name="ro8"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number-columns-repeated="7" table:style-name="ce160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table-cell table:number-columns-repeated="926"/>
        </table:table-row>
        <table:table-row table:style-name="ro8"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number-columns-repeated="7" table:style-name="ce160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table-cell table:number-columns-repeated="926"/>
        </table:table-row>
        <table:table-row table:style-name="ro8"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table-cell table:number-columns-repeated="926"/>
        </table:table-row>
        <table:table-row table:style-name="ro8"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table-cell table:style-name="ce215" office:value-type="string" calcext:value-type="string" table:number-columns-spanned="6" table:number-rows-spanned="4">
            <text:p>龍</text:p>
          </table:table-cell>
          <table:covered-table-cell table:number-columns-repeated="5" table:style-name="ce215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table-cell table:style-name="ce215" office:value-type="string" calcext:value-type="string" table:number-columns-spanned="6" table:number-rows-spanned="4">
            <text:p>龍</text:p>
          </table:table-cell>
          <table:covered-table-cell table:number-columns-repeated="5" table:style-name="ce215"/>
          <table:covered-table-cell table:style-name="ce165"/>
          <table:covered-table-cell table:style-name="ce160"/>
          <table:table-cell table:style-name="ce215" table:number-columns-spanned="6" table:number-rows-spanned="4"/>
          <table:covered-table-cell table:number-columns-repeated="5" table:style-name="ce215"/>
          <table:covered-table-cell table:style-name="ce165"/>
          <table:covered-table-cell table:style-name="ce160"/>
          <table:table-cell table:style-name="ce215" table:number-columns-spanned="6" table:number-rows-spanned="4"/>
          <table:covered-table-cell table:number-columns-repeated="5" table:style-name="ce215"/>
          <table:covered-table-cell table:style-name="ce165"/>
          <table:covered-table-cell table:style-name="ce160"/>
          <table:table-cell table:style-name="ce215" table:number-columns-spanned="6" table:number-rows-spanned="4"/>
          <table:covered-table-cell table:number-columns-repeated="5" table:style-name="ce215"/>
          <table:covered-table-cell table:style-name="ce165"/>
          <table:covered-table-cell table:style-name="ce160"/>
          <table:table-cell table:number-columns-repeated="926"/>
        </table:table-row>
        <table:table-row table:style-name="ro8"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table-cell table:number-columns-repeated="926"/>
        </table:table-row>
        <table:table-row table:style-name="ro8"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number-columns-repeated="7" table:style-name="ce160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covered-table-cell table:number-columns-repeated="6" table:style-name="ce215"/>
          <table:covered-table-cell table:style-name="ce165"/>
          <table:covered-table-cell table:style-name="ce160"/>
          <table:table-cell table:number-columns-repeated="926"/>
        </table:table-row>
        <table:table-row table:style-name="ro8"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number-columns-repeated="7" table:style-name="ce160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number-columns-repeated="7" table:style-name="ce160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covered-table-cell table:number-columns-repeated="6" table:style-name="ce215"/>
          <table:covered-table-cell table:style-name="ce164"/>
          <table:covered-table-cell table:style-name="ce160"/>
          <table:table-cell table:number-columns-repeated="926"/>
        </table:table-row>
        <table:table-row table:style-name="ro8">
          <table:table-cell table:style-name="ce160"/>
          <table:table-cell table:style-name="ce164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5"/>
          <table:table-cell table:style-name="ce195" table:number-columns-spanned="3" table:number-rows-spanned="1"/>
          <table:covered-table-cell table:number-columns-repeated="2" table:style-name="ce160"/>
          <table:table-cell table:style-name="ce507" table:number-columns-spanned="3" table:number-rows-spanned="1"/>
          <table:covered-table-cell table:number-columns-repeated="2" table:style-name="ce160"/>
          <table:table-cell table:style-name="ce160"/>
          <table:table-cell table:style-name="ce164"/>
          <table:table-cell table:number-columns-repeated="926"/>
        </table:table-row>
        <table:table-row table:style-name="ro8">
          <table:table-cell table:style-name="ce166"/>
          <table:table-cell table:style-name="ce171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510" table:number-columns-spanned="3" table:number-rows-spanned="1"/>
          <table:covered-table-cell table:number-columns-repeated="2" table:style-name="ce166"/>
          <table:table-cell table:style-name="ce199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number-columns-repeated="926"/>
        </table:table-row>
        <table:table-row table:style-name="ro8"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♟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♟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♟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♟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♞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table:number-columns-spanned="6" table:number-rows-spanned="4"/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♝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table:number-columns-spanned="6" table:number-rows-spanned="4"/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♜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♛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♚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6" office:value-type="string" calcext:value-type="string" table:number-columns-spanned="6" table:number-rows-spanned="4">
            <text:p>♔</text:p>
          </table:table-cell>
          <table:covered-table-cell table:number-columns-repeated="5" table:style-name="ce166"/>
          <table:table-cell table:style-name="ce461" table:number-columns-spanned="1" table:number-rows-spanned="9"/>
          <table:table-cell table:style-name="ce490" table:number-columns-spanned="1" table:number-rows-spanned="9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table-cell table:style-name="ce166" office:value-type="string" calcext:value-type="string" table:number-columns-spanned="6" table:number-rows-spanned="4">
            <text:p>兵</text:p>
          </table:table-cell>
          <table:covered-table-cell table:number-columns-repeated="6" table:style-name="ce166"/>
          <table:covered-table-cell table:style-name="ce172"/>
          <table:table-cell table:style-name="ce166" office:value-type="string" calcext:value-type="string" table:number-columns-spanned="6" table:number-rows-spanned="4">
            <text:p>兵</text:p>
          </table:table-cell>
          <table:covered-table-cell table:number-columns-repeated="6" table:style-name="ce166"/>
          <table:covered-table-cell table:style-name="ce172"/>
          <table:table-cell table:style-name="ce166" office:value-type="string" calcext:value-type="string" table:number-columns-spanned="6" table:number-rows-spanned="4">
            <text:p>兵</text:p>
          </table:table-cell>
          <table:covered-table-cell table:number-columns-repeated="6" table:style-name="ce166"/>
          <table:covered-table-cell table:style-name="ce172"/>
          <table:table-cell table:style-name="ce166" office:value-type="string" calcext:value-type="string" table:number-columns-spanned="6" table:number-rows-spanned="4">
            <text:p>兵</text:p>
          </table:table-cell>
          <table:covered-table-cell table:number-columns-repeated="6" table:style-name="ce166"/>
          <table:covered-table-cell table:style-name="ce171"/>
          <table:table-cell table:style-name="ce166" office:value-type="string" calcext:value-type="string" table:number-columns-spanned="6" table:number-rows-spanned="4">
            <text:p>騎</text:p>
          </table:table-cell>
          <table:covered-table-cell table:number-columns-repeated="6" table:style-name="ce166"/>
          <table:covered-table-cell table:style-name="ce171"/>
          <table:table-cell table:style-name="ce166" table:number-columns-spanned="6" table:number-rows-spanned="4"/>
          <table:covered-table-cell table:number-columns-repeated="6" table:style-name="ce166"/>
          <table:covered-table-cell table:style-name="ce172"/>
          <table:table-cell table:style-name="ce166" office:value-type="string" calcext:value-type="string" table:number-columns-spanned="6" table:number-rows-spanned="4">
            <text:p>聖</text:p>
          </table:table-cell>
          <table:covered-table-cell table:number-columns-repeated="6" table:style-name="ce166"/>
          <table:covered-table-cell table:style-name="ce171"/>
          <table:table-cell table:style-name="ce166" table:number-columns-spanned="6" table:number-rows-spanned="4"/>
          <table:covered-table-cell table:number-columns-repeated="6" table:style-name="ce166"/>
          <table:covered-table-cell table:style-name="ce172"/>
          <table:table-cell table:style-name="ce166" office:value-type="string" calcext:value-type="string" table:number-columns-spanned="6" table:number-rows-spanned="4">
            <text:p>塔</text:p>
          </table:table-cell>
          <table:covered-table-cell table:number-columns-repeated="6" table:style-name="ce166"/>
          <table:covered-table-cell table:style-name="ce171"/>
          <table:table-cell table:style-name="ce166" office:value-type="string" calcext:value-type="string" table:number-columns-spanned="6" table:number-rows-spanned="4">
            <text:p>后</text:p>
          </table:table-cell>
          <table:covered-table-cell table:number-columns-repeated="6" table:style-name="ce166"/>
          <table:covered-table-cell table:style-name="ce171"/>
          <table:table-cell table:style-name="ce166" office:value-type="string" calcext:value-type="string" table:number-columns-spanned="6" table:number-rows-spanned="4">
            <text:p>王</text:p>
          </table:table-cell>
          <table:covered-table-cell table:number-columns-repeated="6" table:style-name="ce166"/>
          <table:covered-table-cell table:style-name="ce172"/>
          <table:table-cell table:style-name="ce166" office:value-type="string" calcext:value-type="string" table:number-columns-spanned="6" table:number-rows-spanned="4">
            <text:p>王</text:p>
          </table:table-cell>
          <table:covered-table-cell table:number-columns-repeated="6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1"/>
          <table:covered-table-cell table:number-columns-repeated="7" table:style-name="ce166"/>
          <table:covered-table-cell table:style-name="ce172"/>
          <table:covered-table-cell table:number-columns-repeated="7" table:style-name="ce166"/>
          <table:covered-table-cell table:style-name="ce171"/>
          <table:table-cell table:number-columns-repeated="926"/>
        </table:table-row>
        <table:table-row table:style-name="ro8">
          <table:covered-table-cell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style-name="ce168" table:number-columns-spanned="6" table:number-rows-spanned="1"/>
          <table:covered-table-cell table:number-columns-repeated="6" table:style-name="ce168"/>
          <table:covered-table-cell table:style-name="ce491"/>
          <table:table-cell table:number-columns-repeated="926"/>
        </table:table-row>
        <table:table-row table:style-name="ro8">
          <table:table-cell table:style-name="ce169" table:number-columns-spanned="1" table:number-rows-spanned="2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8" table:number-rows-spanned="2"/>
          <table:covered-table-cell table:number-columns-repeated="7" table:style-name="ce169"/>
          <table:table-cell table:style-name="ce198" table:number-columns-spanned="1" table:number-rows-spanned="2"/>
          <table:table-cell table:number-columns-repeated="926"/>
        </table:table-row>
        <table:table-row table:style-name="ro8">
          <table:covered-table-cell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covered-table-cell table:number-columns-repeated="7" table:style-name="ce169"/>
          <table:covered-table-cell table:style-name="ce198"/>
          <table:table-cell table:number-columns-repeated="926"/>
        </table:table-row>
        <table:table-row table:style-name="ro8"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style-name="ce511" table:number-columns-spanned="6" table:number-rows-spanned="1"/>
          <table:covered-table-cell table:number-columns-repeated="2" table:style-name="ce166"/>
          <table:covered-table-cell table:style-name="ce199"/>
          <table:covered-table-cell table:number-columns-repeated="2" table:style-name="ce166"/>
          <table:table-cell table:style-name="ce464" table:number-columns-spanned="1" table:number-rows-spanned="9"/>
          <table:table-cell table:style-name="ce199" table:number-columns-spanned="1" table:number-rows-spanned="9"/>
          <table:table-cell table:number-columns-repeated="926"/>
        </table:table-row>
        <table:table-row table:style-name="ro8">
          <table:covered-table-cell table:style-name="ce171"/>
          <table:covered-table-cell table:style-name="ce166"/>
          <table:table-cell table:style-name="ce218" office:value-type="string" calcext:value-type="string" table:number-columns-spanned="6" table:number-rows-spanned="4">
            <text:p>騏</text:p>
          </table:table-cell>
          <table:covered-table-cell table:number-columns-repeated="5" table:style-name="ce218"/>
          <table:covered-table-cell table:style-name="ce171"/>
          <table:covered-table-cell table:style-name="ce166"/>
          <table:table-cell table:style-name="ce218" office:value-type="string" calcext:value-type="string" table:number-columns-spanned="6" table:number-rows-spanned="4">
            <text:p>僧</text:p>
          </table:table-cell>
          <table:covered-table-cell table:number-columns-repeated="5" table:style-name="ce218"/>
          <table:covered-table-cell table:style-name="ce171"/>
          <table:covered-table-cell table:style-name="ce166"/>
          <table:table-cell table:style-name="ce218" office:value-type="string" calcext:value-type="string" table:number-columns-spanned="6" table:number-rows-spanned="4">
            <text:p>城</text:p>
          </table:table-cell>
          <table:covered-table-cell table:number-columns-repeated="5" table:style-name="ce218"/>
          <table:covered-table-cell table:style-name="ce171"/>
          <table:covered-table-cell table:style-name="ce166"/>
          <table:table-cell table:style-name="ce218" office:value-type="string" calcext:value-type="string" table:number-columns-spanned="6" table:number-rows-spanned="4">
            <text:p>妃</text:p>
          </table:table-cell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1"/>
          <table:covered-table-cell table:style-name="ce166"/>
          <table:table-cell table:number-columns-repeated="926"/>
        </table:table-row>
        <table:table-row table:style-name="ro8"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table-cell table:number-columns-repeated="926"/>
        </table:table-row>
        <table:table-row table:style-name="ro8"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table-cell table:number-columns-repeated="926"/>
        </table:table-row>
        <table:table-row table:style-name="ro8"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table-cell table:number-columns-repeated="926"/>
        </table:table-row>
        <table:table-row table:style-name="ro8">
          <table:covered-table-cell table:style-name="ce172"/>
          <table:covered-table-cell table:style-name="ce166"/>
          <table:table-cell table:style-name="ce218" office:value-type="string" calcext:value-type="string" table:number-columns-spanned="6" table:number-rows-spanned="4">
            <text:p>♘</text:p>
          </table:table-cell>
          <table:covered-table-cell table:number-columns-repeated="5" table:style-name="ce218"/>
          <table:covered-table-cell table:style-name="ce172"/>
          <table:covered-table-cell table:style-name="ce166"/>
          <table:table-cell table:style-name="ce218" office:value-type="string" calcext:value-type="string" table:number-columns-spanned="6" table:number-rows-spanned="4">
            <text:p>♗</text:p>
          </table:table-cell>
          <table:covered-table-cell table:number-columns-repeated="5" table:style-name="ce218"/>
          <table:covered-table-cell table:style-name="ce172"/>
          <table:covered-table-cell table:style-name="ce166"/>
          <table:table-cell table:style-name="ce218" office:value-type="string" calcext:value-type="string" table:number-columns-spanned="6" table:number-rows-spanned="4">
            <text:p>♖</text:p>
          </table:table-cell>
          <table:covered-table-cell table:number-columns-repeated="5" table:style-name="ce218"/>
          <table:covered-table-cell table:style-name="ce172"/>
          <table:covered-table-cell table:style-name="ce166"/>
          <table:table-cell table:style-name="ce218" office:value-type="string" calcext:value-type="string" table:number-columns-spanned="6" table:number-rows-spanned="4">
            <text:p>♕</text:p>
          </table:table-cell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style-name="ce218" table:number-columns-spanned="6" table:number-rows-spanned="4"/>
          <table:covered-table-cell table:number-columns-repeated="5" table:style-name="ce218"/>
          <table:covered-table-cell table:style-name="ce172"/>
          <table:covered-table-cell table:style-name="ce166"/>
          <table:table-cell table:number-columns-repeated="926"/>
        </table:table-row>
        <table:table-row table:style-name="ro8"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table-cell table:number-columns-repeated="926"/>
        </table:table-row>
        <table:table-row table:style-name="ro8"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covered-table-cell table:number-columns-repeated="6" table:style-name="ce218"/>
          <table:covered-table-cell table:style-name="ce172"/>
          <table:covered-table-cell table:style-name="ce166"/>
          <table:table-cell table:number-columns-repeated="926"/>
        </table:table-row>
        <table:table-row table:style-name="ro8"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covered-table-cell table:number-columns-repeated="6" table:style-name="ce218"/>
          <table:covered-table-cell table:style-name="ce171"/>
          <table:covered-table-cell table:style-name="ce166"/>
          <table:table-cell table:number-columns-repeated="926"/>
        </table:table-row>
        <table:table-row table:style-name="ro8">
          <table:table-cell table:style-name="ce166"/>
          <table:table-cell table:style-name="ce171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2"/>
          <table:table-cell table:style-name="ce199" table:number-columns-spanned="3" table:number-rows-spanned="1"/>
          <table:covered-table-cell table:number-columns-repeated="2" table:style-name="ce166"/>
          <table:table-cell table:style-name="ce510" table:number-columns-spanned="3" table:number-rows-spanned="1"/>
          <table:covered-table-cell table:number-columns-repeated="2" table:style-name="ce166"/>
          <table:table-cell table:style-name="ce166"/>
          <table:table-cell table:style-name="ce171"/>
          <table:table-cell table:number-columns-repeated="926"/>
        </table:table-row>
        <table:table-row table:style-name="ro8">
          <table:table-cell table:style-name="ce173"/>
          <table:table-cell table:style-name="ce177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513" table:number-columns-spanned="3" table:number-rows-spanned="1"/>
          <table:covered-table-cell table:number-columns-repeated="2" table:style-name="ce173"/>
          <table:table-cell table:style-name="ce20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number-columns-repeated="926"/>
        </table:table-row>
        <table:table-row table:style-name="ro8"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卒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table:number-columns-spanned="6" table:number-rows-spanned="8"/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table:number-columns-spanned="6" table:number-rows-spanned="8"/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table:number-columns-spanned="6" table:number-rows-spanned="8"/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傌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相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table:number-columns-spanned="6" table:number-rows-spanned="8"/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炮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俥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仕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帥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3" office:value-type="string" calcext:value-type="string" table:number-columns-spanned="6" table:number-rows-spanned="8">
            <text:p>將</text:p>
          </table:table-cell>
          <table:covered-table-cell table:number-columns-repeated="5" table:style-name="ce173"/>
          <table:table-cell table:style-name="ce468" table:number-columns-spanned="1" table:number-rows-spanned="9"/>
          <table:table-cell table:style-name="ce494" table:number-columns-spanned="1" table:number-rows-spanned="9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7"/>
          <table:table-cell table:number-columns-repeated="926"/>
        </table:table-row>
        <table:table-row table:style-name="ro8">
          <table:covered-table-cell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style-name="ce175" table:number-columns-spanned="6" table:number-rows-spanned="1"/>
          <table:covered-table-cell table:number-columns-repeated="6" table:style-name="ce175"/>
          <table:covered-table-cell table:style-name="ce495"/>
          <table:table-cell table:number-columns-repeated="926"/>
        </table:table-row>
        <table:table-row table:style-name="ro8">
          <table:table-cell table:style-name="ce175" table:number-columns-spanned="1" table:number-rows-spanned="2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8" table:number-rows-spanned="2"/>
          <table:covered-table-cell table:number-columns-repeated="7" table:style-name="ce175"/>
          <table:table-cell table:style-name="ce202" table:number-columns-spanned="1" table:number-rows-spanned="2"/>
          <table:table-cell table:number-columns-repeated="926"/>
        </table:table-row>
        <table:table-row table:style-name="ro8">
          <table:covered-table-cell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covered-table-cell table:number-columns-repeated="7" table:style-name="ce175"/>
          <table:covered-table-cell table:style-name="ce202"/>
          <table:table-cell table:number-columns-repeated="926"/>
        </table:table-row>
        <table:table-row table:style-name="ro8"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style-name="ce514" table:number-columns-spanned="6" table:number-rows-spanned="1"/>
          <table:covered-table-cell table:number-columns-repeated="2" table:style-name="ce173"/>
          <table:covered-table-cell table:style-name="ce203"/>
          <table:covered-table-cell table:number-columns-repeated="2" table:style-name="ce173"/>
          <table:table-cell table:style-name="ce470" table:number-columns-spanned="1" table:number-rows-spanned="9"/>
          <table:table-cell table:style-name="ce203" table:number-columns-spanned="1" table:number-rows-spanned="9"/>
          <table:table-cell table:number-columns-repeated="926"/>
        </table:table-row>
        <table:table-row table:style-name="ro8">
          <table:covered-table-cell table:style-name="ce177"/>
          <table:covered-table-cell table:style-name="ce173"/>
          <table:table-cell table:style-name="ce515" office:value-type="string" calcext:value-type="string" table:number-columns-spanned="6" table:number-rows-spanned="8">
            <text:p>率</text:p>
          </table:table-cell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style-name="ce515" table:number-columns-spanned="6" table:number-rows-spanned="8"/>
          <table:covered-table-cell table:number-columns-repeated="5" table:style-name="ce173"/>
          <table:covered-table-cell table:style-name="ce177"/>
          <table:covered-table-cell table:style-name="ce173"/>
          <table:table-cell table:number-columns-repeated="926"/>
        </table:table-row>
        <table:table-row table:style-name="ro8"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style-name="ce173"/>
          <table:table-cell table:number-columns-repeated="926"/>
        </table:table-row>
        <table:table-row table:style-name="ro8"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style-name="ce173"/>
          <table:table-cell table:number-columns-repeated="926"/>
        </table:table-row>
        <table:table-row table:style-name="ro8"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style-name="ce173"/>
          <table:table-cell table:number-columns-repeated="926"/>
        </table:table-row>
        <table:table-row table:style-name="ro8"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style-name="ce173"/>
          <table:table-cell table:number-columns-repeated="926"/>
        </table:table-row>
        <table:table-row table:style-name="ro8"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style-name="ce173"/>
          <table:table-cell table:number-columns-repeated="926"/>
        </table:table-row>
        <table:table-row table:style-name="ro8"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number-columns-repeated="7" table:style-name="ce173"/>
          <table:covered-table-cell table:style-name="ce178"/>
          <table:covered-table-cell table:style-name="ce173"/>
          <table:table-cell table:number-columns-repeated="926"/>
        </table:table-row>
        <table:table-row table:style-name="ro8"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number-columns-repeated="7" table:style-name="ce173"/>
          <table:covered-table-cell table:style-name="ce177"/>
          <table:covered-table-cell table:style-name="ce173"/>
          <table:table-cell table:number-columns-repeated="926"/>
        </table:table-row>
        <table:table-row table:style-name="ro8">
          <table:table-cell table:style-name="ce173"/>
          <table:table-cell table:style-name="ce177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8"/>
          <table:table-cell table:style-name="ce203" table:number-columns-spanned="3" table:number-rows-spanned="1"/>
          <table:covered-table-cell table:number-columns-repeated="2" table:style-name="ce173"/>
          <table:table-cell table:style-name="ce513" table:number-columns-spanned="3" table:number-rows-spanned="1"/>
          <table:covered-table-cell table:number-columns-repeated="2" table:style-name="ce173"/>
          <table:table-cell table:style-name="ce173"/>
          <table:table-cell table:style-name="ce177"/>
          <table:table-cell table:number-columns-repeated="926"/>
        </table:table-row>
        <table:table-row table:style-name="ro8">
          <table:table-cell table:style-name="ce179"/>
          <table:table-cell table:style-name="ce183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516" table:number-columns-spanned="3" table:number-rows-spanned="1"/>
          <table:covered-table-cell table:number-columns-repeated="2" table:style-name="ce179"/>
          <table:table-cell table:style-name="ce207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number-columns-repeated="926"/>
        </table:table-row>
        <table:table-row table:style-name="ro8"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卆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table:number-columns-spanned="6" table:number-rows-spanned="8"/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table:number-columns-spanned="6" table:number-rows-spanned="8"/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table:number-columns-spanned="6" table:number-rows-spanned="8"/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马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象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table:number-columns-spanned="6" table:number-rows-spanned="8"/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包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車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士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楚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79" office:value-type="string" calcext:value-type="string" table:number-columns-spanned="6" table:number-rows-spanned="8">
            <text:p>漢</text:p>
          </table:table-cell>
          <table:covered-table-cell table:number-columns-repeated="5" table:style-name="ce179"/>
          <table:table-cell table:style-name="ce474" table:number-columns-spanned="1" table:number-rows-spanned="9"/>
          <table:table-cell table:style-name="ce498" table:number-columns-spanned="1" table:number-rows-spanned="9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3"/>
          <table:table-cell table:number-columns-repeated="926"/>
        </table:table-row>
        <table:table-row table:style-name="ro8">
          <table:covered-table-cell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style-name="ce181" table:number-columns-spanned="6" table:number-rows-spanned="1"/>
          <table:covered-table-cell table:number-columns-repeated="6" table:style-name="ce181"/>
          <table:covered-table-cell table:style-name="ce499"/>
          <table:table-cell table:number-columns-repeated="926"/>
        </table:table-row>
        <table:table-row table:style-name="ro8">
          <table:table-cell table:style-name="ce181" table:number-columns-spanned="1" table:number-rows-spanned="2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8" table:number-rows-spanned="2"/>
          <table:covered-table-cell table:number-columns-repeated="7" table:style-name="ce181"/>
          <table:table-cell table:style-name="ce206" table:number-columns-spanned="1" table:number-rows-spanned="2"/>
          <table:table-cell table:number-columns-repeated="926"/>
        </table:table-row>
        <table:table-row table:style-name="ro8">
          <table:covered-table-cell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covered-table-cell table:number-columns-repeated="7" table:style-name="ce181"/>
          <table:covered-table-cell table:style-name="ce206"/>
          <table:table-cell table:number-columns-repeated="926"/>
        </table:table-row>
        <table:table-row table:style-name="ro8"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style-name="ce517" table:number-columns-spanned="6" table:number-rows-spanned="1"/>
          <table:covered-table-cell table:number-columns-repeated="2" table:style-name="ce179"/>
          <table:covered-table-cell table:style-name="ce207"/>
          <table:covered-table-cell table:number-columns-repeated="2" table:style-name="ce179"/>
          <table:table-cell table:style-name="ce476" table:number-columns-spanned="1" table:number-rows-spanned="9"/>
          <table:table-cell table:style-name="ce207" table:number-columns-spanned="1" table:number-rows-spanned="9"/>
          <table:table-cell table:number-columns-repeated="926"/>
        </table:table-row>
        <table:table-row table:style-name="ro8"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style-name="ce518" table:number-columns-spanned="6" table:number-rows-spanned="8"/>
          <table:covered-table-cell table:number-columns-repeated="5" table:style-name="ce179"/>
          <table:covered-table-cell table:style-name="ce183"/>
          <table:covered-table-cell table:style-name="ce179"/>
          <table:table-cell table:number-columns-repeated="926"/>
        </table:table-row>
        <table:table-row table:style-name="ro8"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style-name="ce179"/>
          <table:table-cell table:number-columns-repeated="926"/>
        </table:table-row>
        <table:table-row table:style-name="ro8"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style-name="ce179"/>
          <table:table-cell table:number-columns-repeated="926"/>
        </table:table-row>
        <table:table-row table:style-name="ro8"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style-name="ce179"/>
          <table:table-cell table:number-columns-repeated="926"/>
        </table:table-row>
        <table:table-row table:style-name="ro8"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style-name="ce179"/>
          <table:table-cell table:number-columns-repeated="926"/>
        </table:table-row>
        <table:table-row table:style-name="ro8"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style-name="ce179"/>
          <table:table-cell table:number-columns-repeated="926"/>
        </table:table-row>
        <table:table-row table:style-name="ro8"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number-columns-repeated="7" table:style-name="ce179"/>
          <table:covered-table-cell table:style-name="ce184"/>
          <table:covered-table-cell table:style-name="ce179"/>
          <table:table-cell table:number-columns-repeated="926"/>
        </table:table-row>
        <table:table-row table:style-name="ro8"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number-columns-repeated="7" table:style-name="ce179"/>
          <table:covered-table-cell table:style-name="ce183"/>
          <table:covered-table-cell table:style-name="ce179"/>
          <table:table-cell table:number-columns-repeated="926"/>
        </table:table-row>
        <table:table-row table:style-name="ro8">
          <table:table-cell table:style-name="ce179"/>
          <table:table-cell table:style-name="ce183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4"/>
          <table:table-cell table:style-name="ce207" table:number-columns-spanned="3" table:number-rows-spanned="1"/>
          <table:covered-table-cell table:number-columns-repeated="2" table:style-name="ce179"/>
          <table:table-cell table:style-name="ce516" table:number-columns-spanned="3" table:number-rows-spanned="1"/>
          <table:covered-table-cell table:number-columns-repeated="2" table:style-name="ce179"/>
          <table:table-cell table:style-name="ce179"/>
          <table:table-cell table:style-name="ce183"/>
          <table:table-cell table:number-columns-repeated="926"/>
        </table:table-row>
        <table:table-row table:style-name="ro8">
          <table:table-cell table:style-name="ce185"/>
          <table:table-cell table:style-name="ce189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519" table:number-columns-spanned="3" table:number-rows-spanned="1"/>
          <table:covered-table-cell table:number-columns-repeated="2" table:style-name="ce185"/>
          <table:table-cell table:style-name="ce211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number-columns-repeated="926"/>
        </table:table-row>
        <table:table-row table:style-name="ro8"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◎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table:number-columns-spanned="6" table:number-rows-spanned="4"/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table:number-columns-spanned="6" table:number-rows-spanned="4"/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table:number-columns-spanned="6" table:number-rows-spanned="4"/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🐴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Δ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table:number-columns-spanned="6" table:number-rows-spanned="4"/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table:number-columns-spanned="6" table:number-rows-spanned="4"/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⌓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▵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△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5" office:value-type="string" calcext:value-type="string" table:number-columns-spanned="6" table:number-rows-spanned="4">
            <text:p>▲</text:p>
          </table:table-cell>
          <table:covered-table-cell table:number-columns-repeated="5" table:style-name="ce185"/>
          <table:table-cell table:style-name="ce480" table:number-columns-spanned="1" table:number-rows-spanned="9"/>
          <table:table-cell table:style-name="ce502" table:number-columns-spanned="1" table:number-rows-spanned="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table-cell table:style-name="ce185" office:value-type="string" calcext:value-type="string" table:number-columns-spanned="6" table:number-rows-spanned="4">
            <text:p>貝</text:p>
          </table:table-cell>
          <table:covered-table-cell table:number-columns-repeated="6" table:style-name="ce185"/>
          <table:covered-table-cell table:style-name="ce190"/>
          <table:table-cell table:style-name="ce185" table:number-columns-spanned="6" table:number-rows-spanned="4"/>
          <table:covered-table-cell table:number-columns-repeated="6" table:style-name="ce185"/>
          <table:covered-table-cell table:style-name="ce190"/>
          <table:table-cell table:style-name="ce185" table:number-columns-spanned="6" table:number-rows-spanned="4"/>
          <table:covered-table-cell table:number-columns-repeated="6" table:style-name="ce185"/>
          <table:covered-table-cell table:style-name="ce190"/>
          <table:table-cell table:style-name="ce185" table:number-columns-spanned="6" table:number-rows-spanned="4"/>
          <table:covered-table-cell table:number-columns-repeated="6" table:style-name="ce185"/>
          <table:covered-table-cell table:style-name="ce189"/>
          <table:table-cell table:style-name="ce185" office:value-type="string" calcext:value-type="string" table:number-columns-spanned="6" table:number-rows-spanned="4">
            <text:p>瑪</text:p>
          </table:table-cell>
          <table:covered-table-cell table:number-columns-repeated="6" table:style-name="ce185"/>
          <table:covered-table-cell table:style-name="ce189"/>
          <table:table-cell table:style-name="ce185" office:value-type="string" calcext:value-type="string" table:number-columns-spanned="6" table:number-rows-spanned="4">
            <text:p>根</text:p>
          </table:table-cell>
          <table:covered-table-cell table:number-columns-repeated="6" table:style-name="ce185"/>
          <table:covered-table-cell table:style-name="ce190"/>
          <table:table-cell table:style-name="ce185" table:number-columns-spanned="6" table:number-rows-spanned="4"/>
          <table:covered-table-cell table:number-columns-repeated="6" table:style-name="ce185"/>
          <table:covered-table-cell table:style-name="ce189"/>
          <table:table-cell table:style-name="ce185" table:number-columns-spanned="6" table:number-rows-spanned="4"/>
          <table:covered-table-cell table:number-columns-repeated="6" table:style-name="ce185"/>
          <table:covered-table-cell table:style-name="ce190"/>
          <table:table-cell table:style-name="ce185" office:value-type="string" calcext:value-type="string" table:number-columns-spanned="6" table:number-rows-spanned="4">
            <text:p>船</text:p>
          </table:table-cell>
          <table:covered-table-cell table:number-columns-repeated="6" table:style-name="ce185"/>
          <table:covered-table-cell table:style-name="ce189"/>
          <table:table-cell table:style-name="ce185" office:value-type="string" calcext:value-type="string" table:number-columns-spanned="6" table:number-rows-spanned="4">
            <text:p>種</text:p>
          </table:table-cell>
          <table:covered-table-cell table:number-columns-repeated="6" table:style-name="ce185"/>
          <table:covered-table-cell table:style-name="ce189"/>
          <table:table-cell table:style-name="ce185" office:value-type="string" calcext:value-type="string" table:number-columns-spanned="6" table:number-rows-spanned="4">
            <text:p>君</text:p>
          </table:table-cell>
          <table:covered-table-cell table:number-columns-repeated="6" table:style-name="ce185"/>
          <table:covered-table-cell table:style-name="ce190"/>
          <table:table-cell table:style-name="ce185" office:value-type="string" calcext:value-type="string" table:number-columns-spanned="6" table:number-rows-spanned="4">
            <text:p>君</text:p>
          </table:table-cell>
          <table:covered-table-cell table:number-columns-repeated="6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89"/>
          <table:covered-table-cell table:number-columns-repeated="7" table:style-name="ce185"/>
          <table:covered-table-cell table:style-name="ce190"/>
          <table:covered-table-cell table:number-columns-repeated="7" table:style-name="ce185"/>
          <table:covered-table-cell table:style-name="ce189"/>
          <table:table-cell table:number-columns-repeated="926"/>
        </table:table-row>
        <table:table-row table:style-name="ro8">
          <table:covered-table-cell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style-name="ce187" table:number-columns-spanned="6" table:number-rows-spanned="1"/>
          <table:covered-table-cell table:number-columns-repeated="6" table:style-name="ce187"/>
          <table:covered-table-cell table:style-name="ce503"/>
          <table:table-cell table:number-columns-repeated="926"/>
        </table:table-row>
        <table:table-row table:style-name="ro8">
          <table:table-cell table:style-name="ce187" table:number-columns-spanned="1" table:number-rows-spanned="2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8" table:number-rows-spanned="2"/>
          <table:covered-table-cell table:number-columns-repeated="7" table:style-name="ce187"/>
          <table:table-cell table:style-name="ce210" table:number-columns-spanned="1" table:number-rows-spanned="2"/>
          <table:table-cell table:number-columns-repeated="926"/>
        </table:table-row>
        <table:table-row table:style-name="ro8">
          <table:covered-table-cell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covered-table-cell table:number-columns-repeated="7" table:style-name="ce187"/>
          <table:covered-table-cell table:style-name="ce210"/>
          <table:table-cell table:number-columns-repeated="926"/>
        </table:table-row>
        <table:table-row table:style-name="ro8"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style-name="ce520" table:number-columns-spanned="6" table:number-rows-spanned="1"/>
          <table:covered-table-cell table:number-columns-repeated="2" table:style-name="ce185"/>
          <table:covered-table-cell table:style-name="ce211"/>
          <table:covered-table-cell table:number-columns-repeated="2" table:style-name="ce185"/>
          <table:table-cell table:style-name="ce482" table:number-columns-spanned="1" table:number-rows-spanned="9"/>
          <table:table-cell table:style-name="ce211" table:number-columns-spanned="1" table:number-rows-spanned="9"/>
          <table:table-cell table:number-columns-repeated="926"/>
        </table:table-row>
        <table:table-row table:style-name="ro8">
          <table:covered-table-cell table:style-name="ce189"/>
          <table:covered-table-cell table:style-name="ce185"/>
          <table:table-cell table:style-name="ce227" office:value-type="string" calcext:value-type="string" table:number-columns-spanned="6" table:number-rows-spanned="4">
            <text:p>貴</text:p>
          </table:table-cell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89"/>
          <table:covered-table-cell table:style-name="ce185"/>
          <table:table-cell table:number-columns-repeated="926"/>
        </table:table-row>
        <table:table-row table:style-name="ro8"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table-cell table:number-columns-repeated="926"/>
        </table:table-row>
        <table:table-row table:style-name="ro8"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table-cell table:number-columns-repeated="926"/>
        </table:table-row>
        <table:table-row table:style-name="ro8"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table-cell table:number-columns-repeated="926"/>
        </table:table-row>
        <table:table-row table:style-name="ro8">
          <table:covered-table-cell table:style-name="ce190"/>
          <table:covered-table-cell table:style-name="ce185"/>
          <table:table-cell table:style-name="ce227" office:value-type="string" calcext:value-type="string" table:number-columns-spanned="6" table:number-rows-spanned="4">
            <text:p>◉</text:p>
          </table:table-cell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style-name="ce227" table:number-columns-spanned="6" table:number-rows-spanned="4"/>
          <table:covered-table-cell table:number-columns-repeated="5" table:style-name="ce227"/>
          <table:covered-table-cell table:style-name="ce190"/>
          <table:covered-table-cell table:style-name="ce185"/>
          <table:table-cell table:number-columns-repeated="926"/>
        </table:table-row>
        <table:table-row table:style-name="ro8"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table-cell table:number-columns-repeated="926"/>
        </table:table-row>
        <table:table-row table:style-name="ro8"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covered-table-cell table:number-columns-repeated="6" table:style-name="ce227"/>
          <table:covered-table-cell table:style-name="ce190"/>
          <table:covered-table-cell table:style-name="ce185"/>
          <table:table-cell table:number-columns-repeated="926"/>
        </table:table-row>
        <table:table-row table:style-name="ro8"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covered-table-cell table:number-columns-repeated="6" table:style-name="ce227"/>
          <table:covered-table-cell table:style-name="ce189"/>
          <table:covered-table-cell table:style-name="ce185"/>
          <table:table-cell table:number-columns-repeated="926"/>
        </table:table-row>
        <table:table-row table:style-name="ro8">
          <table:table-cell table:style-name="ce185"/>
          <table:table-cell table:style-name="ce189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90"/>
          <table:table-cell table:style-name="ce211" table:number-columns-spanned="3" table:number-rows-spanned="1"/>
          <table:covered-table-cell table:number-columns-repeated="2" table:style-name="ce185"/>
          <table:table-cell table:style-name="ce519" table:number-columns-spanned="3" table:number-rows-spanned="1"/>
          <table:covered-table-cell table:number-columns-repeated="2" table:style-name="ce185"/>
          <table:table-cell table:style-name="ce185"/>
          <table:table-cell table:style-name="ce189"/>
          <table:table-cell table:number-columns-repeated="926"/>
        </table:table-row>
        <table:table-row table:style-name="ro10" table:visibility="collapse" table:number-rows-repeated="1048465">
          <table:table-cell table:number-columns-repeated="1024"/>
        </table:table-row>
        <table:table-row table:style-name="ro10" table:visibility="collapse">
          <table:table-cell table:number-columns-repeated="1024"/>
        </table:table-row>
      </table:table>
      <table:table table:name="Sheet8" table:style-name="ta5">
        <table:table-column table:style-name="co17" table:number-columns-repeated="4" table:default-cell-style-name="ce526"/>
        <table:table-column table:style-name="co18" table:number-columns-repeated="6" table:default-cell-style-name="ce526"/>
        <table:table-column table:style-name="co19" table:number-columns-repeated="8" table:default-cell-style-name="ce526"/>
        <table:table-column table:style-name="co18" table:number-columns-repeated="8" table:default-cell-style-name="ce526"/>
        <table:table-column table:style-name="co20" table:default-cell-style-name="ce526"/>
        <table:table-column table:style-name="co17" table:default-cell-style-name="ce526"/>
        <table:table-column table:style-name="co21" table:default-cell-style-name="ce526"/>
        <table:table-column table:style-name="co22" table:default-cell-style-name="ce526"/>
        <table:table-column table:style-name="co19" table:number-columns-repeated="3" table:default-cell-style-name="ce526"/>
        <table:table-column table:style-name="co8" table:number-columns-repeated="991" table:default-cell-style-name="ce526"/>
        <table:table-row table:style-name="ro11">
          <table:table-cell table:number-columns-repeated="4" table:style-name="ce522" office:value-type="string" calcext:value-type="string">
            <text:p>♟</text:p>
          </table:table-cell>
          <table:table-cell table:style-name="ce522" office:value-type="string" calcext:value-type="string">
            <text:p>♞</text:p>
          </table:table-cell>
          <table:table-cell table:style-name="ce522" office:value-type="string" calcext:value-type="string">
            <text:p>♝</text:p>
          </table:table-cell>
          <table:table-cell table:style-name="ce522" office:value-type="string" calcext:value-type="string">
            <text:p>♜</text:p>
          </table:table-cell>
          <table:table-cell table:style-name="ce522" office:value-type="string" calcext:value-type="string">
            <text:p>♛</text:p>
          </table:table-cell>
          <table:table-cell table:style-name="ce522" office:value-type="string" calcext:value-type="string">
            <text:p>♚</text:p>
          </table:table-cell>
          <table:table-cell table:style-name="ce522" office:value-type="string" calcext:value-type="string">
            <text:p>♔</text:p>
          </table:table-cell>
          <table:table-cell table:number-columns-repeated="6" table:style-name="ce522" office:value-type="string" calcext:value-type="string">
            <text:p>○</text:p>
          </table:table-cell>
          <table:table-cell table:number-columns-repeated="2" table:style-name="ce522" office:value-type="string" calcext:value-type="string">
            <text:p>⊕</text:p>
          </table:table-cell>
          <table:table-cell table:number-columns-repeated="6" table:style-name="ce522" office:value-type="string" calcext:value-type="string">
            <text:p>⬡</text:p>
          </table:table-cell>
          <table:table-cell table:number-columns-repeated="2" table:style-name="ce522" office:value-type="string" calcext:value-type="string">
            <text:p>⏣</text:p>
          </table:table-cell>
          <table:table-cell table:style-name="ce522" office:value-type="string" calcext:value-type="string">
            <text:p>⛀</text:p>
          </table:table-cell>
          <table:table-cell table:style-name="ce522" office:value-type="string" calcext:value-type="string">
            <text:p>🐴</text:p>
          </table:table-cell>
          <table:table-cell table:style-name="ce522" office:value-type="string" calcext:value-type="string">
            <text:p>Δ</text:p>
          </table:table-cell>
          <table:table-cell table:style-name="ce522" office:value-type="string" calcext:value-type="string">
            <text:p>⌓</text:p>
          </table:table-cell>
          <table:table-cell table:style-name="ce522" office:value-type="string" calcext:value-type="string">
            <text:p>▵</text:p>
          </table:table-cell>
          <table:table-cell table:style-name="ce522" office:value-type="string" calcext:value-type="string">
            <text:p>△</text:p>
          </table:table-cell>
          <table:table-cell table:style-name="ce522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2" office:value-type="string" calcext:value-type="string">
            <text:p>♘</text:p>
          </table:table-cell>
          <table:table-cell table:style-name="ce522" office:value-type="string" calcext:value-type="string">
            <text:p>♗</text:p>
          </table:table-cell>
          <table:table-cell table:style-name="ce522" office:value-type="string" calcext:value-type="string">
            <text:p>♖</text:p>
          </table:table-cell>
          <table:table-cell table:style-name="ce522" office:value-type="string" calcext:value-type="string">
            <text:p>♕</text:p>
          </table:table-cell>
          <table:table-cell table:style-name="ce522" table:number-columns-repeated="6"/>
          <table:table-cell table:style-name="ce522" office:value-type="string" calcext:value-type="string">
            <text:p>⊖</text:p>
          </table:table-cell>
          <table:table-cell table:style-name="ce522" table:number-columns-repeated="15"/>
          <table:table-cell table:style-name="ce522" office:value-type="string" calcext:value-type="string">
            <text:p>⛂</text:p>
          </table:table-cell>
          <table:table-cell table:style-name="ce522" table:number-columns-repeated="6"/>
          <table:table-cell table:number-columns-repeated="991"/>
        </table:table-row>
        <table:table-row table:style-name="ro11">
          <table:table-cell table:number-columns-repeated="4" table:style-name="ce523" office:value-type="string" calcext:value-type="string">
            <text:p>♟</text:p>
          </table:table-cell>
          <table:table-cell table:style-name="ce523" office:value-type="string" calcext:value-type="string">
            <text:p>♞</text:p>
          </table:table-cell>
          <table:table-cell table:style-name="ce523" office:value-type="string" calcext:value-type="string">
            <text:p>♝</text:p>
          </table:table-cell>
          <table:table-cell table:style-name="ce523" office:value-type="string" calcext:value-type="string">
            <text:p>♜</text:p>
          </table:table-cell>
          <table:table-cell table:style-name="ce523" office:value-type="string" calcext:value-type="string">
            <text:p>♛</text:p>
          </table:table-cell>
          <table:table-cell table:style-name="ce523" office:value-type="string" calcext:value-type="string">
            <text:p>♚</text:p>
          </table:table-cell>
          <table:table-cell table:style-name="ce523" office:value-type="string" calcext:value-type="string">
            <text:p>♔</text:p>
          </table:table-cell>
          <table:table-cell table:number-columns-repeated="6" table:style-name="ce523" office:value-type="string" calcext:value-type="string">
            <text:p>○</text:p>
          </table:table-cell>
          <table:table-cell table:number-columns-repeated="2" table:style-name="ce523" office:value-type="string" calcext:value-type="string">
            <text:p>⊕</text:p>
          </table:table-cell>
          <table:table-cell table:number-columns-repeated="6" table:style-name="ce523" office:value-type="string" calcext:value-type="string">
            <text:p>⬡</text:p>
          </table:table-cell>
          <table:table-cell table:number-columns-repeated="2" table:style-name="ce523" office:value-type="string" calcext:value-type="string">
            <text:p>⏣</text:p>
          </table:table-cell>
          <table:table-cell table:style-name="ce523" office:value-type="string" calcext:value-type="string">
            <text:p>⛀</text:p>
          </table:table-cell>
          <table:table-cell table:style-name="ce523" office:value-type="string" calcext:value-type="string">
            <text:p>🐴</text:p>
          </table:table-cell>
          <table:table-cell table:style-name="ce523" office:value-type="string" calcext:value-type="string">
            <text:p>Δ</text:p>
          </table:table-cell>
          <table:table-cell table:style-name="ce523" office:value-type="string" calcext:value-type="string">
            <text:p>⌓</text:p>
          </table:table-cell>
          <table:table-cell table:style-name="ce523" office:value-type="string" calcext:value-type="string">
            <text:p>▵</text:p>
          </table:table-cell>
          <table:table-cell table:style-name="ce523" office:value-type="string" calcext:value-type="string">
            <text:p>△</text:p>
          </table:table-cell>
          <table:table-cell table:style-name="ce523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3" office:value-type="string" calcext:value-type="string">
            <text:p>♘</text:p>
          </table:table-cell>
          <table:table-cell table:style-name="ce523" office:value-type="string" calcext:value-type="string">
            <text:p>♗</text:p>
          </table:table-cell>
          <table:table-cell table:style-name="ce523" office:value-type="string" calcext:value-type="string">
            <text:p>♖</text:p>
          </table:table-cell>
          <table:table-cell table:style-name="ce523" office:value-type="string" calcext:value-type="string">
            <text:p>♕</text:p>
          </table:table-cell>
          <table:table-cell table:style-name="ce523" table:number-columns-repeated="6"/>
          <table:table-cell table:style-name="ce523" office:value-type="string" calcext:value-type="string">
            <text:p>⊖</text:p>
          </table:table-cell>
          <table:table-cell table:style-name="ce523" table:number-columns-repeated="15"/>
          <table:table-cell table:style-name="ce523" office:value-type="string" calcext:value-type="string">
            <text:p>⛂</text:p>
          </table:table-cell>
          <table:table-cell table:style-name="ce523" table:number-columns-repeated="6"/>
          <table:table-cell table:number-columns-repeated="991"/>
        </table:table-row>
        <table:table-row table:style-name="ro11">
          <table:table-cell table:number-columns-repeated="4" table:style-name="ce524" office:value-type="string" calcext:value-type="string">
            <text:p>♟</text:p>
          </table:table-cell>
          <table:table-cell table:style-name="ce524" office:value-type="string" calcext:value-type="string">
            <text:p>♞</text:p>
          </table:table-cell>
          <table:table-cell table:style-name="ce524" office:value-type="string" calcext:value-type="string">
            <text:p>♝</text:p>
          </table:table-cell>
          <table:table-cell table:style-name="ce524" office:value-type="string" calcext:value-type="string">
            <text:p>♜</text:p>
          </table:table-cell>
          <table:table-cell table:style-name="ce524" office:value-type="string" calcext:value-type="string">
            <text:p>♛</text:p>
          </table:table-cell>
          <table:table-cell table:style-name="ce524" office:value-type="string" calcext:value-type="string">
            <text:p>♚</text:p>
          </table:table-cell>
          <table:table-cell table:style-name="ce524" office:value-type="string" calcext:value-type="string">
            <text:p>♔</text:p>
          </table:table-cell>
          <table:table-cell table:number-columns-repeated="6" table:style-name="ce524" office:value-type="string" calcext:value-type="string">
            <text:p>○</text:p>
          </table:table-cell>
          <table:table-cell table:number-columns-repeated="2" table:style-name="ce524" office:value-type="string" calcext:value-type="string">
            <text:p>⊕</text:p>
          </table:table-cell>
          <table:table-cell table:number-columns-repeated="6" table:style-name="ce524" office:value-type="string" calcext:value-type="string">
            <text:p>⬡</text:p>
          </table:table-cell>
          <table:table-cell table:number-columns-repeated="2" table:style-name="ce524" office:value-type="string" calcext:value-type="string">
            <text:p>⏣</text:p>
          </table:table-cell>
          <table:table-cell table:style-name="ce524" office:value-type="string" calcext:value-type="string">
            <text:p>⛀</text:p>
          </table:table-cell>
          <table:table-cell table:style-name="ce524" office:value-type="string" calcext:value-type="string">
            <text:p>🐴</text:p>
          </table:table-cell>
          <table:table-cell table:style-name="ce524" office:value-type="string" calcext:value-type="string">
            <text:p>Δ</text:p>
          </table:table-cell>
          <table:table-cell table:style-name="ce524" office:value-type="string" calcext:value-type="string">
            <text:p>⌓</text:p>
          </table:table-cell>
          <table:table-cell table:style-name="ce524" office:value-type="string" calcext:value-type="string">
            <text:p>▵</text:p>
          </table:table-cell>
          <table:table-cell table:style-name="ce524" office:value-type="string" calcext:value-type="string">
            <text:p>△</text:p>
          </table:table-cell>
          <table:table-cell table:style-name="ce524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4" office:value-type="string" calcext:value-type="string">
            <text:p>♘</text:p>
          </table:table-cell>
          <table:table-cell table:style-name="ce524" office:value-type="string" calcext:value-type="string">
            <text:p>♗</text:p>
          </table:table-cell>
          <table:table-cell table:style-name="ce524" office:value-type="string" calcext:value-type="string">
            <text:p>♖</text:p>
          </table:table-cell>
          <table:table-cell table:style-name="ce524" office:value-type="string" calcext:value-type="string">
            <text:p>♕</text:p>
          </table:table-cell>
          <table:table-cell table:style-name="ce524" table:number-columns-repeated="6"/>
          <table:table-cell table:style-name="ce524" office:value-type="string" calcext:value-type="string">
            <text:p>⊖</text:p>
          </table:table-cell>
          <table:table-cell table:style-name="ce524" table:number-columns-repeated="15"/>
          <table:table-cell table:style-name="ce524" office:value-type="string" calcext:value-type="string">
            <text:p>⛂</text:p>
          </table:table-cell>
          <table:table-cell table:style-name="ce524" table:number-columns-repeated="6"/>
          <table:table-cell table:number-columns-repeated="991"/>
        </table:table-row>
        <table:table-row table:style-name="ro11">
          <table:table-cell table:number-columns-repeated="4" table:style-name="ce525" office:value-type="string" calcext:value-type="string">
            <text:p>♟</text:p>
          </table:table-cell>
          <table:table-cell table:style-name="ce525" office:value-type="string" calcext:value-type="string">
            <text:p>♞</text:p>
          </table:table-cell>
          <table:table-cell table:style-name="ce525" office:value-type="string" calcext:value-type="string">
            <text:p>♝</text:p>
          </table:table-cell>
          <table:table-cell table:style-name="ce525" office:value-type="string" calcext:value-type="string">
            <text:p>♜</text:p>
          </table:table-cell>
          <table:table-cell table:style-name="ce525" office:value-type="string" calcext:value-type="string">
            <text:p>♛</text:p>
          </table:table-cell>
          <table:table-cell table:style-name="ce525" office:value-type="string" calcext:value-type="string">
            <text:p>♚</text:p>
          </table:table-cell>
          <table:table-cell table:style-name="ce525" office:value-type="string" calcext:value-type="string">
            <text:p>♔</text:p>
          </table:table-cell>
          <table:table-cell table:number-columns-repeated="6" table:style-name="ce525" office:value-type="string" calcext:value-type="string">
            <text:p>○</text:p>
          </table:table-cell>
          <table:table-cell table:number-columns-repeated="2" table:style-name="ce525" office:value-type="string" calcext:value-type="string">
            <text:p>⊕</text:p>
          </table:table-cell>
          <table:table-cell table:number-columns-repeated="6" table:style-name="ce525" office:value-type="string" calcext:value-type="string">
            <text:p>⬡</text:p>
          </table:table-cell>
          <table:table-cell table:number-columns-repeated="2" table:style-name="ce525" office:value-type="string" calcext:value-type="string">
            <text:p>⏣</text:p>
          </table:table-cell>
          <table:table-cell table:style-name="ce525" office:value-type="string" calcext:value-type="string">
            <text:p>⛀</text:p>
          </table:table-cell>
          <table:table-cell table:style-name="ce525" office:value-type="string" calcext:value-type="string">
            <text:p>🐴</text:p>
          </table:table-cell>
          <table:table-cell table:style-name="ce525" office:value-type="string" calcext:value-type="string">
            <text:p>Δ</text:p>
          </table:table-cell>
          <table:table-cell table:style-name="ce525" office:value-type="string" calcext:value-type="string">
            <text:p>⌓</text:p>
          </table:table-cell>
          <table:table-cell table:style-name="ce525" office:value-type="string" calcext:value-type="string">
            <text:p>▵</text:p>
          </table:table-cell>
          <table:table-cell table:style-name="ce525" office:value-type="string" calcext:value-type="string">
            <text:p>△</text:p>
          </table:table-cell>
          <table:table-cell table:style-name="ce525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5" office:value-type="string" calcext:value-type="string">
            <text:p>♘</text:p>
          </table:table-cell>
          <table:table-cell table:style-name="ce525" office:value-type="string" calcext:value-type="string">
            <text:p>♗</text:p>
          </table:table-cell>
          <table:table-cell table:style-name="ce525" office:value-type="string" calcext:value-type="string">
            <text:p>♖</text:p>
          </table:table-cell>
          <table:table-cell table:style-name="ce525" office:value-type="string" calcext:value-type="string">
            <text:p>♕</text:p>
          </table:table-cell>
          <table:table-cell table:style-name="ce525" table:number-columns-repeated="6"/>
          <table:table-cell table:style-name="ce525" office:value-type="string" calcext:value-type="string">
            <text:p>⊖</text:p>
          </table:table-cell>
          <table:table-cell table:style-name="ce525" table:number-columns-repeated="15"/>
          <table:table-cell table:style-name="ce525" office:value-type="string" calcext:value-type="string">
            <text:p>⛂</text:p>
          </table:table-cell>
          <table:table-cell table:style-name="ce525" table:number-columns-repeated="6"/>
          <table:table-cell table:number-columns-repeated="991"/>
        </table:table-row>
        <table:table-row table:style-name="ro11">
          <table:table-cell table:number-columns-repeated="4" table:style-name="ce524" office:value-type="string" calcext:value-type="string">
            <text:p>♟</text:p>
          </table:table-cell>
          <table:table-cell table:style-name="ce524" office:value-type="string" calcext:value-type="string">
            <text:p>♞</text:p>
          </table:table-cell>
          <table:table-cell table:style-name="ce524" office:value-type="string" calcext:value-type="string">
            <text:p>♝</text:p>
          </table:table-cell>
          <table:table-cell table:style-name="ce524" office:value-type="string" calcext:value-type="string">
            <text:p>♜</text:p>
          </table:table-cell>
          <table:table-cell table:style-name="ce524" office:value-type="string" calcext:value-type="string">
            <text:p>♛</text:p>
          </table:table-cell>
          <table:table-cell table:style-name="ce524" office:value-type="string" calcext:value-type="string">
            <text:p>♚</text:p>
          </table:table-cell>
          <table:table-cell table:style-name="ce524" office:value-type="string" calcext:value-type="string">
            <text:p>♔</text:p>
          </table:table-cell>
          <table:table-cell table:number-columns-repeated="6" table:style-name="ce524" office:value-type="string" calcext:value-type="string">
            <text:p>○</text:p>
          </table:table-cell>
          <table:table-cell table:number-columns-repeated="2" table:style-name="ce524" office:value-type="string" calcext:value-type="string">
            <text:p>⊕</text:p>
          </table:table-cell>
          <table:table-cell table:number-columns-repeated="6" table:style-name="ce524" office:value-type="string" calcext:value-type="string">
            <text:p>⬡</text:p>
          </table:table-cell>
          <table:table-cell table:number-columns-repeated="2" table:style-name="ce524" office:value-type="string" calcext:value-type="string">
            <text:p>⏣</text:p>
          </table:table-cell>
          <table:table-cell table:style-name="ce524" office:value-type="string" calcext:value-type="string">
            <text:p>⛀</text:p>
          </table:table-cell>
          <table:table-cell table:style-name="ce524" office:value-type="string" calcext:value-type="string">
            <text:p>🐴</text:p>
          </table:table-cell>
          <table:table-cell table:style-name="ce524" office:value-type="string" calcext:value-type="string">
            <text:p>Δ</text:p>
          </table:table-cell>
          <table:table-cell table:style-name="ce524" office:value-type="string" calcext:value-type="string">
            <text:p>⌓</text:p>
          </table:table-cell>
          <table:table-cell table:style-name="ce524" office:value-type="string" calcext:value-type="string">
            <text:p>▵</text:p>
          </table:table-cell>
          <table:table-cell table:style-name="ce524" office:value-type="string" calcext:value-type="string">
            <text:p>△</text:p>
          </table:table-cell>
          <table:table-cell table:style-name="ce524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4" office:value-type="string" calcext:value-type="string">
            <text:p>♘</text:p>
          </table:table-cell>
          <table:table-cell table:style-name="ce524" office:value-type="string" calcext:value-type="string">
            <text:p>♗</text:p>
          </table:table-cell>
          <table:table-cell table:style-name="ce524" office:value-type="string" calcext:value-type="string">
            <text:p>♖</text:p>
          </table:table-cell>
          <table:table-cell table:style-name="ce524" office:value-type="string" calcext:value-type="string">
            <text:p>♕</text:p>
          </table:table-cell>
          <table:table-cell table:style-name="ce524" table:number-columns-repeated="6"/>
          <table:table-cell table:style-name="ce524" office:value-type="string" calcext:value-type="string">
            <text:p>⊖</text:p>
          </table:table-cell>
          <table:table-cell table:style-name="ce524" table:number-columns-repeated="15"/>
          <table:table-cell table:style-name="ce524" office:value-type="string" calcext:value-type="string">
            <text:p>⛂</text:p>
          </table:table-cell>
          <table:table-cell table:style-name="ce524" table:number-columns-repeated="6"/>
          <table:table-cell table:number-columns-repeated="991"/>
        </table:table-row>
        <table:table-row table:style-name="ro11" table:number-rows-repeated="104856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F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" svg:font-family="'Noto Sans'"/>
    <style:font-face style:name="Noto Sans CJK JP" svg:font-family="'Noto Sans CJK JP'" style:font-family-generic="system" style:font-pitch="variable"/>
    <style:font-face style:name="Noto Sans Symbols" svg:font-family="'Noto Sans Symbols'" style:font-adornments="Black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day/>
      <number:text>-</number:text>
      <number:month number:textual="true"/>
    </number:date-style>
    <number:date-style style:name="N10148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</number:time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4T03:01:10.860408441</dc:date>
    <meta:editing-duration>PT19H19M48S</meta:editing-duration>
    <meta:editing-cycles>18</meta:editing-cycles>
    <meta:document-statistic meta:table-count="7" meta:cell-count="2306" meta:object-count="0"/>
  </office:meta>
</office:document-meta>
</file>